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start-width="0.1cm" draw:marker-end-width="0.2cm" draw:fill="none" draw:textarea-horizontal-align="center" draw:textarea-vertical-align="middle" draw:shadow="hidden"/>
    </style:style>
    <style:style style:name="gr2" style:family="graphic" style:parent-style-name="standard">
      <style:graphic-properties draw:stroke="none" svg:stroke-color="#000000" draw:marker-start-width="0.1cm" draw:marker-end-width="0.2cm" draw:fill="none" draw:fill-color="#ffffff" draw:textarea-horizontal-align="left" draw:auto-grow-height="true" draw:auto-grow-width="false" fo:min-height="0.35cm" fo:min-width="8.6cm" draw:shadow="hidden"/>
    </style:style>
    <style:style style:name="gr3" style:family="graphic" style:parent-style-name="standard">
      <style:graphic-properties draw:stroke="dash" draw:stroke-dash="Fine_20_Dashed_20__28_var_29_" draw:marker-start="Arrowheads_20_1" draw:marker-start-width="0.1cm" draw:marker-end="Arrowheads_20_2" draw:marker-end-width="0.2cm" draw:textarea-horizontal-align="center" draw:textarea-vertical-align="middle" draw:shadow="hidden"/>
    </style:style>
    <style:style style:name="gr4" style:family="graphic" style:parent-style-name="standard">
      <style:graphic-properties draw:stroke="solid" draw:stroke-dash="Line_20_Style_20_1" svg:stroke-width="0.05cm" svg:stroke-color="#808080" draw:marker-start="" draw:marker-start-width="0.175cm" draw:marker-end="" draw:marker-end-width="0.275cm" draw:fill="none" draw:textarea-horizontal-align="center" draw:textarea-vertical-align="middle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svg:stroke-color="#000000" draw:marker-start-width="0.1cm" draw:marker-end-width="0.2cm" draw:fill="none" draw:fill-color="#ffffff" draw:textarea-horizontal-align="left" draw:auto-grow-height="true" draw:auto-grow-width="false" fo:min-height="0.322cm" fo:min-width="8.6cm" draw:shadow="hidden"/>
    </style:style>
    <style:style style:name="gr6" style:family="graphic" style:parent-style-name="standard">
      <style:graphic-properties svg:stroke-width="0cm" draw:marker-start-width="0.1cm" draw:marker-end-width="0.2cm" draw:fill="none" draw:textarea-horizontal-align="center" draw:textarea-vertical-align="bottom" fo:padding-top="0.075cm" fo:padding-bottom="0.075cm" fo:padding-left="0.025cm" fo:padding-right="0.075cm" draw:shadow="hidden"/>
    </style:style>
    <style:style style:name="gr7" style:family="graphic" style:parent-style-name="standard">
      <style:graphic-properties draw:stroke="dash" draw:stroke-dash="Fine_20_Dashed_20__28_var_29_" svg:stroke-width="0.05cm" draw:marker-start="Arrowheads_20_1" draw:marker-start-width="0.19cm" draw:marker-end="Arrowheads_20_2" draw:marker-end-width="0.29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draw:marker-start-width="0.1cm" draw:marker-end-width="0.2cm" draw:fill="none" draw:textarea-horizontal-align="center" draw:textarea-vertical-align="middle" draw:shadow="hidden"/>
    </style:style>
    <style:style style:name="gr9" style:family="graphic" style:parent-style-name="standard">
      <style:graphic-properties draw:marker-start-width="0.1cm" draw:marker-end-width="0.2cm" draw:fill="none" draw:textarea-horizontal-align="center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Fine_20_Dashed_20__28_var_29_" draw:marker-start="Arrowheads_20_1" draw:marker-start-width="0.1cm" draw:marker-end="Arrowheads_20_2" draw:marker-end-width="0.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marker-start="" draw:marker-start-width="0.1cm" draw:marker-end="" draw:marker-end-width="0.2cm" draw:textarea-horizontal-align="center" draw:textarea-vertical-align="middle" draw:shadow="hidden"/>
    </style:style>
    <style:style style:name="gr13" style:family="graphic" style:parent-style-name="standard">
      <style:graphic-properties draw:stroke-dash="Line_20_Style_20_1" svg:stroke-width="0.05cm" svg:stroke-color="#808080" draw:marker-start-width="0.1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svg:stroke-width="0.05cm" draw:marker-start="Arrowheads_20_1" draw:marker-start-width="0.18cm" draw:marker-end="Arrowheads_20_2" draw:marker-end-width="0.28cm" draw:textarea-horizontal-align="center" draw:textarea-vertical-align="middle" fo:padding-top="0.15cm" fo:padding-bottom="0.15cm" fo:padding-left="0.275cm" fo:padding-right="0.275cm" draw:shadow="hidden"/>
    </style:style>
    <style:style style:name="gr15" style:family="graphic" style:parent-style-name="standard">
      <style:graphic-properties draw:stroke="dash" draw:stroke-dash="Fine_20_Dashed_20__28_var_29_" svg:stroke-width="0.05cm" draw:marker-start="" draw:marker-start-width="0.18cm" draw:marker-end="Arrowheads_20_2" draw:marker-end-width="0.28cm" draw:textarea-horizontal-align="center" draw:textarea-vertical-align="middle" fo:padding-top="0.15cm" fo:padding-bottom="0.15cm" fo:padding-left="0.275cm" fo:padding-right="0.275cm" draw:shadow="hidden"/>
    </style:style>
    <style:style style:name="gr16" style:family="graphic" style:parent-style-name="standard">
      <style:graphic-properties svg:stroke-width="0cm" draw:marker-start-width="0.1cm" draw:marker-end-width="0.2cm" draw:fill="none" draw:textarea-horizontal-align="center" draw:textarea-vertical-align="top" fo:padding-top="0.025cm" fo:padding-bottom="0.025cm" fo:padding-left="0.25cm" fo:padding-right="0.25cm" draw:shadow="hidden"/>
    </style:style>
    <style:style style:name="gr17" style:family="graphic" style:parent-style-name="standard">
      <style:graphic-properties svg:stroke-width="0cm" draw:marker-start-width="0.1cm" draw:marker-end-width="0.2cm" draw:fill="none" draw:textarea-horizontal-align="center" draw:textarea-vertical-align="middle" fo:padding-top="0.125cm" fo:padding-bottom="0.125cm" fo:padding-left="0.25cm" fo:padding-right="0.25cm" draw:shadow="hidden"/>
    </style:style>
    <style:style style:name="gr18" style:family="graphic" style:parent-style-name="standard">
      <style:graphic-properties svg:stroke-width="0cm" draw:marker-start-width="0.1cm" draw:marker-end-width="0.2cm" draw:fill="none" draw:textarea-horizontal-align="left" draw:textarea-vertical-align="middle" fo:padding-top="0.125cm" fo:padding-bottom="0.125cm" fo:padding-left="0.15cm" fo:padding-right="0.05cm" draw:shadow="hidden"/>
    </style:style>
    <style:style style:name="gr19" style:family="graphic" style:parent-style-name="standard">
      <style:graphic-properties draw:marker-start="Arrowheads_20_1" draw:marker-start-width="0.1cm" draw:marker-end="Arrowheads_20_2" draw:marker-end-width="0.2cm" draw:textarea-horizontal-align="center" draw:textarea-vertical-align="middle"/>
    </style:style>
    <style:style style:name="gr20" style:family="graphic" style:parent-style-name="standard">
      <style:graphic-properties draw:stroke="dash" draw:stroke-dash="Fine_20_Dashed_20__28_var_29_" svg:stroke-width="0.05cm" draw:marker-start="Arrowheads_20_1" draw:marker-start-width="0.18cm" draw:marker-end="Arrowheads_20_2" draw:marker-end-width="0.28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color="#666666" draw:textarea-horizontal-align="center" draw:textarea-vertical-align="middle"/>
    </style:style>
    <style:style style:name="gr22" style:family="graphic" style:parent-style-name="standard">
      <style:graphic-properties draw:stroke="none" svg:stroke-color="#000000" draw:marker-start-width="0.1cm" draw:marker-end-width="0.2cm" draw:fill="none" draw:fill-color="#ffffff" draw:textarea-horizontal-align="left" draw:auto-grow-height="true" draw:auto-grow-width="false" fo:min-height="0.407cm" fo:min-width="8.6cm" draw:shadow="hidden"/>
    </style:style>
    <style:style style:name="gr23" style:family="graphic" style:parent-style-name="objectwithoutfill">
      <style:graphic-properties svg:stroke-width="0.05cm" svg:stroke-color="#80808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start-width="0.1cm" draw:marker-end-width="0.2cm" draw:fill="none" draw:fill-color="#ffffff" draw:textarea-horizontal-align="left" draw:auto-grow-height="true" draw:auto-grow-width="false" fo:min-height="0.68cm" fo:min-width="8.6cm" draw:shadow="hidden"/>
    </style:style>
    <style:style style:name="gr25" style:family="graphic" style:parent-style-name="standard">
      <style:graphic-properties draw:stroke="dash" draw:stroke-dash="Fine_20_Dashed_20__28_var_29_" draw:marker-start="Arrowheads_20_1" draw:marker-start-width="0.1cm" draw:marker-end="" draw:marker-end-width="0.2cm" draw:textarea-horizontal-align="center" draw:textarea-vertical-align="middle" draw:shadow="hidden"/>
    </style:style>
    <style:style style:name="gr26" style:family="graphic" style:parent-style-name="standard">
      <style:graphic-properties draw:stroke="dash" draw:stroke-dash="Fine_20_Dashed_20__28_var_29_" draw:marker-start="" draw:marker-start-width="0.1cm" draw:marker-end="Arrowheads_20_2" draw:marker-end-width="0.2cm" draw:textarea-horizontal-align="center" draw:textarea-vertical-align="middle" draw:shadow="hidden"/>
    </style:style>
    <style:style style:name="gr27" style:family="graphic" style:parent-style-name="standard">
      <style:graphic-properties draw:stroke="dash" draw:stroke-dash="Fine_20_Dashed_20__28_var_29_" draw:marker-start="" draw:marker-start-width="0.1cm" draw:marker-end="" draw:marker-end-width="0.2cm" draw:textarea-horizontal-align="center" draw:textarea-vertical-align="middle" draw:shadow="hidden"/>
    </style:style>
    <style:style style:name="gr28" style:family="graphic" style:parent-style-name="standard">
      <style:graphic-properties draw:stroke="dash" draw:stroke-dash="Fine_20_Dashed_20__28_var_29_" draw:marker-start="" draw:marker-start-width="0.1cm" draw:marker-end="Arrowheads_20_2" draw:marker-end-width="0.2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marker-start-width="0.1cm" draw:marker-end-width="0.2cm" draw:fill="none" draw:fill-color="#ffffff" draw:textarea-horizontal-align="left" draw:auto-grow-height="true" draw:auto-grow-width="false" fo:min-height="0.55cm" fo:min-width="8.6cm" draw:shadow="hidden"/>
    </style:style>
    <style:style style:name="gr3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1" style:family="graphic" style:parent-style-name="standard">
      <style:graphic-properties draw:stroke="solid" draw:stroke-dash="Line_20_Style_20_1" svg:stroke-width="0.1cm" svg:stroke-color="#000000" draw:marker-start="" draw:marker-start-width="0.25cm" draw:marker-end="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32" style:family="graphic" style:parent-style-name="standard">
      <style:graphic-properties svg:stroke-width="0.1cm" draw:marker-start-width="0.2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33" style:family="graphic" style:parent-style-name="standard">
      <style:graphic-properties svg:stroke-width="0.1cm" draw:marker-start-width="0.2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34" style:family="graphic" style:parent-style-name="standard">
      <style:graphic-properties draw:stroke="solid" svg:stroke-color="#000000" draw:marker-start-width="0.1cm" draw:marker-end-width="0.2cm" draw:fill="none" draw:fill-color="#ffffff" draw:textarea-horizontal-align="center" draw:textarea-vertical-align="bottom" draw:auto-grow-height="true" draw:auto-grow-width="false" fo:min-height="1.4cm" fo:min-width="8.6cm" fo:padding-top="0.05cm" fo:padding-bottom="0.05cm" fo:padding-left="0.05cm" fo:padding-right="0.05cm" draw:shadow="hidden"/>
    </style:style>
    <style:style style:name="gr35" style:family="graphic" style:parent-style-name="standard">
      <style:graphic-properties draw:stroke="dash" draw:stroke-dash="Fine_20_Dashed_20__28_var_29_" svg:stroke-width="0.05cm" draw:marker-start="Arrowheads_20_1" draw:marker-start-width="0.025cm" draw:marker-end="Arrowheads_20_2" draw:marker-end-width="0.125cm" draw:textarea-horizontal-align="center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dash" draw:stroke-dash="Fine_20_Dashed_20__28_var_29_" svg:stroke-width="0.05cm" draw:marker-start="Arrowheads_20_1" draw:marker-start-width="0.1cm" draw:marker-end="Arrowheads_20_2" draw:marker-end-width="0.2cm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Fine_20_Dashed_20__28_var_29_" draw:marker-start="" draw:marker-start-width="0.1cm" draw:marker-end="" draw:marker-end-width="0.2cm" draw:textarea-horizontal-align="center" draw:textarea-vertical-align="middle"/>
    </style:style>
    <style:style style:name="gr38" style:family="graphic" style:parent-style-name="standard">
      <style:graphic-properties draw:marker-start="Arrowheads_20_1" draw:marker-start-width="0.1cm" draw:marker-end="Arrowheads_20_2" draw:marker-end-width="0.2cm" draw:textarea-horizontal-align="center" draw:textarea-vertical-align="middle" draw:shadow="hidden"/>
    </style:style>
    <style:style style:name="gr39" style:family="graphic" style:parent-style-name="standard">
      <style:graphic-properties draw:stroke="none" svg:stroke-width="0cm" draw:marker-start-width="0.1cm" draw:marker-end-width="0.2cm" draw:fill="none" draw:textarea-horizontal-align="left" draw:textarea-vertical-align="middle" fo:padding-top="0.125cm" fo:padding-bottom="0.125cm" fo:padding-left="0.15cm" fo:padding-right="0.0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4c4c4c"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8pt" fo:font-style="italic" style:font-style-asian="italic" style:font-style-complex="italic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color="#4c4c4c"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paragraph-properties fo:text-align="start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>
      <style:paragraph-properties fo:text-align="center"/>
      <style:text-properties fo:color="#4c4c4c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color="#333333"/>
    </style:style>
    <style:style style:name="P21" style:family="paragraph"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4c4c4c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4c4c4c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333333" fo:font-size="10pt" style:font-size-asian="10pt" style:font-size-complex="10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799cm" svg:height="3.989cm" svg:x="1.516cm" svg:y="3.502cm">
          <text:p text:style-name="P1"><text:span text:style-name="T1"><text:s/></text:span></text:p>
        </draw:rect>
        <draw:frame draw:style-name="gr2" draw:text-style-name="P3" draw:layer="layout" svg:width="2.1cm" svg:height="0.645cm" svg:x="1.502cm" svg:y="3.502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1.702cm" svg:y="4.102cm">
            <text:p text:style-name="P1"><text:s/></text:p>
          </draw:rect>
          <draw:frame draw:style-name="gr2" draw:text-style-name="P3" draw:layer="layout" svg:width="1.6cm" svg:height="0.645cm" svg:x="1.602cm" svg:y="4.002cm">
            <draw:text-box>
              <text:p><text:span text:style-name="T2">CAP</text:span></text:p>
            </draw:text-box>
          </draw:frame>
        </draw:g>
        <draw:line draw:style-name="gr3" draw:text-style-name="P1" draw:layer="layout" svg:x1="2.902cm" svg:y1="4.702cm" svg:x2="7.166cm" svg:y2="4.166cm">
          <text:p/>
        </draw:line>
        <draw:frame draw:style-name="gr2" draw:text-style-name="P4" draw:layer="layout" svg:width="3cm" svg:height="0.721cm" svg:x="2.385cm" svg:y="2.385cm">
          <draw:text-box>
            <text:p><text:span text:style-name="T3">CSpace</text:span></text:p>
          </draw:text-box>
        </draw:frame>
        <draw:g>
          <draw:rect draw:style-name="gr1" draw:text-style-name="P1" draw:layer="layout" svg:width="1.4cm" svg:height="0.4cm" svg:x="1.702cm" svg:y="4.503cm">
            <text:p text:style-name="P1"><text:s/></text:p>
          </draw:rect>
          <draw:frame draw:style-name="gr2" draw:text-style-name="P3" draw:layer="layout" svg:width="1.6cm" svg:height="0.645cm" svg:x="1.602cm" svg:y="4.4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4.904cm">
            <text:p text:style-name="P1"><text:s/></text:p>
          </draw:rect>
          <draw:frame draw:style-name="gr2" draw:text-style-name="P3" draw:layer="layout" svg:width="1.6cm" svg:height="0.645cm" svg:x="1.602cm" svg:y="4.8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5.305cm">
            <text:p text:style-name="P1"><text:s/></text:p>
          </draw:rect>
          <draw:frame draw:style-name="gr2" draw:text-style-name="P3" draw:layer="layout" svg:width="1.6cm" svg:height="0.645cm" svg:x="1.602cm" svg:y="5.2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5.705cm">
            <text:p text:style-name="P1"><text:s/></text:p>
          </draw:rect>
          <draw:frame draw:style-name="gr2" draw:text-style-name="P3" draw:layer="layout" svg:width="1.6cm" svg:height="0.645cm" svg:x="1.602cm" svg:y="5.6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6.106cm">
            <text:p text:style-name="P1"><text:s/></text:p>
          </draw:rect>
          <draw:frame draw:style-name="gr2" draw:text-style-name="P3" draw:layer="layout" svg:width="1.6cm" svg:height="0.645cm" svg:x="1.602cm" svg:y="6.0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6.507cm">
            <text:p text:style-name="P1"><text:s/></text:p>
          </draw:rect>
          <draw:frame draw:style-name="gr2" draw:text-style-name="P3" draw:layer="layout" svg:width="1.6cm" svg:height="0.645cm" svg:x="1.602cm" svg:y="6.40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6.908cm">
            <text:p text:style-name="P1"><text:s/></text:p>
          </draw:rect>
          <draw:frame draw:style-name="gr2" draw:text-style-name="P3" draw:layer="layout" svg:width="1.6cm" svg:height="0.645cm" svg:x="1.602cm" svg:y="6.808cm">
            <draw:text-box>
              <text:p><text:span text:style-name="T2">CAP</text:span></text:p>
            </draw:text-box>
          </draw:frame>
        </draw:g>
        <draw:line draw:style-name="gr3" draw:text-style-name="P1" draw:layer="layout" svg:x1="3cm" svg:y1="5.5cm" svg:x2="4.255cm" svg:y2="5.116cm">
          <text:p/>
        </draw:line>
        <draw:rect draw:style-name="gr4" draw:text-style-name="P1" draw:layer="layout" svg:width="4.846cm" svg:height="5.85cm" svg:x="1.402cm" svg:y="3.331cm">
          <text:p/>
        </draw:rect>
        <draw:g>
          <draw:rect draw:style-name="gr1" draw:text-style-name="P1" draw:layer="layout" svg:width="1.4cm" svg:height="0.4cm" svg:x="4.499cm" svg:y="5.658cm">
            <text:p text:style-name="P1"><text:s/></text:p>
          </draw:rect>
          <draw:frame draw:style-name="gr2" draw:text-style-name="P3" draw:layer="layout" svg:width="1.6cm" svg:height="0.645cm" svg:x="4.399cm" svg:y="5.55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499cm" svg:y="6.057cm">
            <text:p text:style-name="P1"><text:s/></text:p>
          </draw:rect>
          <draw:frame draw:style-name="gr5" draw:text-style-name="P3" draw:layer="layout" svg:width="1.6cm" svg:height="0.645cm" svg:x="4.399cm" svg:y="5.95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499cm" svg:y="6.459cm">
            <text:p text:style-name="P1"><text:s/></text:p>
          </draw:rect>
          <draw:frame draw:style-name="gr2" draw:text-style-name="P3" draw:layer="layout" svg:width="1.6cm" svg:height="0.645cm" svg:x="4.399cm" svg:y="6.35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499cm" svg:y="6.859cm">
            <text:p text:style-name="P1"><text:s/></text:p>
          </draw:rect>
          <draw:frame draw:style-name="gr2" draw:text-style-name="P3" draw:layer="layout" svg:width="1.6cm" svg:height="0.645cm" svg:x="4.399cm" svg:y="6.75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5cm" svg:y="7.257cm">
            <text:p text:style-name="P1"><text:s/></text:p>
          </draw:rect>
          <draw:frame draw:style-name="gr2" draw:text-style-name="P3" draw:layer="layout" svg:width="1.6cm" svg:height="0.645cm" svg:x="4.4cm" svg:y="7.15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5cm" svg:y="7.659cm">
            <text:p text:style-name="P1"><text:s/></text:p>
          </draw:rect>
          <draw:frame draw:style-name="gr2" draw:text-style-name="P3" draw:layer="layout" svg:width="1.6cm" svg:height="0.645cm" svg:x="4.4cm" svg:y="7.55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5cm" svg:y="8.059cm">
            <text:p text:style-name="P1"><text:s/></text:p>
          </draw:rect>
          <draw:frame draw:style-name="gr2" draw:text-style-name="P3" draw:layer="layout" svg:width="1.6cm" svg:height="0.645cm" svg:x="4.4cm" svg:y="7.95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5cm" svg:y="8.46cm">
            <text:p text:style-name="P1"><text:s/></text:p>
          </draw:rect>
          <draw:frame draw:style-name="gr2" draw:text-style-name="P3" draw:layer="layout" svg:width="1.6cm" svg:height="0.645cm" svg:x="4.4cm" svg:y="8.36cm">
            <draw:text-box>
              <text:p><text:span text:style-name="T2">CAP</text:span></text:p>
            </draw:text-box>
          </draw:frame>
        </draw:g>
        <draw:line draw:style-name="gr3" draw:text-style-name="P1" draw:layer="layout" svg:x1="5.644cm" svg:y1="8.266cm" svg:x2="7.642cm" svg:y2="8.264cm">
          <text:p/>
        </draw:line>
        <draw:rect draw:style-name="gr6" draw:text-style-name="P5" draw:layer="layout" svg:width="1.1cm" svg:height="1cm" svg:x="7.642cm" svg:y="7.729cm">
          <text:p text:style-name="P1"><text:span text:style-name="T2">ASID</text:span></text:p>
          <text:p text:style-name="P1"><text:span text:style-name="T2">Pool</text:span></text:p>
        </draw:rect>
        <draw:rect draw:style-name="gr1" draw:text-style-name="P2" draw:layer="layout" svg:width="1.799cm" svg:height="3.989cm" svg:x="4.289cm" svg:y="4.985cm">
          <text:p text:style-name="P1"><text:span text:style-name="T1"><text:s/></text:span></text:p>
        </draw:rect>
        <draw:frame draw:style-name="gr2" draw:text-style-name="P3" draw:layer="layout" svg:width="2.1cm" svg:height="0.645cm" svg:x="4.275cm" svg:y="4.985cm">
          <draw:text-box>
            <text:p><text:span text:style-name="T2">CNODE</text:span></text:p>
          </draw:text-box>
        </draw:frame>
        <draw:rect draw:style-name="gr1" draw:text-style-name="P5" draw:layer="layout" svg:width="1.792cm" svg:height="0.98cm" svg:x="7.166cm" svg:y="3.666cm">
          <text:p text:style-name="P1"><text:span text:style-name="T2"><text:s/></text:span><text:span text:style-name="T2">TCB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1.799cm" svg:height="3.989cm" svg:x="1.516cm" svg:y="3.502cm">
          <text:p text:style-name="P1"><text:span text:style-name="T1"><text:s/></text:span></text:p>
        </draw:rect>
        <draw:frame draw:style-name="gr2" draw:text-style-name="P3" draw:layer="layout" svg:width="2.1cm" svg:height="0.645cm" svg:x="1.502cm" svg:y="3.502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1.702cm" svg:y="4.102cm">
            <text:p text:style-name="P1"><text:s/></text:p>
          </draw:rect>
          <draw:frame draw:style-name="gr2" draw:text-style-name="P3" draw:layer="layout" svg:width="1.6cm" svg:height="0.645cm" svg:x="1.602cm" svg:y="4.002cm">
            <draw:text-box>
              <text:p><text:span text:style-name="T2">CAP</text:span></text:p>
            </draw:text-box>
          </draw:frame>
        </draw:g>
        <draw:line draw:style-name="gr7" draw:text-style-name="P1" draw:layer="layout" svg:x1="2.833cm" svg:y1="4.666cm" svg:x2="5.5cm" svg:y2="4.666cm">
          <text:p/>
        </draw:line>
        <draw:g>
          <draw:rect draw:style-name="gr1" draw:text-style-name="P1" draw:layer="layout" svg:width="1.4cm" svg:height="0.4cm" svg:x="1.702cm" svg:y="4.503cm">
            <text:p text:style-name="P1"><text:s/></text:p>
          </draw:rect>
          <draw:frame draw:style-name="gr2" draw:text-style-name="P3" draw:layer="layout" svg:width="1.6cm" svg:height="0.645cm" svg:x="1.602cm" svg:y="4.403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cm" svg:x="1.702cm" svg:y="4.904cm">
            <text:p text:style-name="P1"><text:s/></text:p>
          </draw:rect>
          <draw:frame draw:style-name="gr2" draw:text-style-name="P3" draw:layer="layout" svg:width="1.6cm" svg:height="0.645cm" svg:x="1.602cm" svg:y="4.8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5.305cm">
            <text:p text:style-name="P1"><text:s/></text:p>
          </draw:rect>
          <draw:frame draw:style-name="gr2" draw:text-style-name="P3" draw:layer="layout" svg:width="1.6cm" svg:height="0.645cm" svg:x="1.602cm" svg:y="5.2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5.705cm">
            <text:p text:style-name="P1"><text:s/></text:p>
          </draw:rect>
          <draw:frame draw:style-name="gr2" draw:text-style-name="P3" draw:layer="layout" svg:width="1.6cm" svg:height="0.645cm" svg:x="1.602cm" svg:y="5.6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6.106cm">
            <text:p text:style-name="P1"><text:s/></text:p>
          </draw:rect>
          <draw:frame draw:style-name="gr2" draw:text-style-name="P3" draw:layer="layout" svg:width="1.6cm" svg:height="0.645cm" svg:x="1.602cm" svg:y="6.0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6.507cm">
            <text:p text:style-name="P1"><text:s/></text:p>
          </draw:rect>
          <draw:frame draw:style-name="gr2" draw:text-style-name="P3" draw:layer="layout" svg:width="1.6cm" svg:height="0.645cm" svg:x="1.602cm" svg:y="6.40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6.908cm">
            <text:p text:style-name="P1"><text:s/></text:p>
          </draw:rect>
          <draw:frame draw:style-name="gr2" draw:text-style-name="P3" draw:layer="layout" svg:width="1.6cm" svg:height="0.645cm" svg:x="1.602cm" svg:y="6.808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4.335cm" svg:x="1.402cm" svg:y="3.331cm">
          <text:p/>
        </draw:rect>
        <draw:frame draw:style-name="gr2" draw:text-style-name="P4" draw:layer="layout" svg:width="2.167cm" svg:height="0.721cm" svg:x="1.333cm" svg:y="2.5cm">
          <draw:text-box>
            <text:p><text:span text:style-name="T3">CSpace</text:span></text:p>
          </draw:text-box>
        </draw:frame>
        <draw:rect draw:style-name="gr8" draw:text-style-name="P6" draw:layer="layout" svg:width="3.999cm" svg:height="0.499cm" svg:x="5.518cm" svg:y="3.781cm">
          <text:p text:style-name="P1"><text:span text:style-name="T4">Untyped memory objects</text:span></text:p>
        </draw:rect>
        <draw:rect draw:style-name="gr9" draw:text-style-name="P2" draw:layer="layout" svg:width="3.999cm" svg:height="0.2cm" svg:x="5.519cm" svg:y="4.278cm">
          <text:p/>
        </draw:rect>
        <draw:rect draw:style-name="gr9" draw:text-style-name="P2" draw:layer="layout" svg:width="3.999cm" svg:height="0.2cm" svg:x="5.52cm" svg:y="4.478cm">
          <text:p/>
        </draw:rect>
        <draw:rect draw:style-name="gr9" draw:text-style-name="P2" draw:layer="layout" svg:width="3.999cm" svg:height="0.2cm" svg:x="5.521cm" svg:y="4.678cm">
          <text:p/>
        </draw:rect>
        <draw:rect draw:style-name="gr9" draw:text-style-name="P2" draw:layer="layout" svg:width="3.999cm" svg:height="0.2cm" svg:x="5.522cm" svg:y="4.878cm">
          <text:p/>
        </draw:rect>
        <draw:rect draw:style-name="gr9" draw:text-style-name="P2" draw:layer="layout" svg:width="3.999cm" svg:height="0.2cm" svg:x="5.523cm" svg:y="5.078cm">
          <text:p/>
        </draw:rect>
        <draw:rect draw:style-name="gr9" draw:text-style-name="P2" draw:layer="layout" svg:width="3.999cm" svg:height="0.2cm" svg:x="5.524cm" svg:y="5.278cm">
          <text:p/>
        </draw:rect>
        <draw:rect draw:style-name="gr9" draw:text-style-name="P2" draw:layer="layout" svg:width="3.999cm" svg:height="0.2cm" svg:x="5.525cm" svg:y="5.478cm">
          <text:p/>
        </draw:rect>
        <draw:rect draw:style-name="gr9" draw:text-style-name="P2" draw:layer="layout" svg:width="3.999cm" svg:height="0.2cm" svg:x="5.526cm" svg:y="5.678cm">
          <text:p/>
        </draw:rect>
        <draw:rect draw:style-name="gr9" draw:text-style-name="P2" draw:layer="layout" svg:width="3.999cm" svg:height="0.2cm" svg:x="5.527cm" svg:y="5.878cm">
          <text:p/>
        </draw:rect>
        <draw:rect draw:style-name="gr9" draw:text-style-name="P2" draw:layer="layout" svg:width="3.999cm" svg:height="0.2cm" svg:x="5.528cm" svg:y="6.078cm">
          <text:p/>
        </draw:rect>
      </draw:page>
      <draw:page draw:name="page3" draw:style-name="dp1" draw:master-page-name="Default">
        <office:forms form:automatic-focus="false" form:apply-design-mode="false"/>
        <draw:rect draw:style-name="gr1" draw:text-style-name="P2" draw:layer="layout" svg:width="1.799cm" svg:height="3.989cm" svg:x="1.517cm" svg:y="3.502cm">
          <text:p text:style-name="P1"><text:span text:style-name="T1"><text:s/></text:span></text:p>
        </draw:rect>
        <draw:frame draw:style-name="gr2" draw:text-style-name="P3" draw:layer="layout" svg:width="2.1cm" svg:height="0.645cm" svg:x="1.503cm" svg:y="3.502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1.703cm" svg:y="4.102cm">
            <text:p text:style-name="P1"><text:s/></text:p>
          </draw:rect>
          <draw:frame draw:style-name="gr2" draw:text-style-name="P3" draw:layer="layout" svg:width="1.6cm" svg:height="0.645cm" svg:x="1.603cm" svg:y="4.002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4.503cm">
            <text:p text:style-name="P1"><text:s/></text:p>
          </draw:rect>
          <draw:frame draw:style-name="gr2" draw:text-style-name="P3" draw:layer="layout" svg:width="1.6cm" svg:height="0.645cm" svg:x="1.603cm" svg:y="4.4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4.904cm">
            <text:p text:style-name="P1"><text:s/></text:p>
          </draw:rect>
          <draw:frame draw:style-name="gr2" draw:text-style-name="P3" draw:layer="layout" svg:width="1.6cm" svg:height="0.645cm" svg:x="1.603cm" svg:y="4.8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5.305cm">
            <text:p text:style-name="P1"><text:s/></text:p>
          </draw:rect>
          <draw:frame draw:style-name="gr2" draw:text-style-name="P3" draw:layer="layout" svg:width="1.6cm" svg:height="0.645cm" svg:x="1.603cm" svg:y="5.2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5.705cm">
            <text:p text:style-name="P1"><text:s/></text:p>
          </draw:rect>
          <draw:frame draw:style-name="gr2" draw:text-style-name="P3" draw:layer="layout" svg:width="1.6cm" svg:height="0.645cm" svg:x="1.603cm" svg:y="5.6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6.106cm">
            <text:p text:style-name="P1"><text:s/></text:p>
          </draw:rect>
          <draw:frame draw:style-name="gr2" draw:text-style-name="P3" draw:layer="layout" svg:width="1.6cm" svg:height="0.645cm" svg:x="1.603cm" svg:y="6.0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6.507cm">
            <text:p text:style-name="P1"><text:s/></text:p>
          </draw:rect>
          <draw:frame draw:style-name="gr2" draw:text-style-name="P3" draw:layer="layout" svg:width="1.6cm" svg:height="0.645cm" svg:x="1.603cm" svg:y="6.40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6.908cm">
            <text:p text:style-name="P1"><text:s/></text:p>
          </draw:rect>
          <draw:frame draw:style-name="gr2" draw:text-style-name="P3" draw:layer="layout" svg:width="1.6cm" svg:height="0.645cm" svg:x="1.603cm" svg:y="6.808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4.335cm" svg:x="1.403cm" svg:y="3.331cm">
          <text:p/>
        </draw:rect>
        <draw:frame draw:style-name="gr2" draw:text-style-name="P4" draw:layer="layout" svg:width="2.332cm" svg:height="0.721cm" svg:x="1.334cm" svg:y="2.5cm">
          <draw:text-box>
            <text:p><text:span text:style-name="T3">Cspace A</text:span></text:p>
          </draw:text-box>
        </draw:frame>
        <draw:rect draw:style-name="gr1" draw:text-style-name="P2" draw:layer="layout" svg:width="1.799cm" svg:height="3.989cm" svg:x="9.35cm" svg:y="3.502cm">
          <text:p text:style-name="P1"><text:span text:style-name="T1"><text:s/></text:span></text:p>
        </draw:rect>
        <draw:frame draw:style-name="gr2" draw:text-style-name="P3" draw:layer="layout" svg:width="2.1cm" svg:height="0.645cm" svg:x="9.336cm" svg:y="3.502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9.536cm" svg:y="4.102cm">
            <text:p text:style-name="P1"><text:s/></text:p>
          </draw:rect>
          <draw:frame draw:style-name="gr2" draw:text-style-name="P3" draw:layer="layout" svg:width="1.6cm" svg:height="0.645cm" svg:x="9.436cm" svg:y="4.002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4.503cm">
            <text:p text:style-name="P1"><text:s/></text:p>
          </draw:rect>
          <draw:frame draw:style-name="gr2" draw:text-style-name="P3" draw:layer="layout" svg:width="1.6cm" svg:height="0.645cm" svg:x="9.436cm" svg:y="4.4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4.904cm">
            <text:p text:style-name="P1"><text:s/></text:p>
          </draw:rect>
          <draw:frame draw:style-name="gr2" draw:text-style-name="P3" draw:layer="layout" svg:width="1.6cm" svg:height="0.645cm" svg:x="9.436cm" svg:y="4.8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5.305cm">
            <text:p text:style-name="P1"><text:s/></text:p>
          </draw:rect>
          <draw:frame draw:style-name="gr2" draw:text-style-name="P3" draw:layer="layout" svg:width="1.6cm" svg:height="0.645cm" svg:x="9.436cm" svg:y="5.2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5.705cm">
            <text:p text:style-name="P1"><text:s/></text:p>
          </draw:rect>
          <draw:frame draw:style-name="gr2" draw:text-style-name="P3" draw:layer="layout" svg:width="1.6cm" svg:height="0.645cm" svg:x="9.436cm" svg:y="5.6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6.106cm">
            <text:p text:style-name="P1"><text:s/></text:p>
          </draw:rect>
          <draw:frame draw:style-name="gr2" draw:text-style-name="P3" draw:layer="layout" svg:width="1.6cm" svg:height="0.645cm" svg:x="9.436cm" svg:y="6.0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6.507cm">
            <text:p text:style-name="P1"><text:s/></text:p>
          </draw:rect>
          <draw:frame draw:style-name="gr2" draw:text-style-name="P3" draw:layer="layout" svg:width="1.6cm" svg:height="0.645cm" svg:x="9.436cm" svg:y="6.40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6.908cm">
            <text:p text:style-name="P1"><text:s/></text:p>
          </draw:rect>
          <draw:frame draw:style-name="gr2" draw:text-style-name="P3" draw:layer="layout" svg:width="1.6cm" svg:height="0.645cm" svg:x="9.436cm" svg:y="6.808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4.335cm" svg:x="9.236cm" svg:y="3.331cm">
          <text:p/>
        </draw:rect>
        <draw:frame draw:style-name="gr2" draw:text-style-name="P4" draw:layer="layout" svg:width="2.5cm" svg:height="0.721cm" svg:x="9cm" svg:y="2.5cm">
          <draw:text-box>
            <text:p><text:span text:style-name="T3">Cspace B</text:span></text:p>
          </draw:text-box>
        </draw:frame>
        <draw:rect draw:style-name="gr1" draw:text-style-name="P5" draw:layer="layout" svg:width="1.5cm" svg:height="0.599cm" svg:x="5.166cm" svg:y="5.067cm">
          <text:p text:style-name="P1"><text:span text:style-name="T2"><text:s/></text:span><text:span text:style-name="T2">EP</text:span></text:p>
        </draw:rect>
        <draw:line draw:style-name="gr3" draw:text-style-name="P1" draw:layer="layout" svg:x1="2.833cm" svg:y1="5.166cm" svg:x2="5.166cm" svg:y2="5.166cm">
          <text:p/>
        </draw:line>
        <draw:line draw:style-name="gr3" draw:text-style-name="P1" draw:layer="layout" svg:x1="9.666cm" svg:y1="6.333cm" svg:x2="6.666cm" svg:y2="5.5cm">
          <text:p/>
        </draw:line>
        <draw:frame draw:style-name="gr10" draw:text-style-name="P3" draw:layer="layout" svg:width="1.328cm" svg:height="0.645cm" svg:x="3.681cm" svg:y="4.526cm">
          <draw:text-box>
            <text:p><text:span text:style-name="T2">Send</text:span></text:p>
          </draw:text-box>
        </draw:frame>
        <draw:frame draw:style-name="gr10" draw:text-style-name="P3" draw:layer="layout" svg:width="1.196cm" svg:height="0.645cm" svg:x="7.666cm" svg:y="5.166cm">
          <draw:text-box>
            <text:p><text:span text:style-name="T2">Wait</text:span></text:p>
          </draw:text-box>
        </draw:frame>
      </draw:page>
      <draw:page draw:name="page4" draw:style-name="dp1" draw:master-page-name="Default">
        <office:forms form:automatic-focus="false" form:apply-design-mode="false"/>
        <draw:rect draw:style-name="gr1" draw:text-style-name="P2" draw:layer="layout" svg:width="1.799cm" svg:height="3.989cm" svg:x="1.517cm" svg:y="3.502cm">
          <text:p text:style-name="P1"><text:span text:style-name="T1"><text:s/></text:span></text:p>
        </draw:rect>
        <draw:frame draw:style-name="gr2" draw:text-style-name="P3" draw:layer="layout" svg:width="2.1cm" svg:height="0.645cm" svg:x="1.503cm" svg:y="3.502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1.703cm" svg:y="4.102cm">
            <text:p text:style-name="P1"><text:s/></text:p>
          </draw:rect>
          <draw:frame draw:style-name="gr2" draw:text-style-name="P3" draw:layer="layout" svg:width="1.6cm" svg:height="0.645cm" svg:x="1.603cm" svg:y="4.002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4.503cm">
            <text:p text:style-name="P1"><text:s/></text:p>
          </draw:rect>
          <draw:frame draw:style-name="gr2" draw:text-style-name="P3" draw:layer="layout" svg:width="1.6cm" svg:height="0.645cm" svg:x="1.603cm" svg:y="4.4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4.904cm">
            <text:p text:style-name="P1"><text:s/></text:p>
          </draw:rect>
          <draw:frame draw:style-name="gr2" draw:text-style-name="P3" draw:layer="layout" svg:width="1.6cm" svg:height="0.645cm" svg:x="1.603cm" svg:y="4.8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5.305cm">
            <text:p text:style-name="P1"><text:s/></text:p>
          </draw:rect>
          <draw:frame draw:style-name="gr2" draw:text-style-name="P3" draw:layer="layout" svg:width="1.6cm" svg:height="0.645cm" svg:x="1.603cm" svg:y="5.2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5.705cm">
            <text:p text:style-name="P1"><text:s/></text:p>
          </draw:rect>
          <draw:frame draw:style-name="gr2" draw:text-style-name="P3" draw:layer="layout" svg:width="1.6cm" svg:height="0.645cm" svg:x="1.603cm" svg:y="5.6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6.106cm">
            <text:p text:style-name="P1"><text:s/></text:p>
          </draw:rect>
          <draw:frame draw:style-name="gr2" draw:text-style-name="P3" draw:layer="layout" svg:width="1.6cm" svg:height="0.645cm" svg:x="1.603cm" svg:y="6.0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6.507cm">
            <text:p text:style-name="P1"><text:s/></text:p>
          </draw:rect>
          <draw:frame draw:style-name="gr2" draw:text-style-name="P3" draw:layer="layout" svg:width="1.6cm" svg:height="0.645cm" svg:x="1.603cm" svg:y="6.40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3cm" svg:y="6.908cm">
            <text:p text:style-name="P1"><text:s/></text:p>
          </draw:rect>
          <draw:frame draw:style-name="gr2" draw:text-style-name="P3" draw:layer="layout" svg:width="1.6cm" svg:height="0.645cm" svg:x="1.603cm" svg:y="6.808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4.335cm" svg:x="1.403cm" svg:y="3.331cm">
          <text:p/>
        </draw:rect>
        <draw:frame draw:style-name="gr2" draw:text-style-name="P4" draw:layer="layout" svg:width="2.332cm" svg:height="0.721cm" svg:x="1.334cm" svg:y="2.5cm">
          <draw:text-box>
            <text:p><text:span text:style-name="T3">Cspace A</text:span></text:p>
          </draw:text-box>
        </draw:frame>
        <draw:rect draw:style-name="gr1" draw:text-style-name="P2" draw:layer="layout" svg:width="1.799cm" svg:height="3.989cm" svg:x="9.35cm" svg:y="3.502cm">
          <text:p text:style-name="P1"><text:span text:style-name="T1"><text:s/></text:span></text:p>
        </draw:rect>
        <draw:frame draw:style-name="gr2" draw:text-style-name="P3" draw:layer="layout" svg:width="2.1cm" svg:height="0.645cm" svg:x="9.336cm" svg:y="3.502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9.536cm" svg:y="4.102cm">
            <text:p text:style-name="P1"><text:s/></text:p>
          </draw:rect>
          <draw:frame draw:style-name="gr2" draw:text-style-name="P3" draw:layer="layout" svg:width="1.6cm" svg:height="0.645cm" svg:x="9.436cm" svg:y="4.002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4.503cm">
            <text:p text:style-name="P1"><text:s/></text:p>
          </draw:rect>
          <draw:frame draw:style-name="gr2" draw:text-style-name="P3" draw:layer="layout" svg:width="1.6cm" svg:height="0.645cm" svg:x="9.436cm" svg:y="4.4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4.904cm">
            <text:p text:style-name="P1"><text:s/></text:p>
          </draw:rect>
          <draw:frame draw:style-name="gr2" draw:text-style-name="P3" draw:layer="layout" svg:width="1.6cm" svg:height="0.645cm" svg:x="9.436cm" svg:y="4.8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5.305cm">
            <text:p text:style-name="P1"><text:s/></text:p>
          </draw:rect>
          <draw:frame draw:style-name="gr2" draw:text-style-name="P3" draw:layer="layout" svg:width="1.6cm" svg:height="0.645cm" svg:x="9.436cm" svg:y="5.2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5.705cm">
            <text:p text:style-name="P1"><text:s/></text:p>
          </draw:rect>
          <draw:frame draw:style-name="gr2" draw:text-style-name="P3" draw:layer="layout" svg:width="1.6cm" svg:height="0.645cm" svg:x="9.436cm" svg:y="5.6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6.106cm">
            <text:p text:style-name="P1"><text:s/></text:p>
          </draw:rect>
          <draw:frame draw:style-name="gr2" draw:text-style-name="P3" draw:layer="layout" svg:width="1.6cm" svg:height="0.645cm" svg:x="9.436cm" svg:y="6.0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6.507cm">
            <text:p text:style-name="P1"><text:s/></text:p>
          </draw:rect>
          <draw:frame draw:style-name="gr2" draw:text-style-name="P3" draw:layer="layout" svg:width="1.6cm" svg:height="0.645cm" svg:x="9.436cm" svg:y="6.40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9.536cm" svg:y="6.908cm">
            <text:p text:style-name="P1"><text:s/></text:p>
          </draw:rect>
          <draw:frame draw:style-name="gr2" draw:text-style-name="P3" draw:layer="layout" svg:width="1.6cm" svg:height="0.645cm" svg:x="9.436cm" svg:y="6.808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4.335cm" svg:x="9.236cm" svg:y="3.331cm">
          <text:p/>
        </draw:rect>
        <draw:frame draw:style-name="gr2" draw:text-style-name="P4" draw:layer="layout" svg:width="2.5cm" svg:height="0.721cm" svg:x="9cm" svg:y="2.5cm">
          <draw:text-box>
            <text:p><text:span text:style-name="T3">Cspace B</text:span></text:p>
          </draw:text-box>
        </draw:frame>
        <draw:rect draw:style-name="gr1" draw:text-style-name="P5" draw:layer="layout" svg:width="1.5cm" svg:height="0.599cm" svg:x="5.166cm" svg:y="5.067cm">
          <text:p text:style-name="P1"><text:span text:style-name="T2"><text:s/></text:span><text:span text:style-name="T2">AEP</text:span></text:p>
        </draw:rect>
        <draw:line draw:style-name="gr3" draw:text-style-name="P1" draw:layer="layout" svg:x1="2.833cm" svg:y1="5.166cm" svg:x2="5.166cm" svg:y2="5.166cm">
          <text:p/>
        </draw:line>
        <draw:line draw:style-name="gr3" draw:text-style-name="P1" draw:layer="layout" svg:x1="9.666cm" svg:y1="6.333cm" svg:x2="6.666cm" svg:y2="5.5cm">
          <text:p/>
        </draw:line>
        <draw:frame draw:style-name="gr10" draw:text-style-name="P3" draw:layer="layout" svg:width="1.328cm" svg:height="0.645cm" svg:x="3.681cm" svg:y="4.526cm">
          <draw:text-box>
            <text:p><text:span text:style-name="T2">Send</text:span></text:p>
          </draw:text-box>
        </draw:frame>
        <draw:frame draw:style-name="gr10" draw:text-style-name="P3" draw:layer="layout" svg:width="1.196cm" svg:height="0.645cm" svg:x="7.666cm" svg:y="5.166cm">
          <draw:text-box>
            <text:p><text:span text:style-name="T2">Wait</text:span>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1" draw:text-style-name="P2" draw:layer="layout" svg:width="1.6cm" svg:height="3.935cm" svg:x="9.666cm" svg:y="5.666cm">
          <text:p text:style-name="P1"><text:span text:style-name="T1"><text:s/></text:span></text:p>
        </draw:rect>
        <draw:frame draw:style-name="gr2" draw:text-style-name="P3" draw:layer="layout" svg:width="1.1cm" svg:height="0.645cm" svg:x="9.866cm" svg:y="5.603cm">
          <draw:text-box>
            <text:p><text:span text:style-name="T2">PD</text:span></text:p>
          </draw:text-box>
        </draw:frame>
        <draw:rect draw:style-name="gr1" draw:text-style-name="P2" draw:layer="layout" svg:width="1.4cm" svg:height="1cm" svg:x="9.766cm" svg:y="6.203cm">
          <text:p text:style-name="P1"><text:span text:style-name="T1"><text:s/></text:span></text:p>
        </draw:rect>
        <draw:frame draw:style-name="gr2" draw:text-style-name="P3" draw:layer="layout" svg:width="1.6cm" svg:height="0.645cm" svg:x="9.866cm" svg:y="6.103cm">
          <draw:text-box>
            <text:p><text:span text:style-name="T2">PDE</text:span></text:p>
          </draw:text-box>
        </draw:frame>
        <draw:rect draw:style-name="gr1" draw:text-style-name="P2" draw:layer="layout" svg:width="0.3cm" svg:height="0.3cm" svg:x="10.166cm" svg:y="6.703cm">
          <text:p text:style-name="P1"><text:span text:style-name="T1"><text:s/></text:span></text:p>
        </draw:rect>
        <draw:line draw:style-name="gr11" draw:text-style-name="P1" draw:layer="layout" svg:x1="10.305cm" svg:y1="6.866cm" svg:x2="13.705cm" svg:y2="6.866cm">
          <text:p/>
        </draw:line>
        <draw:rect draw:style-name="gr1" draw:text-style-name="P2" draw:layer="layout" svg:width="0.3cm" svg:height="0.3cm" svg:x="10.466cm" svg:y="6.703cm">
          <text:p text:style-name="P1"><text:span text:style-name="T1"><text:s/></text:span></text:p>
        </draw:rect>
        <draw:rect draw:style-name="gr1" draw:text-style-name="P2" draw:layer="layout" svg:width="0.3cm" svg:height="0.3cm" svg:x="9.866cm" svg:y="6.703cm">
          <text:p text:style-name="P1"><text:span text:style-name="T1"><text:s/></text:span></text:p>
        </draw:rect>
        <draw:rect draw:style-name="gr1" draw:text-style-name="P2" draw:layer="layout" svg:width="0.3cm" svg:height="0.3cm" svg:x="10.766cm" svg:y="6.703cm">
          <text:p text:style-name="P1"><text:span text:style-name="T1"><text:s/></text:span></text:p>
        </draw:rect>
        <draw:rect draw:style-name="gr1" draw:text-style-name="P2" draw:layer="layout" svg:width="1.701cm" svg:height="3cm" svg:x="13.666cm" svg:y="5.703cm">
          <text:p text:style-name="P1"><text:span text:style-name="T1"><text:s/></text:span></text:p>
        </draw:rect>
        <draw:frame draw:style-name="gr2" draw:text-style-name="P3" draw:layer="layout" svg:width="1.1cm" svg:height="0.645cm" svg:x="13.967cm" svg:y="5.603cm">
          <draw:text-box>
            <text:p><text:span text:style-name="T2">PT</text:span></text:p>
          </draw:text-box>
        </draw:frame>
        <draw:rect draw:style-name="gr1" draw:text-style-name="P2" draw:layer="layout" svg:width="1.401cm" svg:height="1cm" svg:x="13.866cm" svg:y="6.203cm">
          <text:p text:style-name="P1"><text:span text:style-name="T1"><text:s/></text:span></text:p>
        </draw:rect>
        <draw:frame draw:style-name="gr2" draw:text-style-name="P3" draw:layer="layout" svg:width="1.6cm" svg:height="0.645cm" svg:x="13.967cm" svg:y="6.103cm">
          <draw:text-box>
            <text:p><text:span text:style-name="T2">PTE</text:span></text:p>
          </draw:text-box>
        </draw:frame>
        <draw:rect draw:style-name="gr1" draw:text-style-name="P2" draw:layer="layout" svg:width="0.3cm" svg:height="0.3cm" svg:x="14.267cm" svg:y="6.703cm">
          <text:p text:style-name="P1"><text:span text:style-name="T1"><text:s/></text:span></text:p>
        </draw:rect>
        <draw:line draw:style-name="gr11" draw:text-style-name="P1" draw:layer="layout" svg:x1="14.406cm" svg:y1="6.866cm" svg:x2="16.306cm" svg:y2="6.866cm">
          <text:p/>
        </draw:line>
        <draw:rect draw:style-name="gr1" draw:text-style-name="P2" draw:layer="layout" svg:width="0.3cm" svg:height="0.3cm" svg:x="14.567cm" svg:y="6.703cm">
          <text:p text:style-name="P1"><text:span text:style-name="T1"><text:s/></text:span></text:p>
        </draw:rect>
        <draw:rect draw:style-name="gr1" draw:text-style-name="P2" draw:layer="layout" svg:width="0.3cm" svg:height="0.3cm" svg:x="13.967cm" svg:y="6.703cm">
          <text:p text:style-name="P1"><text:span text:style-name="T1"><text:s/></text:span></text:p>
        </draw:rect>
        <draw:rect draw:style-name="gr1" draw:text-style-name="P2" draw:layer="layout" svg:width="0.3cm" svg:height="0.3cm" svg:x="14.867cm" svg:y="6.703cm">
          <text:p text:style-name="P1"><text:span text:style-name="T1"><text:s/></text:span></text:p>
        </draw:rect>
        <draw:line draw:style-name="gr12" draw:text-style-name="P1" draw:layer="layout" svg:x1="9.766cm" svg:y1="7.203cm" svg:x2="9.765cm" svg:y2="8.501cm">
          <text:p/>
        </draw:line>
        <draw:g>
          <draw:rect draw:style-name="gr1" draw:text-style-name="P1" draw:layer="layout" svg:width="1.6cm" svg:height="0.6cm" svg:x="16.366cm" svg:y="6.503cm">
            <text:p text:style-name="P1"><text:s/></text:p>
          </draw:rect>
          <draw:frame draw:style-name="gr2" draw:text-style-name="P3" draw:layer="layout" svg:width="1.751cm" svg:height="0.645cm" svg:x="16.266cm" svg:y="6.503cm">
            <draw:text-box>
              <text:p><text:span text:style-name="T2">FRAME</text:span></text:p>
            </draw:text-box>
          </draw:frame>
        </draw:g>
        <draw:g>
          <draw:rect draw:style-name="gr1" draw:text-style-name="P1" draw:layer="layout" svg:width="1.6cm" svg:height="0.6cm" svg:x="16.367cm" svg:y="8.004cm">
            <text:p text:style-name="P1"><text:s/></text:p>
          </draw:rect>
          <draw:frame draw:style-name="gr2" draw:text-style-name="P3" draw:layer="layout" svg:width="1.751cm" svg:height="0.645cm" svg:x="16.267cm" svg:y="8.004cm">
            <draw:text-box>
              <text:p><text:span text:style-name="T2">FRAME</text:span></text:p>
            </draw:text-box>
          </draw:frame>
        </draw:g>
        <draw:rect draw:style-name="gr1" draw:text-style-name="P2" draw:layer="layout" svg:width="1.394cm" svg:height="1cm" svg:x="13.873cm" svg:y="7.603cm">
          <text:p text:style-name="P1"><text:span text:style-name="T1"><text:s/></text:span></text:p>
        </draw:rect>
        <draw:rect draw:style-name="gr1" draw:text-style-name="P2" draw:layer="layout" svg:width="0.3cm" svg:height="0.3cm" svg:x="14.267cm" svg:y="8.103cm">
          <text:p text:style-name="P1"><text:span text:style-name="T1"><text:s/></text:span></text:p>
        </draw:rect>
        <draw:rect draw:style-name="gr1" draw:text-style-name="P2" draw:layer="layout" svg:width="0.3cm" svg:height="0.3cm" svg:x="14.567cm" svg:y="8.103cm">
          <text:p text:style-name="P1"><text:span text:style-name="T1"><text:s/></text:span></text:p>
        </draw:rect>
        <draw:rect draw:style-name="gr1" draw:text-style-name="P2" draw:layer="layout" svg:width="0.3cm" svg:height="0.3cm" svg:x="13.967cm" svg:y="8.103cm">
          <text:p text:style-name="P1"><text:span text:style-name="T1"><text:s/></text:span></text:p>
        </draw:rect>
        <draw:rect draw:style-name="gr1" draw:text-style-name="P2" draw:layer="layout" svg:width="0.3cm" svg:height="0.3cm" svg:x="14.867cm" svg:y="8.103cm">
          <text:p text:style-name="P1"><text:span text:style-name="T1"><text:s/></text:span></text:p>
        </draw:rect>
        <draw:frame draw:style-name="gr2" draw:text-style-name="P3" draw:layer="layout" svg:width="1.6cm" svg:height="0.645cm" svg:x="13.967cm" svg:y="7.504cm">
          <draw:text-box>
            <text:p><text:span text:style-name="T2">PTE</text:span></text:p>
          </draw:text-box>
        </draw:frame>
        <draw:line draw:style-name="gr11" draw:text-style-name="P1" draw:layer="layout" svg:x1="14.406cm" svg:y1="8.266cm" svg:x2="16.306cm" svg:y2="8.266cm">
          <text:p/>
        </draw:line>
        <draw:line draw:style-name="gr12" draw:text-style-name="P1" draw:layer="layout" svg:x1="13.866cm" svg:y1="7.203cm" svg:x2="13.866cm" svg:y2="7.603cm">
          <text:p/>
        </draw:line>
        <draw:line draw:style-name="gr12" draw:text-style-name="P1" draw:layer="layout" svg:x1="15.266cm" svg:y1="7.203cm" svg:x2="15.266cm" svg:y2="7.603cm">
          <text:p/>
        </draw:line>
        <draw:rect draw:style-name="gr1" draw:text-style-name="P2" draw:layer="layout" svg:width="1.4cm" svg:height="1cm" svg:x="9.767cm" svg:y="8.503cm">
          <text:p text:style-name="P1"><text:span text:style-name="T1"><text:s/></text:span></text:p>
        </draw:rect>
        <draw:frame draw:style-name="gr2" draw:text-style-name="P3" draw:layer="layout" svg:width="1.6cm" svg:height="0.645cm" svg:x="9.867cm" svg:y="8.403cm">
          <draw:text-box>
            <text:p><text:span text:style-name="T2">PDE</text:span></text:p>
          </draw:text-box>
        </draw:frame>
        <draw:rect draw:style-name="gr1" draw:text-style-name="P2" draw:layer="layout" svg:width="0.3cm" svg:height="0.3cm" svg:x="10.167cm" svg:y="9.003cm">
          <text:p text:style-name="P1"><text:span text:style-name="T1"><text:s/></text:span></text:p>
        </draw:rect>
        <draw:line draw:style-name="gr11" draw:text-style-name="P1" draw:layer="layout" svg:x1="10.265cm" svg:y1="9.201cm" svg:x2="16.265cm" svg:y2="9.201cm">
          <text:p/>
        </draw:line>
        <draw:rect draw:style-name="gr1" draw:text-style-name="P2" draw:layer="layout" svg:width="0.3cm" svg:height="0.3cm" svg:x="10.467cm" svg:y="9.003cm">
          <text:p text:style-name="P1"><text:span text:style-name="T1"><text:s/></text:span></text:p>
        </draw:rect>
        <draw:rect draw:style-name="gr1" draw:text-style-name="P2" draw:layer="layout" svg:width="0.3cm" svg:height="0.3cm" svg:x="9.867cm" svg:y="9.003cm">
          <text:p text:style-name="P1"><text:span text:style-name="T1"><text:s/></text:span></text:p>
        </draw:rect>
        <draw:rect draw:style-name="gr1" draw:text-style-name="P2" draw:layer="layout" svg:width="0.3cm" svg:height="0.3cm" svg:x="10.767cm" svg:y="9.003cm">
          <text:p text:style-name="P1"><text:span text:style-name="T1"><text:s/></text:span></text:p>
        </draw:rect>
        <draw:g>
          <draw:rect draw:style-name="gr1" draw:text-style-name="P1" draw:layer="layout" svg:width="1.6cm" svg:height="0.6cm" svg:x="16.368cm" svg:y="8.905cm">
            <text:p text:style-name="P1"><text:s/></text:p>
          </draw:rect>
          <draw:frame draw:style-name="gr2" draw:text-style-name="P3" draw:layer="layout" svg:width="1.751cm" svg:height="0.645cm" svg:x="16.268cm" svg:y="8.905cm">
            <draw:text-box>
              <text:p><text:span text:style-name="T2">FRAME</text:span></text:p>
            </draw:text-box>
          </draw:frame>
        </draw:g>
        <draw:frame draw:style-name="gr2" draw:text-style-name="P4" draw:layer="layout" svg:width="3.2cm" svg:height="0.721cm" svg:x="11.998cm" svg:y="4.666cm">
          <draw:text-box>
            <text:p><text:span text:style-name="T3">VSpace</text:span></text:p>
          </draw:text-box>
        </draw:frame>
        <draw:rect draw:style-name="gr13" draw:text-style-name="P1" draw:layer="layout" svg:width="9cm" svg:height="4.469cm" svg:x="9.166cm" svg:y="5.333cm">
          <text:p/>
        </draw:rect>
        <draw:rect draw:style-name="gr1" draw:text-style-name="P2" draw:layer="layout" svg:width="0.3cm" svg:height="0.3cm" svg:x="10.766cm" svg:y="6.703cm">
          <text:p text:style-name="P1"><text:span text:style-name="T1"><text:s/></text:span></text:p>
        </draw:rect>
        <draw:line draw:style-name="gr12" draw:text-style-name="P1" draw:layer="layout" svg:x1="11.167cm" svg:y1="7.203cm" svg:x2="11.166cm" svg:y2="8.501cm">
          <text:p/>
        </draw:line>
        <draw:frame draw:style-name="gr2" draw:text-style-name="P8" draw:layer="layout" svg:width="1cm" svg:height="0.721cm" draw:transform="rotate (1.5707963267946) translate (16.665cm 8.001cm)">
          <draw:text-box>
            <text:p text:style-name="P7"><text:span text:style-name="T5">...</text:span></text:p>
          </draw:text-box>
        </draw:frame>
        <draw:frame draw:style-name="gr2" draw:text-style-name="P8" draw:layer="layout" svg:width="1cm" svg:height="0.721cm" draw:transform="rotate (1.5707963267946) translate (16.665cm 9.101cm)">
          <draw:text-box>
            <text:p text:style-name="P7"><text:span text:style-name="T5">..</text:span></text:p>
          </draw:text-box>
        </draw:frame>
        <draw:rect draw:style-name="gr1" draw:text-style-name="P2" draw:layer="layout" svg:width="1.799cm" svg:height="3.989cm" svg:x="4.684cm" svg:y="3.835cm">
          <text:p text:style-name="P1"><text:span text:style-name="T1"><text:s/></text:span></text:p>
        </draw:rect>
        <draw:frame draw:style-name="gr2" draw:text-style-name="P3" draw:layer="layout" svg:width="2.1cm" svg:height="0.645cm" svg:x="4.67cm" svg:y="3.835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4.87cm" svg:y="4.435cm">
            <text:p text:style-name="P1"><text:s/></text:p>
          </draw:rect>
          <draw:frame draw:style-name="gr2" draw:text-style-name="P3" draw:layer="layout" svg:width="1.6cm" svg:height="0.645cm" svg:x="4.77cm" svg:y="4.33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cm" svg:y="4.836cm">
            <text:p text:style-name="P1"><text:s/></text:p>
          </draw:rect>
          <draw:frame draw:style-name="gr2" draw:text-style-name="P3" draw:layer="layout" svg:width="1.6cm" svg:height="0.645cm" svg:x="4.77cm" svg:y="4.73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cm" svg:y="5.237cm">
            <text:p text:style-name="P1"><text:s/></text:p>
          </draw:rect>
          <draw:frame draw:style-name="gr2" draw:text-style-name="P3" draw:layer="layout" svg:width="1.6cm" svg:height="0.645cm" svg:x="4.77cm" svg:y="5.13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cm" svg:y="5.638cm">
            <text:p text:style-name="P1"><text:s/></text:p>
          </draw:rect>
          <draw:frame draw:style-name="gr2" draw:text-style-name="P3" draw:layer="layout" svg:width="1.6cm" svg:height="0.645cm" svg:x="4.77cm" svg:y="5.53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cm" svg:y="6.038cm">
            <text:p text:style-name="P1"><text:s/></text:p>
          </draw:rect>
          <draw:frame draw:style-name="gr2" draw:text-style-name="P3" draw:layer="layout" svg:width="1.6cm" svg:height="0.645cm" svg:x="4.77cm" svg:y="5.93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cm" svg:y="6.439cm">
            <text:p text:style-name="P1"><text:s/></text:p>
          </draw:rect>
          <draw:frame draw:style-name="gr2" draw:text-style-name="P3" draw:layer="layout" svg:width="1.6cm" svg:height="0.645cm" svg:x="4.77cm" svg:y="6.33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cm" svg:y="6.84cm">
            <text:p text:style-name="P1"><text:s/></text:p>
          </draw:rect>
          <draw:frame draw:style-name="gr2" draw:text-style-name="P3" draw:layer="layout" svg:width="1.6cm" svg:height="0.645cm" svg:x="4.77cm" svg:y="6.74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cm" svg:x="4.87cm" svg:y="7.241cm">
            <text:p text:style-name="P1"><text:s/></text:p>
          </draw:rect>
          <draw:frame draw:style-name="gr2" draw:text-style-name="P3" draw:layer="layout" svg:width="1.6cm" svg:height="0.645cm" svg:x="4.77cm" svg:y="7.141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4.335cm" svg:x="4.57cm" svg:y="3.664cm">
          <text:p/>
        </draw:rect>
        <draw:frame draw:style-name="gr2" draw:text-style-name="P4" draw:layer="layout" svg:width="2.332cm" svg:height="0.721cm" svg:x="4.501cm" svg:y="2.833cm">
          <draw:text-box>
            <text:p><text:span text:style-name="T3">Cspace </text:span></text:p>
          </draw:text-box>
        </draw:frame>
        <draw:line draw:style-name="gr3" draw:text-style-name="P1" draw:layer="layout" svg:x1="6cm" svg:y1="5.5cm" svg:x2="9.666cm" svg:y2="5.833cm">
          <text:p/>
        </draw:line>
        <draw:polyline draw:style-name="gr3" draw:text-style-name="P1" draw:layer="layout" svg:width="7.71cm" svg:height="0.539cm" draw:transform="rotate (-0.108210413624814) translate (6.02213126361893cm 4.7962782563137cm)" svg:viewBox="0 0 7711 540" draw:points="0,8441 1491,8279 1545,8776 6516,8236 7711,8441">
          <text:p/>
        </draw:polyline>
        <draw:polyline draw:style-name="gr14" draw:text-style-name="P1" draw:layer="layout" svg:width="13.177cm" svg:height="3.123cm" draw:transform="rotate (-0.163362817987825) translate (6.166cm 7cm)" svg:viewBox="0 0 13178 3124" draw:points="0,11808 515,14932 13178,12845 13015,11858 12029,12020">
          <text:p/>
        </draw:polyline>
        <draw:polyline draw:style-name="gr15" draw:text-style-name="P1" draw:layer="layout" svg:width="1.148cm" svg:height="0.986cm" draw:transform="rotate (-0.163362817987825) translate (18.0264508475014cm 8.0055281950998cm)" svg:viewBox="0 0 1149 987" draw:points="1149,10921 987,9934 0,10097">
          <text:p/>
        </draw:polyline>
        <draw:polyline draw:style-name="gr15" draw:text-style-name="P1" draw:layer="layout" svg:width="1.202cm" svg:height="1.314cm" draw:transform="rotate (-0.163362817987825) translate (18.0264508475014cm 6.67252819509981cm)" svg:viewBox="0 0 1203 1315" draw:points="1203,8619 987,7304 0,7466">
          <text:p/>
        </draw:polyline>
        <draw:line draw:style-name="gr3" draw:text-style-name="P1" draw:layer="layout" svg:x1="6cm" svg:y1="4.703cm" svg:x2="7.998cm" svg:y2="4.701cm">
          <text:p/>
        </draw:line>
        <draw:rect draw:style-name="gr6" draw:text-style-name="P5" draw:layer="layout" svg:width="1.1cm" svg:height="1cm" svg:x="7.998cm" svg:y="4.166cm">
          <text:p text:style-name="P1"><text:span text:style-name="T2">ASID</text:span></text:p>
          <text:p text:style-name="P1"><text:span text:style-name="T2">Pool</text:span></text:p>
        </draw:rect>
        <draw:polyline draw:style-name="gr11" draw:text-style-name="P1" draw:layer="layout" svg:width="1.399cm" svg:height="0.999cm" svg:x="8.933cm" svg:y="4.666cm" svg:viewBox="0 0 1400 1000" draw:points="0,0 1400,0 1400,1000">
          <text:p/>
        </draw:polyline>
      </draw:page>
      <draw:page draw:name="page6" draw:style-name="dp1" draw:master-page-name="Default">
        <office:forms form:automatic-focus="false" form:apply-design-mode="false"/>
        <draw:g>
          <draw:rect draw:style-name="gr1" draw:text-style-name="P1" draw:layer="layout" svg:width="1cm" svg:height="1cm" svg:x="13.501cm" svg:y="14.403cm">
            <text:p text:style-name="P1"><text:s/></text:p>
          </draw:rect>
          <draw:frame draw:style-name="gr2" draw:text-style-name="P3" draw:layer="layout" svg:width="1.6cm" svg:height="0.645cm" svg:x="13.401cm" svg:y="14.303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4.501cm" svg:y="14.403cm">
          <text:p text:style-name="P1"><text:span text:style-name="T1"><text:s/></text:span></text:p>
        </draw:rect>
        <draw:frame draw:style-name="gr2" draw:text-style-name="P3" draw:layer="layout" svg:width="1.6cm" svg:height="0.645cm" svg:x="14.401cm" svg:y="14.303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5.501cm" svg:y="14.403cm">
          <text:p text:style-name="P1"><text:span text:style-name="T1"><text:s/></text:span></text:p>
        </draw:rect>
        <draw:frame draw:style-name="gr2" draw:text-style-name="P9" draw:layer="layout" svg:width="1.6cm" svg:height="0.806cm" svg:x="15.701cm" svg:y="14.503cm">
          <draw:text-box>
            <text:p><text:span text:style-name="T6">...</text:span></text:p>
          </draw:text-box>
        </draw:frame>
        <draw:line draw:style-name="gr11" draw:text-style-name="P1" draw:layer="layout" svg:x1="14.002cm" svg:y1="15.002cm" svg:x2="12.502cm" svg:y2="15.002cm">
          <text:p/>
        </draw:line>
        <draw:frame draw:style-name="gr2" draw:text-style-name="P10" draw:layer="layout" svg:width="3.5cm" svg:height="0.645cm" draw:transform="rotate (1.5707963267946) translate (11.257cm 17.202cm)">
          <draw:text-box>
            <text:p><text:span text:style-name="T7">CSpace</text:span></text:p>
          </draw:text-box>
        </draw:frame>
        <draw:rect draw:style-name="gr13" draw:text-style-name="P1" draw:layer="layout" svg:width="0.6cm" svg:height="2.499cm" svg:x="11.902cm" svg:y="14.402cm">
          <text:p/>
        </draw:rect>
        <draw:frame draw:style-name="gr2" draw:text-style-name="P11" draw:layer="layout" svg:width="4.279cm" svg:height="0.683cm" svg:x="14.8cm" svg:y="23.601cm">
          <draw:text-box>
            <text:p><text:span text:style-name="T8"><text:s/></text:span><text:span text:style-name="T8">Hardware Device</text:span></text:p>
          </draw:text-box>
        </draw:frame>
        <draw:rect draw:style-name="gr16" draw:text-style-name="P2" draw:layer="layout" svg:width="1.6cm" svg:height="1cm" svg:x="15.5cm" svg:y="19.701cm">
          <text:p text:style-name="P1"><text:span text:style-name="T2">IRQ</text:span></text:p>
          <text:p text:style-name="P1"><text:span text:style-name="T2">Handler</text:span></text:p>
        </draw:rect>
        <draw:rect draw:style-name="gr17" draw:text-style-name="P2" draw:layer="layout" svg:width="3.9cm" svg:height="3cm" draw:transform="rotate (3.1415926535892) translate (18.9cm 24.301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16.1cm 22.801cm)">
          <text:p text:style-name="P12"><text:span text:style-name="T2">IRQ</text:span></text:p>
        </draw:rect>
        <draw:line draw:style-name="gr19" draw:text-style-name="P1" draw:layer="layout" svg:x1="16.4cm" svg:y1="21.701cm" svg:x2="16.4cm" svg:y2="20.701cm">
          <text:p/>
        </draw:line>
        <draw:rect draw:style-name="gr1" draw:text-style-name="P2" draw:layer="layout" svg:width="1.3cm" svg:height="0.599cm" svg:x="15.9cm" svg:y="18.456cm">
          <text:p text:style-name="P1"><text:span text:style-name="T1"><text:s/></text:span></text:p>
        </draw:rect>
        <draw:frame draw:style-name="gr2" draw:text-style-name="P3" draw:layer="layout" svg:width="1.3cm" svg:height="0.645cm" svg:x="16cm" svg:y="18.456cm">
          <draw:text-box>
            <text:p><text:span text:style-name="T2">AEP</text:span></text:p>
          </draw:text-box>
        </draw:frame>
        <draw:line draw:style-name="gr11" draw:text-style-name="P1" draw:layer="layout" svg:x1="16.833cm" svg:y1="20cm" svg:x2="16.833cm" svg:y2="19cm">
          <text:p/>
        </draw:line>
        <draw:polyline draw:style-name="gr20" draw:text-style-name="P1" draw:layer="layout" svg:width="8.417cm" svg:height="3.081cm" draw:transform="skewX (7.17940693055522E-017) rotate (-1.0716321607255) translate (14.5438185469594cm 15.1140651042276cm)" svg:viewBox="0 0 8418 3082" draw:points="0,-8171 1580,-11068 7301,-7986 8418,-10035">
          <text:p/>
        </draw:polyline>
        <draw:polyline draw:style-name="gr11" draw:text-style-name="P1" draw:layer="layout" svg:width="4.792cm" svg:height="2.75cm" draw:transform="skewX (0.41294490102178) rotate (-0.838281639733905) translate (14.8513280693855cm 15.3574612869693cm)" svg:viewBox="0 0 4793 2751" draw:points="0,1208 1269,-1543 4793,731">
          <text:p/>
        </draw:polyline>
        <draw:rect draw:style-name="gr13" draw:text-style-name="P1" draw:layer="layout" svg:width="1.4cm" svg:height="5.166cm" svg:x="17.266cm" svg:y="18.5cm">
          <text:p/>
        </draw:rect>
        <draw:frame draw:style-name="gr2" draw:text-style-name="P4" draw:layer="layout" svg:width="2.1cm" svg:height="0.721cm" svg:x="18.233cm" svg:y="17.604cm">
          <draw:text-box>
            <text:p><text:span text:style-name="T3">VSpace </text:span></text:p>
          </draw:text-box>
        </draw:frame>
        <draw:frame draw:style-name="gr2" draw:text-style-name="P14" draw:layer="layout" svg:width="4.199cm" svg:height="0.721cm" svg:x="13.201cm" svg:y="13.78cm">
          <draw:text-box>
            <text:p><text:span text:style-name="T9">TCB</text:span></text:p>
          </draw:text-box>
        </draw:frame>
        <draw:polyline draw:style-name="gr11" draw:text-style-name="P1" draw:layer="layout" svg:width="20.708cm" svg:height="2.996cm" draw:transform="skewX (-1.40481551492997) rotate (-1.53257361617712) translate (17.2921342987146cm -2.84448581753617cm)" svg:viewBox="0 0 20709 2997" draw:points="0,-31804 514,-31779 18524,-34776 20709,-34668">
          <text:p/>
        </draw:polyline>
        <draw:g>
          <draw:line draw:style-name="gr21" draw:text-style-name="P1" draw:layer="layout" svg:x1="17.666cm" svg:y1="21.663cm" svg:x2="18.166cm" svg:y2="21.663cm">
            <text:p/>
          </draw:line>
          <draw:line draw:style-name="gr21" draw:text-style-name="P1" draw:layer="layout" svg:x1="17.666cm" svg:y1="21.963cm" svg:x2="18.166cm" svg:y2="21.963cm">
            <text:p/>
          </draw:line>
          <draw:line draw:style-name="gr21" draw:text-style-name="P1" draw:layer="layout" svg:x1="17.666cm" svg:y1="22.263cm" svg:x2="18.166cm" svg:y2="22.263cm">
            <text:p/>
          </draw:line>
          <draw:line draw:style-name="gr21" draw:text-style-name="P1" draw:layer="layout" svg:x1="17.666cm" svg:y1="22.563cm" svg:x2="18.166cm" svg:y2="22.563cm">
            <text:p/>
          </draw:line>
          <draw:line draw:style-name="gr21" draw:text-style-name="P1" draw:layer="layout" svg:x1="17.666cm" svg:y1="22.863cm" svg:x2="18.166cm" svg:y2="22.863cm">
            <text:p/>
          </draw:line>
          <draw:line draw:style-name="gr21" draw:text-style-name="P1" draw:layer="layout" svg:x1="17.666cm" svg:y1="23.163cm" svg:x2="18.166cm" svg:y2="23.163cm">
            <text:p/>
          </draw:line>
          <draw:rect draw:style-name="gr1" draw:text-style-name="P15" draw:layer="layout" svg:width="2.1cm" svg:height="0.5cm" draw:transform="rotate (1.5707963267946) translate (17.666cm 23.5cm)">
            <text:p text:style-name="P1"><text:span text:style-name="T10">DFRAMES</text:span></text:p>
          </draw:rect>
        </draw:g>
        <draw:frame draw:style-name="gr2" draw:text-style-name="P8" draw:layer="layout" svg:width="1cm" svg:height="0.721cm" draw:transform="rotate (1.5707963267946) translate (11.68cm 15.701cm)">
          <draw:text-box>
            <text:p text:style-name="P7"><text:span text:style-name="T5">...</text:span></text:p>
          </draw:text-box>
        </draw:frame>
        <draw:polyline draw:style-name="gr11" draw:text-style-name="P1" draw:layer="layout" svg:width="3.733cm" svg:height="3.95cm" draw:transform="rotate (-1.0716321607255) translate (15.4688434731039cm 14.8097251421139cm)" svg:viewBox="0 0 3734 3951" draw:points="0,-9033 2154,-12984 3734,-12122">
          <text:p/>
        </draw:polyline>
      </draw:page>
      <draw:page draw:name="page7" draw:style-name="dp1" draw:master-page-name="Default">
        <office:forms form:automatic-focus="false" form:apply-design-mode="false"/>
        <draw:rect draw:style-name="gr1" draw:text-style-name="P2" draw:layer="layout" svg:width="1.6cm" svg:height="3.935cm" svg:x="9.667cm" svg:y="5.667cm">
          <text:p text:style-name="P1"><text:span text:style-name="T1"><text:s/></text:span></text:p>
        </draw:rect>
        <draw:frame draw:style-name="gr2" draw:text-style-name="P3" draw:layer="layout" svg:width="2cm" svg:height="0.645cm" svg:x="9.5cm" svg:y="5.604cm">
          <draw:text-box>
            <text:p><text:span text:style-name="T2">IOPT</text:span></text:p>
          </draw:text-box>
        </draw:frame>
        <draw:rect draw:style-name="gr1" draw:text-style-name="P2" draw:layer="layout" svg:width="1.4cm" svg:height="1cm" svg:x="9.767cm" svg:y="6.204cm">
          <text:p text:style-name="P1"><text:span text:style-name="T1"><text:s/></text:span></text:p>
        </draw:rect>
        <draw:rect draw:style-name="gr1" draw:text-style-name="P2" draw:layer="layout" svg:width="0.3cm" svg:height="0.3cm" svg:x="10.167cm" svg:y="6.704cm">
          <text:p text:style-name="P1"><text:span text:style-name="T1"><text:s/></text:span></text:p>
        </draw:rect>
        <draw:line draw:style-name="gr11" draw:text-style-name="P1" draw:layer="layout" svg:x1="10.306cm" svg:y1="6.867cm" svg:x2="11.666cm" svg:y2="7cm">
          <text:p/>
        </draw:line>
        <draw:rect draw:style-name="gr1" draw:text-style-name="P2" draw:layer="layout" svg:width="0.3cm" svg:height="0.3cm" svg:x="10.467cm" svg:y="6.704cm">
          <text:p text:style-name="P1"><text:span text:style-name="T1"><text:s/></text:span></text:p>
        </draw:rect>
        <draw:rect draw:style-name="gr1" draw:text-style-name="P2" draw:layer="layout" svg:width="0.3cm" svg:height="0.3cm" svg:x="9.867cm" svg:y="6.704cm">
          <text:p text:style-name="P1"><text:span text:style-name="T1"><text:s/></text:span></text:p>
        </draw:rect>
        <draw:rect draw:style-name="gr1" draw:text-style-name="P2" draw:layer="layout" svg:width="0.3cm" svg:height="0.3cm" svg:x="10.767cm" svg:y="6.704cm">
          <text:p text:style-name="P1"><text:span text:style-name="T1"><text:s/></text:span></text:p>
        </draw:rect>
        <draw:rect draw:style-name="gr1" draw:text-style-name="P2" draw:layer="layout" svg:width="1.701cm" svg:height="3cm" svg:x="13.667cm" svg:y="5.704cm">
          <text:p text:style-name="P1"><text:span text:style-name="T1"><text:s/></text:span></text:p>
        </draw:rect>
        <draw:frame draw:style-name="gr2" draw:text-style-name="P3" draw:layer="layout" svg:width="1.365cm" svg:height="0.645cm" svg:x="13.968cm" svg:y="5.604cm">
          <draw:text-box>
            <text:p><text:span text:style-name="T2">IOPT</text:span></text:p>
          </draw:text-box>
        </draw:frame>
        <draw:rect draw:style-name="gr1" draw:text-style-name="P2" draw:layer="layout" svg:width="1.401cm" svg:height="1cm" svg:x="13.867cm" svg:y="6.204cm">
          <text:p text:style-name="P1"><text:span text:style-name="T1"><text:s/></text:span></text:p>
        </draw:rect>
        <draw:rect draw:style-name="gr1" draw:text-style-name="P2" draw:layer="layout" svg:width="0.3cm" svg:height="0.3cm" svg:x="14.268cm" svg:y="6.704cm">
          <text:p text:style-name="P1"><text:span text:style-name="T1"><text:s/></text:span></text:p>
        </draw:rect>
        <draw:line draw:style-name="gr11" draw:text-style-name="P1" draw:layer="layout" svg:x1="14.407cm" svg:y1="6.867cm" svg:x2="16.307cm" svg:y2="6.867cm">
          <text:p/>
        </draw:line>
        <draw:rect draw:style-name="gr1" draw:text-style-name="P2" draw:layer="layout" svg:width="0.3cm" svg:height="0.3cm" svg:x="14.568cm" svg:y="6.704cm">
          <text:p text:style-name="P1"><text:span text:style-name="T1"><text:s/></text:span></text:p>
        </draw:rect>
        <draw:rect draw:style-name="gr1" draw:text-style-name="P2" draw:layer="layout" svg:width="0.3cm" svg:height="0.3cm" svg:x="13.968cm" svg:y="6.704cm">
          <text:p text:style-name="P1"><text:span text:style-name="T1"><text:s/></text:span></text:p>
        </draw:rect>
        <draw:rect draw:style-name="gr1" draw:text-style-name="P2" draw:layer="layout" svg:width="0.3cm" svg:height="0.3cm" svg:x="14.868cm" svg:y="6.704cm">
          <text:p text:style-name="P1"><text:span text:style-name="T1"><text:s/></text:span></text:p>
        </draw:rect>
        <draw:line draw:style-name="gr12" draw:text-style-name="P1" draw:layer="layout" svg:x1="9.767cm" svg:y1="7.204cm" svg:x2="9.766cm" svg:y2="8.502cm">
          <text:p/>
        </draw:line>
        <draw:g>
          <draw:rect draw:style-name="gr1" draw:text-style-name="P1" draw:layer="layout" svg:width="1.6cm" svg:height="0.6cm" svg:x="16.367cm" svg:y="6.504cm">
            <text:p text:style-name="P1"><text:s/></text:p>
          </draw:rect>
          <draw:frame draw:style-name="gr2" draw:text-style-name="P3" draw:layer="layout" svg:width="1.751cm" svg:height="0.645cm" svg:x="16.267cm" svg:y="6.504cm">
            <draw:text-box>
              <text:p><text:span text:style-name="T2">FRAME</text:span></text:p>
            </draw:text-box>
          </draw:frame>
        </draw:g>
        <draw:g>
          <draw:rect draw:style-name="gr1" draw:text-style-name="P1" draw:layer="layout" svg:width="1.6cm" svg:height="0.6cm" svg:x="16.368cm" svg:y="8.005cm">
            <text:p text:style-name="P1"><text:s/></text:p>
          </draw:rect>
          <draw:frame draw:style-name="gr2" draw:text-style-name="P3" draw:layer="layout" svg:width="1.751cm" svg:height="0.645cm" svg:x="16.268cm" svg:y="8.005cm">
            <draw:text-box>
              <text:p><text:span text:style-name="T2">FRAME</text:span></text:p>
            </draw:text-box>
          </draw:frame>
        </draw:g>
        <draw:rect draw:style-name="gr1" draw:text-style-name="P2" draw:layer="layout" svg:width="1.394cm" svg:height="1cm" svg:x="13.874cm" svg:y="7.604cm">
          <text:p text:style-name="P1"><text:span text:style-name="T1"><text:s/></text:span></text:p>
        </draw:rect>
        <draw:rect draw:style-name="gr1" draw:text-style-name="P2" draw:layer="layout" svg:width="0.3cm" svg:height="0.3cm" svg:x="14.268cm" svg:y="8.104cm">
          <text:p text:style-name="P1"><text:span text:style-name="T1"><text:s/></text:span></text:p>
        </draw:rect>
        <draw:rect draw:style-name="gr1" draw:text-style-name="P2" draw:layer="layout" svg:width="0.3cm" svg:height="0.3cm" svg:x="14.568cm" svg:y="8.104cm">
          <text:p text:style-name="P1"><text:span text:style-name="T1"><text:s/></text:span></text:p>
        </draw:rect>
        <draw:rect draw:style-name="gr1" draw:text-style-name="P2" draw:layer="layout" svg:width="0.3cm" svg:height="0.3cm" svg:x="13.968cm" svg:y="8.104cm">
          <text:p text:style-name="P1"><text:span text:style-name="T1"><text:s/></text:span></text:p>
        </draw:rect>
        <draw:rect draw:style-name="gr1" draw:text-style-name="P2" draw:layer="layout" svg:width="0.3cm" svg:height="0.3cm" svg:x="14.868cm" svg:y="8.104cm">
          <text:p text:style-name="P1"><text:span text:style-name="T1"><text:s/></text:span></text:p>
        </draw:rect>
        <draw:line draw:style-name="gr11" draw:text-style-name="P1" draw:layer="layout" svg:x1="14.407cm" svg:y1="8.267cm" svg:x2="16.307cm" svg:y2="8.267cm">
          <text:p/>
        </draw:line>
        <draw:line draw:style-name="gr12" draw:text-style-name="P1" draw:layer="layout" svg:x1="13.867cm" svg:y1="7.204cm" svg:x2="13.867cm" svg:y2="7.604cm">
          <text:p/>
        </draw:line>
        <draw:line draw:style-name="gr12" draw:text-style-name="P1" draw:layer="layout" svg:x1="15.267cm" svg:y1="7.204cm" svg:x2="15.267cm" svg:y2="7.604cm">
          <text:p/>
        </draw:line>
        <draw:rect draw:style-name="gr1" draw:text-style-name="P2" draw:layer="layout" svg:width="1.4cm" svg:height="1cm" svg:x="9.768cm" svg:y="8.504cm">
          <text:p text:style-name="P1"><text:span text:style-name="T1"><text:s/></text:span></text:p>
        </draw:rect>
        <draw:rect draw:style-name="gr1" draw:text-style-name="P2" draw:layer="layout" svg:width="0.3cm" svg:height="0.3cm" svg:x="10.168cm" svg:y="9.004cm">
          <text:p text:style-name="P1"><text:span text:style-name="T1"><text:s/></text:span></text:p>
        </draw:rect>
        <draw:line draw:style-name="gr11" draw:text-style-name="P1" draw:layer="layout" svg:x1="10.266cm" svg:y1="9.202cm" svg:x2="16.266cm" svg:y2="9.202cm">
          <text:p/>
        </draw:line>
        <draw:rect draw:style-name="gr1" draw:text-style-name="P2" draw:layer="layout" svg:width="0.3cm" svg:height="0.3cm" svg:x="10.468cm" svg:y="9.004cm">
          <text:p text:style-name="P1"><text:span text:style-name="T1"><text:s/></text:span></text:p>
        </draw:rect>
        <draw:rect draw:style-name="gr1" draw:text-style-name="P2" draw:layer="layout" svg:width="0.3cm" svg:height="0.3cm" svg:x="9.868cm" svg:y="9.004cm">
          <text:p text:style-name="P1"><text:span text:style-name="T1"><text:s/></text:span></text:p>
        </draw:rect>
        <draw:rect draw:style-name="gr1" draw:text-style-name="P2" draw:layer="layout" svg:width="0.3cm" svg:height="0.3cm" svg:x="10.768cm" svg:y="9.004cm">
          <text:p text:style-name="P1"><text:span text:style-name="T1"><text:s/></text:span></text:p>
        </draw:rect>
        <draw:g>
          <draw:rect draw:style-name="gr1" draw:text-style-name="P1" draw:layer="layout" svg:width="1.6cm" svg:height="0.6cm" svg:x="16.369cm" svg:y="8.906cm">
            <text:p text:style-name="P1"><text:s/></text:p>
          </draw:rect>
          <draw:frame draw:style-name="gr2" draw:text-style-name="P3" draw:layer="layout" svg:width="1.751cm" svg:height="0.645cm" svg:x="16.269cm" svg:y="8.906cm">
            <draw:text-box>
              <text:p><text:span text:style-name="T2">FRAME</text:span></text:p>
            </draw:text-box>
          </draw:frame>
        </draw:g>
        <draw:frame draw:style-name="gr2" draw:text-style-name="P4" draw:layer="layout" svg:width="3.2cm" svg:height="0.721cm" svg:x="11.999cm" svg:y="4.667cm">
          <draw:text-box>
            <text:p><text:span text:style-name="T3">IOSpace</text:span></text:p>
          </draw:text-box>
        </draw:frame>
        <draw:rect draw:style-name="gr13" draw:text-style-name="P1" draw:layer="layout" svg:width="9cm" svg:height="4.469cm" svg:x="9.167cm" svg:y="5.334cm">
          <text:p/>
        </draw:rect>
        <draw:rect draw:style-name="gr1" draw:text-style-name="P2" draw:layer="layout" svg:width="0.3cm" svg:height="0.3cm" svg:x="10.767cm" svg:y="6.704cm">
          <text:p text:style-name="P1"><text:span text:style-name="T1"><text:s/></text:span></text:p>
        </draw:rect>
        <draw:line draw:style-name="gr12" draw:text-style-name="P1" draw:layer="layout" svg:x1="11.168cm" svg:y1="7.204cm" svg:x2="11.167cm" svg:y2="8.502cm">
          <text:p/>
        </draw:line>
        <draw:frame draw:style-name="gr2" draw:text-style-name="P8" draw:layer="layout" svg:width="1cm" svg:height="0.721cm" draw:transform="rotate (1.5707963267946) translate (16.666cm 8.002cm)">
          <draw:text-box>
            <text:p text:style-name="P7"><text:span text:style-name="T5">...</text:span></text:p>
          </draw:text-box>
        </draw:frame>
        <draw:frame draw:style-name="gr2" draw:text-style-name="P8" draw:layer="layout" svg:width="1cm" svg:height="0.721cm" draw:transform="rotate (1.5707963267946) translate (16.666cm 9.102cm)">
          <draw:text-box>
            <text:p text:style-name="P7"><text:span text:style-name="T5">..</text:span></text:p>
          </draw:text-box>
        </draw:frame>
        <draw:rect draw:style-name="gr1" draw:text-style-name="P2" draw:layer="layout" svg:width="1.799cm" svg:height="4.497cm" svg:x="4.685cm" svg:y="3.836cm">
          <text:p text:style-name="P1"><text:span text:style-name="T1"><text:s/></text:span></text:p>
        </draw:rect>
        <draw:frame draw:style-name="gr2" draw:text-style-name="P3" draw:layer="layout" svg:width="2.1cm" svg:height="0.645cm" svg:x="4.671cm" svg:y="3.836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4.871cm" svg:y="4.436cm">
            <text:p text:style-name="P1"><text:s/></text:p>
          </draw:rect>
          <draw:frame draw:style-name="gr2" draw:text-style-name="P3" draw:layer="layout" svg:width="1.6cm" svg:height="0.645cm" svg:x="4.771cm" svg:y="4.33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1cm" svg:y="4.837cm">
            <text:p text:style-name="P1"><text:s/></text:p>
          </draw:rect>
          <draw:frame draw:style-name="gr2" draw:text-style-name="P3" draw:layer="layout" svg:width="1.6cm" svg:height="0.645cm" svg:x="4.771cm" svg:y="4.737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1cm" svg:y="5.238cm">
            <text:p text:style-name="P1"><text:s/></text:p>
          </draw:rect>
          <draw:frame draw:style-name="gr2" draw:text-style-name="P3" draw:layer="layout" svg:width="1.6cm" svg:height="0.645cm" svg:x="4.771cm" svg:y="5.13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1cm" svg:y="5.639cm">
            <text:p text:style-name="P1"><text:s/></text:p>
          </draw:rect>
          <draw:frame draw:style-name="gr2" draw:text-style-name="P3" draw:layer="layout" svg:width="1.6cm" svg:height="0.645cm" svg:x="4.771cm" svg:y="5.53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1cm" svg:y="6.039cm">
            <text:p text:style-name="P1"><text:s/></text:p>
          </draw:rect>
          <draw:frame draw:style-name="gr2" draw:text-style-name="P3" draw:layer="layout" svg:width="1.6cm" svg:height="0.645cm" svg:x="4.771cm" svg:y="5.93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1cm" svg:y="6.44cm">
            <text:p text:style-name="P1"><text:s/></text:p>
          </draw:rect>
          <draw:frame draw:style-name="gr2" draw:text-style-name="P3" draw:layer="layout" svg:width="1.6cm" svg:height="0.645cm" svg:x="4.771cm" svg:y="6.3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4.871cm" svg:y="6.841cm">
            <text:p text:style-name="P1"><text:s/></text:p>
          </draw:rect>
          <draw:frame draw:style-name="gr2" draw:text-style-name="P3" draw:layer="layout" svg:width="1.6cm" svg:height="0.645cm" svg:x="4.771cm" svg:y="6.741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11cm" svg:x="4.871cm" svg:y="7.245cm">
            <text:p text:style-name="P1"><text:s/></text:p>
          </draw:rect>
          <draw:frame draw:style-name="gr22" draw:text-style-name="P3" draw:layer="layout" svg:width="1.6cm" svg:height="0.657cm" svg:x="4.771cm" svg:y="7.142cm">
            <draw:text-box>
              <text:p><text:span text:style-name="T2">CAP</text:span></text:p>
            </draw:text-box>
          </draw:frame>
        </draw:g>
        <draw:rect draw:style-name="gr4" draw:text-style-name="P1" draw:layer="layout" svg:width="2.098cm" svg:height="5.001cm" svg:x="4.571cm" svg:y="3.665cm">
          <text:p/>
        </draw:rect>
        <draw:frame draw:style-name="gr2" draw:text-style-name="P4" draw:layer="layout" svg:width="2.332cm" svg:height="0.721cm" svg:x="4.502cm" svg:y="2.834cm">
          <draw:text-box>
            <text:p><text:span text:style-name="T3">Cspace </text:span></text:p>
          </draw:text-box>
        </draw:frame>
        <draw:line draw:style-name="gr3" draw:text-style-name="P1" draw:layer="layout" svg:x1="6cm" svg:y1="5.833cm" svg:x2="9.667cm" svg:y2="5.834cm">
          <text:p/>
        </draw:line>
        <draw:polyline draw:style-name="gr3" draw:text-style-name="P1" draw:layer="layout" svg:width="5.869cm" svg:height="0.406cm" draw:transform="rotate (-0.108210413624814) translate (6.04049627200753cm 4.62722548119584cm)" svg:viewBox="0 0 5870 407" draw:points="0,8271 1491,8109 1509,8274 4989,7896 5870,8303">
          <text:p/>
        </draw:polyline>
        <draw:polyline draw:style-name="gr14" draw:text-style-name="P1" draw:layer="layout" svg:width="13.177cm" svg:height="3.123cm" draw:transform="rotate (-0.163362817987825) translate (6.167cm 7.001cm)" svg:viewBox="0 0 13178 3124" draw:points="0,11810 515,14934 13178,12847 13015,11860 12029,12022">
          <text:p/>
        </draw:polyline>
        <draw:polyline draw:style-name="gr15" draw:text-style-name="P1" draw:layer="layout" svg:width="1.148cm" svg:height="0.986cm" draw:transform="rotate (-0.163362817987825) translate (18.0274508475014cm 8.0065281950998cm)" svg:viewBox="0 0 1149 987" draw:points="1149,10923 987,9936 0,10099">
          <text:p/>
        </draw:polyline>
        <draw:polyline draw:style-name="gr15" draw:text-style-name="P1" draw:layer="layout" svg:width="1.202cm" svg:height="1.314cm" draw:transform="rotate (-0.163362817987825) translate (18.0274508475014cm 6.67352819509979cm)" svg:viewBox="0 0 1203 1315" draw:points="1203,8620 987,7305 0,7467">
          <text:p/>
        </draw:polyline>
        <draw:g>
          <draw:rect draw:style-name="gr1" draw:text-style-name="P1" draw:layer="layout" svg:width="1cm" svg:height="1cm" svg:x="10.218cm" svg:y="11.239cm">
            <text:p text:style-name="P1"><text:s/></text:p>
          </draw:rect>
          <draw:frame draw:style-name="gr2" draw:text-style-name="P3" draw:layer="layout" svg:width="1.6cm" svg:height="0.645cm" svg:x="10.118cm" svg:y="11.139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1.218cm" svg:y="11.239cm">
          <text:p text:style-name="P1"><text:span text:style-name="T1"><text:s/></text:span></text:p>
        </draw:rect>
        <draw:frame draw:style-name="gr2" draw:text-style-name="P3" draw:layer="layout" svg:width="1.6cm" svg:height="0.645cm" svg:x="11.118cm" svg:y="11.139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2.218cm" svg:y="11.239cm">
          <text:p text:style-name="P1"><text:span text:style-name="T1"><text:s/></text:span></text:p>
        </draw:rect>
        <draw:frame draw:style-name="gr2" draw:text-style-name="P9" draw:layer="layout" svg:width="1.6cm" svg:height="0.806cm" svg:x="12.418cm" svg:y="11.339cm">
          <draw:text-box>
            <text:p><text:span text:style-name="T6">...</text:span></text:p>
          </draw:text-box>
        </draw:frame>
        <draw:polyline draw:style-name="gr11" draw:text-style-name="P1" draw:layer="layout" svg:width="5.168cm" svg:height="3.166cm" draw:transform="rotate (3.1407199889632) translate (10.665996065867cm 11.8375081831539cm)" svg:viewBox="0 0 5169 3167" draw:points="0,-23652 5166,-23656 5169,-20489">
          <text:p/>
        </draw:polyline>
        <draw:frame draw:style-name="gr2" draw:text-style-name="P16" draw:layer="layout" svg:width="4.279cm" svg:height="0.683cm" svg:x="11.721cm" svg:y="20.479cm">
          <draw:text-box>
            <text:p text:style-name="P12"><text:span text:style-name="T8">Hardware Device</text:span></text:p>
          </draw:text-box>
        </draw:frame>
        <draw:rect draw:style-name="gr16" draw:text-style-name="P2" draw:layer="layout" svg:width="1.6cm" svg:height="1cm" svg:x="12.217cm" svg:y="16.537cm">
          <text:p text:style-name="P1"><text:span text:style-name="T2">IRQ</text:span></text:p>
          <text:p text:style-name="P1"><text:span text:style-name="T2">Handler</text:span></text:p>
        </draw:rect>
        <draw:rect draw:style-name="gr17" draw:text-style-name="P2" draw:layer="layout" svg:width="3.9cm" svg:height="3cm" draw:transform="rotate (3.1415926535892) translate (15.617cm 21.137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12.817cm 19.637cm)">
          <text:p text:style-name="P12"><text:span text:style-name="T2">IRQ</text:span></text:p>
        </draw:rect>
        <draw:line draw:style-name="gr19" draw:text-style-name="P1" draw:layer="layout" svg:x1="13.117cm" svg:y1="18.537cm" svg:x2="13.117cm" svg:y2="17.537cm">
          <text:p/>
        </draw:line>
        <draw:rect draw:style-name="gr1" draw:text-style-name="P2" draw:layer="layout" svg:width="1.3cm" svg:height="0.599cm" svg:x="12.617cm" svg:y="15.292cm">
          <text:p text:style-name="P1"><text:span text:style-name="T1"><text:s/></text:span></text:p>
        </draw:rect>
        <draw:frame draw:style-name="gr2" draw:text-style-name="P3" draw:layer="layout" svg:width="1.3cm" svg:height="0.645cm" svg:x="12.717cm" svg:y="15.292cm">
          <draw:text-box>
            <text:p><text:span text:style-name="T2">AEP</text:span></text:p>
          </draw:text-box>
        </draw:frame>
        <draw:line draw:style-name="gr11" draw:text-style-name="P1" draw:layer="layout" svg:x1="13.55cm" svg:y1="16.836cm" svg:x2="13.55cm" svg:y2="15.836cm">
          <text:p/>
        </draw:line>
        <draw:polyline draw:style-name="gr20" draw:text-style-name="P1" draw:layer="layout" svg:width="15.721cm" svg:height="3.658cm" draw:transform="rotate (-1.0716321607255) translate (6.98247472484353cm 5.9643373908376cm)" svg:viewBox="0 0 15722 3659" draw:points="0,-5432 399,-6163 6398,-2892 8393,-6551 14100,-3439 15722,-6408">
          <text:p/>
        </draw:polyline>
        <draw:polyline draw:style-name="gr11" draw:text-style-name="P1" draw:layer="layout" svg:width="12.949cm" svg:height="4.569cm" draw:transform="skewX (0.41294490102178) rotate (-0.838281639733905) translate (6.89855365646296cm 5.86865780016306cm)" svg:viewBox="0 0 12950 4570" draw:points="0,-1542 400,-2409 7483,2161 9256,-1680 12950,623">
          <text:p/>
        </draw:polyline>
        <draw:frame draw:style-name="gr2" draw:text-style-name="P14" draw:layer="layout" svg:width="4.199cm" svg:height="0.721cm" svg:x="9.918cm" svg:y="10.616cm">
          <draw:text-box>
            <text:p><text:span text:style-name="T9">TCB</text:span></text:p>
          </draw:text-box>
        </draw:frame>
        <draw:polyline draw:style-name="gr11" draw:text-style-name="P1" draw:layer="layout" svg:width="26.224cm" svg:height="4.279cm" draw:transform="skewX (-1.40481551492997) rotate (-1.53257361617712) translate (14.9978687099284cm -13.7054468785435cm)" svg:viewBox="0 0 26225 4280" draw:points="0,-26767 514,-26741 26225,-31021">
          <text:p/>
        </draw:polyline>
        <draw:g>
          <draw:line draw:style-name="gr21" draw:text-style-name="P1" draw:layer="layout" svg:x1="14.383cm" svg:y1="18.499cm" svg:x2="14.883cm" svg:y2="18.499cm">
            <text:p/>
          </draw:line>
          <draw:line draw:style-name="gr21" draw:text-style-name="P1" draw:layer="layout" svg:x1="14.383cm" svg:y1="18.799cm" svg:x2="14.883cm" svg:y2="18.799cm">
            <text:p/>
          </draw:line>
          <draw:line draw:style-name="gr21" draw:text-style-name="P1" draw:layer="layout" svg:x1="14.383cm" svg:y1="19.099cm" svg:x2="14.883cm" svg:y2="19.099cm">
            <text:p/>
          </draw:line>
          <draw:line draw:style-name="gr21" draw:text-style-name="P1" draw:layer="layout" svg:x1="14.383cm" svg:y1="19.399cm" svg:x2="14.883cm" svg:y2="19.399cm">
            <text:p/>
          </draw:line>
          <draw:line draw:style-name="gr21" draw:text-style-name="P1" draw:layer="layout" svg:x1="14.383cm" svg:y1="19.699cm" svg:x2="14.883cm" svg:y2="19.699cm">
            <text:p/>
          </draw:line>
          <draw:line draw:style-name="gr21" draw:text-style-name="P1" draw:layer="layout" svg:x1="14.383cm" svg:y1="19.999cm" svg:x2="14.883cm" svg:y2="19.999cm">
            <text:p/>
          </draw:line>
          <draw:rect draw:style-name="gr1" draw:text-style-name="P15" draw:layer="layout" svg:width="2.1cm" svg:height="0.5cm" draw:transform="rotate (1.5707963267946) translate (14.383cm 20.336cm)">
            <text:p text:style-name="P1"><text:span text:style-name="T10">DFRAMES</text:span></text:p>
          </draw:rect>
        </draw:g>
        <draw:polyline draw:style-name="gr11" draw:text-style-name="P1" draw:layer="layout" svg:width="10.453cm" svg:height="6.29cm" draw:transform="skewX (-5.66445251495821E-017) rotate (-1.0716321607255) translate (8.86228636744968cm 5.77243081181838cm)" svg:viewBox="0 0 10454 6291" draw:points="0,-6775 5560,-3744 8991,-10035 10454,-9237">
          <text:p/>
        </draw:polyline>
        <draw:rect draw:style-name="gr1" draw:text-style-name="P2" draw:layer="layout" svg:width="1.701cm" svg:height="3cm" svg:x="11.632cm" svg:y="5.766cm">
          <text:p text:style-name="P1"><text:span text:style-name="T1"><text:s/></text:span></text:p>
        </draw:rect>
        <draw:frame draw:style-name="gr2" draw:text-style-name="P3" draw:layer="layout" svg:width="1.365cm" svg:height="0.645cm" svg:x="11.933cm" svg:y="5.666cm">
          <draw:text-box>
            <text:p><text:span text:style-name="T2">IOPT</text:span></text:p>
          </draw:text-box>
        </draw:frame>
        <draw:rect draw:style-name="gr1" draw:text-style-name="P2" draw:layer="layout" svg:width="1.401cm" svg:height="1cm" svg:x="11.832cm" svg:y="6.266cm">
          <text:p text:style-name="P1"><text:span text:style-name="T1"><text:s/></text:span></text:p>
        </draw:rect>
        <draw:rect draw:style-name="gr1" draw:text-style-name="P2" draw:layer="layout" svg:width="0.3cm" svg:height="0.3cm" svg:x="12.233cm" svg:y="6.766cm">
          <text:p text:style-name="P1"><text:span text:style-name="T1"><text:s/></text:span></text:p>
        </draw:rect>
        <draw:rect draw:style-name="gr1" draw:text-style-name="P2" draw:layer="layout" svg:width="0.3cm" svg:height="0.3cm" svg:x="12.533cm" svg:y="6.766cm">
          <text:p text:style-name="P1"><text:span text:style-name="T1"><text:s/></text:span></text:p>
        </draw:rect>
        <draw:rect draw:style-name="gr1" draw:text-style-name="P2" draw:layer="layout" svg:width="0.3cm" svg:height="0.3cm" svg:x="11.933cm" svg:y="6.766cm">
          <text:p text:style-name="P1"><text:span text:style-name="T1"><text:s/></text:span></text:p>
        </draw:rect>
        <draw:rect draw:style-name="gr1" draw:text-style-name="P2" draw:layer="layout" svg:width="0.3cm" svg:height="0.3cm" svg:x="12.833cm" svg:y="6.766cm">
          <text:p text:style-name="P1"><text:span text:style-name="T1"><text:s/></text:span></text:p>
        </draw:rect>
        <draw:rect draw:style-name="gr1" draw:text-style-name="P2" draw:layer="layout" svg:width="1.394cm" svg:height="1cm" svg:x="11.839cm" svg:y="7.666cm">
          <text:p text:style-name="P1"><text:span text:style-name="T1"><text:s/></text:span></text:p>
        </draw:rect>
        <draw:rect draw:style-name="gr1" draw:text-style-name="P2" draw:layer="layout" svg:width="0.3cm" svg:height="0.3cm" svg:x="12.233cm" svg:y="8.166cm">
          <text:p text:style-name="P1"><text:span text:style-name="T1"><text:s/></text:span></text:p>
        </draw:rect>
        <draw:rect draw:style-name="gr1" draw:text-style-name="P2" draw:layer="layout" svg:width="0.3cm" svg:height="0.3cm" svg:x="12.533cm" svg:y="8.166cm">
          <text:p text:style-name="P1"><text:span text:style-name="T1"><text:s/></text:span></text:p>
        </draw:rect>
        <draw:rect draw:style-name="gr1" draw:text-style-name="P2" draw:layer="layout" svg:width="0.3cm" svg:height="0.3cm" svg:x="11.933cm" svg:y="8.166cm">
          <text:p text:style-name="P1"><text:span text:style-name="T1"><text:s/></text:span></text:p>
        </draw:rect>
        <draw:rect draw:style-name="gr1" draw:text-style-name="P2" draw:layer="layout" svg:width="0.3cm" svg:height="0.3cm" svg:x="12.833cm" svg:y="8.166cm">
          <text:p text:style-name="P1"><text:span text:style-name="T1"><text:s/></text:span></text:p>
        </draw:rect>
        <draw:line draw:style-name="gr12" draw:text-style-name="P1" draw:layer="layout" svg:x1="11.832cm" svg:y1="7.266cm" svg:x2="11.832cm" svg:y2="7.666cm">
          <text:p/>
        </draw:line>
        <draw:line draw:style-name="gr12" draw:text-style-name="P1" draw:layer="layout" svg:x1="13.232cm" svg:y1="7.266cm" svg:x2="13.232cm" svg:y2="7.666cm">
          <text:p/>
        </draw:line>
        <draw:line draw:style-name="gr11" draw:text-style-name="P1" draw:layer="layout" svg:x1="12.666cm" svg:y1="7cm" svg:x2="13.666cm" svg:y2="6cm">
          <text:p/>
        </draw:line>
        <draw:polyline draw:style-name="gr3" draw:text-style-name="P1" draw:layer="layout" svg:width="8.5cm" svg:height="0.165cm" draw:transform="rotate (-0.000174532926385385) translate (5.99900006410436cm 5.49863270907987cm)" svg:viewBox="0 0 8501 166" draw:points="0,10996 7834,10995 8501,11161">
          <text:p/>
        </draw:polyline>
        <draw:rect draw:style-name="gr18" draw:text-style-name="P13" draw:layer="layout" svg:width="1.3cm" svg:height="0.534cm" draw:transform="rotate (1.5707963267946) translate (12.166cm 19.633cm)">
          <text:p text:style-name="P12"><text:span text:style-name="T2">IOSR</text:span></text:p>
        </draw:rect>
        <draw:polyline draw:style-name="gr11" draw:text-style-name="P1" draw:layer="layout" svg:width="32.623cm" svg:height="3.996cm" draw:transform="skewX (-1.40481551492997) rotate (-1.53257361617712) translate (11.253310161596cm -14.1005830353687cm)" svg:viewBox="0 0 32624 3997" draw:points="32624,-23568 8612,-19571 0,-19997 3998,-20663">
          <text:p/>
        </draw:polyline>
        <draw:polyline draw:style-name="gr23" draw:text-style-name="P1" draw:layer="layout" svg:width="14.024cm" svg:height="12.727cm" draw:transform="skewX (-8.3475124636297E-017) rotate (0.7853981633973) translate (7.83300000000626cm 14.1670000000494cm)" svg:viewBox="0 0 14025 12728" draw:points="1886,38183 3183,39480 11550,31113 14025,33588 3772,43841 0,40069 1886,38183">
          <text:p/>
        </draw:polyline>
        <draw:frame draw:style-name="gr2" draw:text-style-name="P4" draw:layer="layout" svg:width="2.1cm" svg:height="0.721cm" svg:x="14.166cm" svg:y="12.937cm">
          <draw:text-box>
            <text:p><text:span text:style-name="T3">VSpace </text:span></text:p>
          </draw:text-box>
        </draw:frame>
        <draw:g>
          <draw:rect draw:style-name="gr1" draw:text-style-name="P1" draw:layer="layout" svg:width="1.383cm" svg:height="0.455cm" svg:x="4.897cm" svg:y="7.656cm">
            <text:p text:style-name="P1"><text:s/></text:p>
          </draw:rect>
          <draw:frame draw:style-name="gr24" draw:text-style-name="P3" draw:layer="layout" svg:width="1.579cm" svg:height="0.93cm" svg:x="4.799cm" svg:y="7.543cm">
            <draw:text-box>
              <text:p><text:span text:style-name="T2">CAP</text:span></text:p>
            </draw:text-box>
          </draw:frame>
        </draw:g>
        <draw:polyline draw:style-name="gr11" draw:text-style-name="P1" draw:layer="layout" svg:width="17.316cm" svg:height="9.807cm" draw:transform="skewX (0.41294490102178) rotate (-0.838281639733905) translate (7.54125841588843cm 4.15597907403614cm)" svg:viewBox="0 0 17317 9808" draw:points="0,-4168 686,-5655 15888,4153 17317,1056">
          <text:p/>
        </draw:polyline>
      </draw:page>
      <draw:page draw:name="page8" draw:style-name="dp1" draw:master-page-name="Default">
        <office:forms form:automatic-focus="false" form:apply-design-mode="false"/>
        <draw:g>
          <draw:line draw:style-name="gr21" draw:text-style-name="P17" draw:layer="layout" svg:x1="11.233cm" svg:y1="18.566cm" svg:x2="11.233cm" svg:y2="19.066cm">
            <text:p/>
          </draw:line>
          <draw:line draw:style-name="gr21" draw:text-style-name="P17" draw:layer="layout" svg:x1="11.033cm" svg:y1="18.566cm" svg:x2="11.033cm" svg:y2="19.066cm">
            <text:p/>
          </draw:line>
          <draw:line draw:style-name="gr21" draw:text-style-name="P17" draw:layer="layout" svg:x1="11.433cm" svg:y1="18.566cm" svg:x2="11.433cm" svg:y2="19.066cm">
            <text:p/>
          </draw:line>
          <draw:line draw:style-name="gr21" draw:text-style-name="P17" draw:layer="layout" svg:x1="11.633cm" svg:y1="18.566cm" svg:x2="11.633cm" svg:y2="19.066cm">
            <text:p/>
          </draw:line>
          <draw:line draw:style-name="gr21" draw:text-style-name="P17" draw:layer="layout" svg:x1="11.833cm" svg:y1="18.566cm" svg:x2="11.833cm" svg:y2="19.066cm">
            <text:p/>
          </draw:line>
          <draw:line draw:style-name="gr21" draw:text-style-name="P17" draw:layer="layout" svg:x1="12.033cm" svg:y1="18.566cm" svg:x2="12.033cm" svg:y2="19.066cm">
            <text:p/>
          </draw:line>
          <draw:line draw:style-name="gr21" draw:text-style-name="P17" draw:layer="layout" svg:x1="12.233cm" svg:y1="18.566cm" svg:x2="12.233cm" svg:y2="19.066cm">
            <text:p/>
          </draw:line>
          <draw:rect draw:style-name="gr1" draw:text-style-name="P18" draw:layer="layout" svg:width="1.6cm" svg:height="0.5cm" svg:x="10.833cm" svg:y="18.566cm">
            <text:p/>
          </draw:rect>
        </draw:g>
        <draw:rect draw:style-name="gr6" draw:text-style-name="P5" draw:layer="layout" svg:width="2.6cm" svg:height="1.2cm" svg:x="10.333cm" svg:y="18.366cm">
          <text:p text:style-name="P1"><text:span text:style-name="T2"><text:s/></text:span><text:span text:style-name="T2">Set of IO Ports</text:span></text:p>
        </draw:rect>
        <draw:polyline draw:style-name="gr25" draw:text-style-name="P1" draw:layer="layout" svg:width="1.48cm" svg:height="1.597cm" draw:transform="skewX (-0.0481710873550344) rotate (-1.62751952748559) translate (13.3096362618385cm 16.4006555050106cm)" svg:viewBox="0 0 1481 1598" draw:points="8,-27461 0,-28359 1352,-28436 1365,-26838 1481,-26845">
          <text:p/>
        </draw:polyline>
        <draw:line draw:style-name="gr26" draw:text-style-name="P1" draw:layer="layout" svg:x1="12.133cm" svg:y1="17.866cm" svg:x2="12.134cm" svg:y2="18.566cm">
          <text:p/>
        </draw:line>
        <draw:line draw:style-name="gr26" draw:text-style-name="P1" draw:layer="layout" svg:x1="11.934cm" svg:y1="17.866cm" svg:x2="11.935cm" svg:y2="18.566cm">
          <text:p/>
        </draw:line>
        <draw:line draw:style-name="gr26" draw:text-style-name="P1" draw:layer="layout" svg:x1="11.735cm" svg:y1="17.866cm" svg:x2="11.736cm" svg:y2="18.566cm">
          <text:p/>
        </draw:line>
        <draw:line draw:style-name="gr26" draw:text-style-name="P1" draw:layer="layout" svg:x1="11.536cm" svg:y1="17.866cm" svg:x2="11.537cm" svg:y2="18.566cm">
          <text:p/>
        </draw:line>
        <draw:line draw:style-name="gr26" draw:text-style-name="P1" draw:layer="layout" svg:x1="11.337cm" svg:y1="17.866cm" svg:x2="11.338cm" svg:y2="18.566cm">
          <text:p/>
        </draw:line>
        <draw:line draw:style-name="gr26" draw:text-style-name="P1" draw:layer="layout" svg:x1="11.138cm" svg:y1="17.866cm" svg:x2="11.139cm" svg:y2="18.566cm">
          <text:p/>
        </draw:line>
        <draw:line draw:style-name="gr26" draw:text-style-name="P1" draw:layer="layout" svg:x1="10.94cm" svg:y1="17.866cm" svg:x2="10.941cm" svg:y2="18.566cm">
          <text:p/>
        </draw:line>
        <draw:line draw:style-name="gr27" draw:text-style-name="P1" draw:layer="layout" svg:x1="10.941cm" svg:y1="17.866cm" svg:x2="12.333cm" svg:y2="17.866cm">
          <text:p/>
        </draw:line>
        <draw:line draw:style-name="gr26" draw:text-style-name="P1" draw:layer="layout" svg:x1="12.334cm" svg:y1="17.866cm" svg:x2="12.335cm" svg:y2="18.566cm">
          <text:p/>
        </draw:line>
        <draw:g>
          <draw:rect draw:style-name="gr1" draw:text-style-name="P1" draw:layer="layout" svg:width="1cm" svg:height="1cm" svg:x="13.501cm" svg:y="14.404cm">
            <text:p text:style-name="P1"><text:s/></text:p>
          </draw:rect>
          <draw:frame draw:style-name="gr2" draw:text-style-name="P3" draw:layer="layout" svg:width="1.6cm" svg:height="0.645cm" svg:x="13.401cm" svg:y="14.304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4.501cm" svg:y="14.404cm">
          <text:p text:style-name="P1"><text:span text:style-name="T1"><text:s/></text:span></text:p>
        </draw:rect>
        <draw:frame draw:style-name="gr2" draw:text-style-name="P3" draw:layer="layout" svg:width="1.6cm" svg:height="0.645cm" svg:x="14.401cm" svg:y="14.304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5.501cm" svg:y="14.404cm">
          <text:p text:style-name="P1"><text:span text:style-name="T1"><text:s/></text:span></text:p>
        </draw:rect>
        <draw:frame draw:style-name="gr2" draw:text-style-name="P9" draw:layer="layout" svg:width="1.6cm" svg:height="0.806cm" svg:x="15.701cm" svg:y="14.504cm">
          <draw:text-box>
            <text:p><text:span text:style-name="T6">...</text:span></text:p>
          </draw:text-box>
        </draw:frame>
        <draw:line draw:style-name="gr11" draw:text-style-name="P1" draw:layer="layout" svg:x1="14.002cm" svg:y1="15.003cm" svg:x2="12.502cm" svg:y2="15.003cm">
          <text:p/>
        </draw:line>
        <draw:frame draw:style-name="gr2" draw:text-style-name="P10" draw:layer="layout" svg:width="3.5cm" svg:height="0.645cm" draw:transform="rotate (1.5707963267946) translate (11.257cm 17.203cm)">
          <draw:text-box>
            <text:p><text:span text:style-name="T7">CSpace</text:span></text:p>
          </draw:text-box>
        </draw:frame>
        <draw:rect draw:style-name="gr13" draw:text-style-name="P1" draw:layer="layout" svg:width="0.6cm" svg:height="2.499cm" svg:x="11.902cm" svg:y="14.403cm">
          <text:p/>
        </draw:rect>
        <draw:frame draw:style-name="gr2" draw:text-style-name="P11" draw:layer="layout" svg:width="4.279cm" svg:height="0.683cm" svg:x="14.221cm" svg:y="19.833cm">
          <draw:text-box>
            <text:p><text:span text:style-name="T8"><text:s/></text:span><text:span text:style-name="T8">Hardware Device</text:span></text:p>
          </draw:text-box>
        </draw:frame>
        <draw:rect draw:style-name="gr17" draw:text-style-name="P2" draw:layer="layout" svg:width="3.9cm" svg:height="1.302cm" draw:transform="rotate (3.1415926535892) translate (18.166cm 20.766cm)">
          <text:p text:style-name="P1"><text:span text:style-name="T1"><text:s/></text:span></text:p>
        </draw:rect>
        <draw:frame draw:style-name="gr2" draw:text-style-name="P14" draw:layer="layout" svg:width="4.199cm" svg:height="0.721cm" svg:x="13.201cm" svg:y="13.781cm">
          <draw:text-box>
            <text:p><text:span text:style-name="T9">TCB</text:span></text:p>
          </draw:text-box>
        </draw:frame>
        <draw:frame draw:style-name="gr2" draw:text-style-name="P8" draw:layer="layout" svg:width="1cm" svg:height="0.721cm" draw:transform="rotate (1.5707963267946) translate (11.68cm 15.702cm)">
          <draw:text-box>
            <text:p text:style-name="P7"><text:span text:style-name="T5">...</text:span></text:p>
          </draw:text-box>
        </draw:frame>
        <draw:polyline draw:style-name="gr26" draw:text-style-name="P1" draw:layer="layout" svg:width="5.031cm" svg:height="3.529cm" draw:transform="skewX (-0.239110107523178) rotate (2.39686066176336) translate (14.5897498793677cm 24.1131452202151cm)" svg:viewBox="0 0 5032 3530" draw:points="5032,-14458 4202,-15682 0,-12520 250,-12152">
          <text:p/>
        </draw:polyline>
      </draw:page>
      <draw:page draw:name="page9" draw:style-name="dp1" draw:master-page-name="Default">
        <draw:g>
          <draw:rect draw:style-name="gr1" draw:text-style-name="P1" draw:layer="layout" svg:width="1cm" svg:height="1cm" svg:x="5.501cm" svg:y="1.001cm">
            <text:p text:style-name="P1"><text:s/></text:p>
          </draw:rect>
          <draw:frame draw:style-name="gr2" draw:text-style-name="P3" draw:layer="layout" svg:width="1.6cm" svg:height="0.645cm" svg:x="5.401cm" svg:y="0.901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6.501cm" svg:y="1.001cm">
          <text:p text:style-name="P1"><text:span text:style-name="T1"><text:s/></text:span></text:p>
        </draw:rect>
        <draw:frame draw:style-name="gr2" draw:text-style-name="P3" draw:layer="layout" svg:width="1.6cm" svg:height="0.645cm" svg:x="6.401cm" svg:y="0.901cm">
          <draw:text-box>
            <text:p><text:span text:style-name="T2">CAP</text:span></text:p>
          </draw:text-box>
        </draw:frame>
        <draw:rect draw:style-name="gr1" draw:text-style-name="P2" draw:layer="layout" svg:width="1.786cm" svg:height="7.899cm" svg:x="1.515cm" svg:y="3.501cm">
          <text:p text:style-name="P1"><text:span text:style-name="T1"><text:s/></text:span></text:p>
        </draw:rect>
        <draw:frame draw:style-name="gr2" draw:text-style-name="P3" draw:layer="layout" svg:width="2.1cm" svg:height="0.645cm" svg:x="1.501cm" svg:y="3.501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1.701cm" svg:y="4.101cm">
            <text:p text:style-name="P1"><text:s/></text:p>
          </draw:rect>
          <draw:frame draw:style-name="gr2" draw:text-style-name="P3" draw:layer="layout" svg:width="1.6cm" svg:height="0.645cm" svg:x="1.601cm" svg:y="4.001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.6cm" svg:height="1.1cm" svg:x="8.001cm" svg:y="3.501cm">
          <text:p text:style-name="P1"><text:span text:style-name="T1"><text:s/></text:span></text:p>
        </draw:rect>
        <draw:frame draw:style-name="gr2" draw:text-style-name="P3" draw:layer="layout" svg:width="1.1cm" svg:height="0.645cm" svg:x="8.201cm" svg:y="3.501cm">
          <draw:text-box>
            <text:p><text:span text:style-name="T2">PD</text:span></text:p>
          </draw:text-box>
        </draw:frame>
        <draw:rect draw:style-name="gr1" draw:text-style-name="P2" draw:layer="layout" svg:width="7cm" svg:height="1cm" svg:x="7.501cm" svg:y="1.001cm">
          <text:p text:style-name="P1"><text:span text:style-name="T1"><text:s/></text:span></text:p>
        </draw:rect>
        <draw:frame draw:style-name="gr2" draw:text-style-name="P3" draw:layer="layout" svg:width="1.6cm" svg:height="0.645cm" svg:x="10.101cm" svg:y="1.202cm">
          <draw:text-box>
            <text:p><text:span text:style-name="T2">TCB</text:span></text:p>
          </draw:text-box>
        </draw:frame>
        <draw:g>
          <draw:rect draw:style-name="gr1" draw:text-style-name="P1" draw:layer="layout" svg:width="1.4cm" svg:height="0.4cm" svg:x="1.701cm" svg:y="4.502cm">
            <text:p text:style-name="P1"><text:s/></text:p>
          </draw:rect>
          <draw:frame draw:style-name="gr2" draw:text-style-name="P3" draw:layer="layout" svg:width="1.6cm" svg:height="0.645cm" svg:x="1.601cm" svg:y="4.402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4.903cm">
            <text:p text:style-name="P1"><text:s/></text:p>
          </draw:rect>
          <draw:frame draw:style-name="gr2" draw:text-style-name="P3" draw:layer="layout" svg:width="1.6cm" svg:height="0.645cm" svg:x="1.601cm" svg:y="4.8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5.304cm">
            <text:p text:style-name="P1"><text:s/></text:p>
          </draw:rect>
          <draw:frame draw:style-name="gr2" draw:text-style-name="P3" draw:layer="layout" svg:width="1.6cm" svg:height="0.645cm" svg:x="1.601cm" svg:y="5.204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cm" svg:x="1.701cm" svg:y="5.704cm">
            <text:p text:style-name="P1"><text:s/></text:p>
          </draw:rect>
          <draw:frame draw:style-name="gr2" draw:text-style-name="P3" draw:layer="layout" svg:width="1.6cm" svg:height="0.645cm" svg:x="1.601cm" svg:y="5.6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6.105cm">
            <text:p text:style-name="P1"><text:s/></text:p>
          </draw:rect>
          <draw:frame draw:style-name="gr2" draw:text-style-name="P3" draw:layer="layout" svg:width="1.6cm" svg:height="0.645cm" svg:x="1.601cm" svg:y="6.0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6.506cm">
            <text:p text:style-name="P1"><text:s/></text:p>
          </draw:rect>
          <draw:frame draw:style-name="gr2" draw:text-style-name="P3" draw:layer="layout" svg:width="1.6cm" svg:height="0.645cm" svg:x="1.601cm" svg:y="6.4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6.907cm">
            <text:p text:style-name="P1"><text:s/></text:p>
          </draw:rect>
          <draw:frame draw:style-name="gr2" draw:text-style-name="P3" draw:layer="layout" svg:width="1.6cm" svg:height="0.645cm" svg:x="1.601cm" svg:y="6.807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.6cm" svg:height="3.898cm" svg:x="11.001cm" svg:y="5.702cm">
          <text:p text:style-name="P1"><text:span text:style-name="T1"><text:s/></text:span></text:p>
        </draw:rect>
        <draw:frame draw:style-name="gr2" draw:text-style-name="P3" draw:layer="layout" svg:width="1.1cm" svg:height="0.645cm" svg:x="11.201cm" svg:y="5.602cm">
          <draw:text-box>
            <text:p><text:span text:style-name="T2">PD</text:span></text:p>
          </draw:text-box>
        </draw:frame>
        <draw:rect draw:style-name="gr1" draw:text-style-name="P2" draw:layer="layout" svg:width="1.4cm" svg:height="1cm" svg:x="11.101cm" svg:y="6.202cm">
          <text:p text:style-name="P1"><text:span text:style-name="T1"><text:s/></text:span></text:p>
        </draw:rect>
        <draw:frame draw:style-name="gr2" draw:text-style-name="P3" draw:layer="layout" svg:width="1.6cm" svg:height="0.645cm" svg:x="11.201cm" svg:y="6.102cm">
          <draw:text-box>
            <text:p><text:span text:style-name="T2">PDE</text:span></text:p>
          </draw:text-box>
        </draw:frame>
        <draw:rect draw:style-name="gr1" draw:text-style-name="P2" draw:layer="layout" svg:width="0.3cm" svg:height="0.3cm" svg:x="11.501cm" svg:y="6.702cm">
          <text:p text:style-name="P1"><text:span text:style-name="T1"><text:s/></text:span></text:p>
        </draw:rect>
        <draw:rect draw:style-name="gr1" draw:text-style-name="P2" draw:layer="layout" svg:width="0.3cm" svg:height="0.3cm" svg:x="11.801cm" svg:y="6.702cm">
          <text:p text:style-name="P1"><text:span text:style-name="T1"><text:s/></text:span></text:p>
        </draw:rect>
        <draw:rect draw:style-name="gr1" draw:text-style-name="P2" draw:layer="layout" svg:width="0.3cm" svg:height="0.3cm" svg:x="11.201cm" svg:y="6.702cm">
          <text:p text:style-name="P1"><text:span text:style-name="T1"><text:s/></text:span></text:p>
        </draw:rect>
        <draw:rect draw:style-name="gr1" draw:text-style-name="P2" draw:layer="layout" svg:width="0.3cm" svg:height="0.3cm" svg:x="12.101cm" svg:y="6.702cm">
          <text:p text:style-name="P1"><text:span text:style-name="T1"><text:s/></text:span></text:p>
        </draw:rect>
        <draw:rect draw:style-name="gr1" draw:text-style-name="P2" draw:layer="layout" svg:width="1.6cm" svg:height="3cm" svg:x="15.102cm" svg:y="5.702cm">
          <text:p text:style-name="P1"><text:span text:style-name="T1"><text:s/></text:span></text:p>
        </draw:rect>
        <draw:frame draw:style-name="gr2" draw:text-style-name="P3" draw:layer="layout" svg:width="1.1cm" svg:height="0.645cm" svg:x="15.302cm" svg:y="5.602cm">
          <draw:text-box>
            <text:p><text:span text:style-name="T2">PT</text:span></text:p>
          </draw:text-box>
        </draw:frame>
        <draw:rect draw:style-name="gr1" draw:text-style-name="P2" draw:layer="layout" svg:width="1.401cm" svg:height="1cm" svg:x="15.201cm" svg:y="6.202cm">
          <text:p text:style-name="P1"><text:span text:style-name="T1"><text:s/></text:span></text:p>
        </draw:rect>
        <draw:frame draw:style-name="gr2" draw:text-style-name="P3" draw:layer="layout" svg:width="1.6cm" svg:height="0.645cm" svg:x="15.302cm" svg:y="6.102cm">
          <draw:text-box>
            <text:p><text:span text:style-name="T2">PTE</text:span></text:p>
          </draw:text-box>
        </draw:frame>
        <draw:rect draw:style-name="gr1" draw:text-style-name="P2" draw:layer="layout" svg:width="0.3cm" svg:height="0.3cm" svg:x="15.602cm" svg:y="6.702cm">
          <text:p text:style-name="P1"><text:span text:style-name="T1"><text:s/></text:span></text:p>
        </draw:rect>
        <draw:rect draw:style-name="gr1" draw:text-style-name="P2" draw:layer="layout" svg:width="0.3cm" svg:height="0.3cm" svg:x="15.902cm" svg:y="6.702cm">
          <text:p text:style-name="P1"><text:span text:style-name="T1"><text:s/></text:span></text:p>
        </draw:rect>
        <draw:rect draw:style-name="gr1" draw:text-style-name="P2" draw:layer="layout" svg:width="0.3cm" svg:height="0.3cm" svg:x="15.302cm" svg:y="6.702cm">
          <text:p text:style-name="P1"><text:span text:style-name="T1"><text:s/></text:span></text:p>
        </draw:rect>
        <draw:rect draw:style-name="gr1" draw:text-style-name="P2" draw:layer="layout" svg:width="0.3cm" svg:height="0.3cm" svg:x="16.202cm" svg:y="6.702cm">
          <text:p text:style-name="P1"><text:span text:style-name="T1"><text:s/></text:span></text:p>
        </draw:rect>
        <draw:line draw:style-name="gr12" draw:text-style-name="P1" draw:layer="layout" svg:x1="11.101cm" svg:y1="7.202cm" svg:x2="11.1cm" svg:y2="8.5cm">
          <text:p/>
        </draw:line>
        <draw:g>
          <draw:rect draw:style-name="gr1" draw:text-style-name="P1" draw:layer="layout" svg:width="1.6cm" svg:height="0.6cm" svg:x="17.701cm" svg:y="6.502cm">
            <text:p text:style-name="P1"><text:s/></text:p>
          </draw:rect>
          <draw:frame draw:style-name="gr2" draw:text-style-name="P3" draw:layer="layout" svg:width="1.751cm" svg:height="0.645cm" svg:x="17.601cm" svg:y="6.502cm">
            <draw:text-box>
              <text:p><text:span text:style-name="T2">FRAME</text:span></text:p>
            </draw:text-box>
          </draw:frame>
        </draw:g>
        <draw:g>
          <draw:rect draw:style-name="gr1" draw:text-style-name="P1" draw:layer="layout" svg:width="1.6cm" svg:height="0.6cm" svg:x="17.702cm" svg:y="8.003cm">
            <text:p text:style-name="P1"><text:s/></text:p>
          </draw:rect>
          <draw:frame draw:style-name="gr2" draw:text-style-name="P3" draw:layer="layout" svg:width="1.751cm" svg:height="0.645cm" svg:x="17.602cm" svg:y="8.003cm">
            <draw:text-box>
              <text:p><text:span text:style-name="T2">FRAME</text:span></text:p>
            </draw:text-box>
          </draw:frame>
        </draw:g>
        <draw:rect draw:style-name="gr1" draw:text-style-name="P2" draw:layer="layout" svg:width="1.394cm" svg:height="1cm" svg:x="15.208cm" svg:y="7.602cm">
          <text:p text:style-name="P1"><text:span text:style-name="T1"><text:s/></text:span></text:p>
        </draw:rect>
        <draw:rect draw:style-name="gr1" draw:text-style-name="P2" draw:layer="layout" svg:width="0.3cm" svg:height="0.3cm" svg:x="15.602cm" svg:y="8.102cm">
          <text:p text:style-name="P1"><text:span text:style-name="T1"><text:s/></text:span></text:p>
        </draw:rect>
        <draw:rect draw:style-name="gr1" draw:text-style-name="P2" draw:layer="layout" svg:width="0.3cm" svg:height="0.3cm" svg:x="15.902cm" svg:y="8.102cm">
          <text:p text:style-name="P1"><text:span text:style-name="T1"><text:s/></text:span></text:p>
        </draw:rect>
        <draw:rect draw:style-name="gr1" draw:text-style-name="P2" draw:layer="layout" svg:width="0.3cm" svg:height="0.3cm" svg:x="15.302cm" svg:y="8.102cm">
          <text:p text:style-name="P1"><text:span text:style-name="T1"><text:s/></text:span></text:p>
        </draw:rect>
        <draw:rect draw:style-name="gr1" draw:text-style-name="P2" draw:layer="layout" svg:width="0.3cm" svg:height="0.3cm" svg:x="16.202cm" svg:y="8.102cm">
          <text:p text:style-name="P1"><text:span text:style-name="T1"><text:s/></text:span></text:p>
        </draw:rect>
        <draw:frame draw:style-name="gr2" draw:text-style-name="P3" draw:layer="layout" svg:width="1.6cm" svg:height="0.645cm" svg:x="15.302cm" svg:y="7.503cm">
          <draw:text-box>
            <text:p><text:span text:style-name="T2">PTE</text:span></text:p>
          </draw:text-box>
        </draw:frame>
        <draw:line draw:style-name="gr12" draw:text-style-name="P1" draw:layer="layout" svg:x1="15.201cm" svg:y1="7.202cm" svg:x2="15.201cm" svg:y2="7.602cm">
          <text:p/>
        </draw:line>
        <draw:line draw:style-name="gr12" draw:text-style-name="P1" draw:layer="layout" svg:x1="16.601cm" svg:y1="7.202cm" svg:x2="16.601cm" svg:y2="7.602cm">
          <text:p/>
        </draw:line>
        <draw:rect draw:style-name="gr1" draw:text-style-name="P2" draw:layer="layout" svg:width="1.4cm" svg:height="1cm" svg:x="11.102cm" svg:y="8.502cm">
          <text:p text:style-name="P1"><text:span text:style-name="T1"><text:s/></text:span></text:p>
        </draw:rect>
        <draw:frame draw:style-name="gr2" draw:text-style-name="P3" draw:layer="layout" svg:width="1.6cm" svg:height="0.645cm" svg:x="11.202cm" svg:y="8.402cm">
          <draw:text-box>
            <text:p><text:span text:style-name="T2">PDE</text:span></text:p>
          </draw:text-box>
        </draw:frame>
        <draw:rect draw:style-name="gr1" draw:text-style-name="P2" draw:layer="layout" svg:width="0.3cm" svg:height="0.3cm" svg:x="11.502cm" svg:y="9.002cm">
          <text:p text:style-name="P1"><text:span text:style-name="T1"><text:s/></text:span></text:p>
        </draw:rect>
        <draw:rect draw:style-name="gr1" draw:text-style-name="P2" draw:layer="layout" svg:width="0.3cm" svg:height="0.3cm" svg:x="11.802cm" svg:y="9.002cm">
          <text:p text:style-name="P1"><text:span text:style-name="T1"><text:s/></text:span></text:p>
        </draw:rect>
        <draw:rect draw:style-name="gr1" draw:text-style-name="P2" draw:layer="layout" svg:width="0.3cm" svg:height="0.3cm" svg:x="11.202cm" svg:y="9.002cm">
          <text:p text:style-name="P1"><text:span text:style-name="T1"><text:s/></text:span></text:p>
        </draw:rect>
        <draw:rect draw:style-name="gr1" draw:text-style-name="P2" draw:layer="layout" svg:width="0.3cm" svg:height="0.3cm" svg:x="12.102cm" svg:y="9.002cm">
          <text:p text:style-name="P1"><text:span text:style-name="T1"><text:s/></text:span></text:p>
        </draw:rect>
        <draw:g>
          <draw:rect draw:style-name="gr1" draw:text-style-name="P1" draw:layer="layout" svg:width="1.6cm" svg:height="0.6cm" svg:x="17.703cm" svg:y="8.904cm">
            <text:p text:style-name="P1"><text:s/></text:p>
          </draw:rect>
          <draw:frame draw:style-name="gr2" draw:text-style-name="P3" draw:layer="layout" svg:width="1.751cm" svg:height="0.645cm" svg:x="17.603cm" svg:y="8.904cm">
            <draw:text-box>
              <text:p><text:span text:style-name="T2">FRAME</text:span></text:p>
            </draw:text-box>
          </draw:frame>
        </draw:g>
        <draw:frame draw:style-name="gr2" draw:text-style-name="P19" draw:layer="layout" svg:width="1cm" svg:height="0.806cm" svg:x="8.301cm" svg:y="3.795cm">
          <draw:text-box>
            <text:p text:style-name="P7"><text:span text:style-name="T6">...</text:span></text:p>
          </draw:text-box>
        </draw:frame>
        <draw:frame draw:style-name="gr2" draw:text-style-name="P19" draw:layer="layout" svg:width="1cm" svg:height="0.806cm" svg:x="9.701cm" svg:y="3.395cm">
          <draw:text-box>
            <text:p text:style-name="P7"><text:span text:style-name="T6">...</text:span></text:p>
          </draw:text-box>
        </draw:frame>
        <draw:rect draw:style-name="gr4" draw:text-style-name="P1" draw:layer="layout" svg:width="2.1cm" svg:height="8.399cm" svg:x="1.401cm" svg:y="3.201cm">
          <text:p/>
        </draw:rect>
        <draw:rect draw:style-name="gr13" draw:text-style-name="P1" draw:layer="layout" svg:width="4cm" svg:height="1.7cm" svg:x="7.501cm" svg:y="3.101cm">
          <text:p/>
        </draw:rect>
        <draw:line draw:style-name="gr26" draw:text-style-name="P1" draw:layer="layout" svg:x1="3.8cm" svg:y1="6cm" svg:x2="10.8cm" svg:y2="6cm">
          <text:p/>
        </draw:line>
        <draw:rect draw:style-name="gr1" draw:text-style-name="P2" draw:layer="layout" svg:width="1.3cm" svg:height="0.599cm" svg:x="9.101cm" svg:y="10.601cm">
          <text:p text:style-name="P1"><text:span text:style-name="T1"><text:s/></text:span></text:p>
        </draw:rect>
        <draw:frame draw:style-name="gr2" draw:text-style-name="P3" draw:layer="layout" svg:width="1.3cm" svg:height="0.645cm" svg:x="9.101cm" svg:y="10.601cm">
          <draw:text-box>
            <text:p><text:span text:style-name="T2">AEP</text:span></text:p>
          </draw:text-box>
        </draw:frame>
        <draw:rect draw:style-name="gr1" draw:text-style-name="P2" draw:layer="layout" svg:width="0.3cm" svg:height="0.3cm" svg:x="12.101cm" svg:y="6.702cm">
          <text:p text:style-name="P1"><text:span text:style-name="T1"><text:s/></text:span></text:p>
        </draw:rect>
        <draw:rect draw:style-name="gr1" draw:text-style-name="P2" draw:layer="layout" svg:width="1.3cm" svg:height="0.599cm" svg:x="9.101cm" svg:y="15.701cm">
          <text:p text:style-name="P1"><text:span text:style-name="T1"><text:s/></text:span></text:p>
        </draw:rect>
        <draw:frame draw:style-name="gr2" draw:text-style-name="P3" draw:layer="layout" svg:width="1.3cm" svg:height="0.645cm" svg:x="9.201cm" svg:y="15.701cm">
          <draw:text-box>
            <text:p><text:span text:style-name="T2">EP</text:span></text:p>
          </draw:text-box>
        </draw:frame>
        <draw:g>
          <draw:rect draw:style-name="gr1" draw:text-style-name="P1" draw:layer="layout" svg:width="1cm" svg:height="1cm" svg:x="13.501cm" svg:y="10.701cm">
            <text:p text:style-name="P1"><text:s/></text:p>
          </draw:rect>
          <draw:frame draw:style-name="gr2" draw:text-style-name="P3" draw:layer="layout" svg:width="1.6cm" svg:height="0.645cm" svg:x="13.401cm" svg:y="10.601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4.501cm" svg:y="10.701cm">
          <text:p text:style-name="P1"><text:span text:style-name="T1"><text:s/></text:span></text:p>
        </draw:rect>
        <draw:frame draw:style-name="gr2" draw:text-style-name="P3" draw:layer="layout" svg:width="1.6cm" svg:height="0.645cm" svg:x="14.401cm" svg:y="10.601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5.501cm" svg:y="10.701cm">
          <text:p text:style-name="P1"><text:span text:style-name="T1"><text:s/></text:span></text:p>
        </draw:rect>
        <draw:frame draw:style-name="gr2" draw:text-style-name="P3" draw:layer="layout" svg:width="1.6cm" svg:height="0.645cm" svg:x="15.701cm" svg:y="10.801cm">
          <draw:text-box>
            <text:p><text:span text:style-name="T2">TCB</text:span></text:p>
          </draw:text-box>
        </draw:frame>
        <draw:rect draw:style-name="gr13" draw:text-style-name="P1" draw:layer="layout" svg:width="0.6cm" svg:height="2.2cm" svg:x="11.901cm" svg:y="10.201cm">
          <text:p/>
        </draw:rect>
        <draw:g>
          <draw:rect draw:style-name="gr1" draw:text-style-name="P1" draw:layer="layout" svg:width="1cm" svg:height="1cm" svg:x="13.501cm" svg:y="14.402cm">
            <text:p text:style-name="P1"><text:s/></text:p>
          </draw:rect>
          <draw:frame draw:style-name="gr2" draw:text-style-name="P3" draw:layer="layout" svg:width="1.6cm" svg:height="0.645cm" svg:x="13.401cm" svg:y="14.302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4.501cm" svg:y="14.402cm">
          <text:p text:style-name="P1"><text:span text:style-name="T1"><text:s/></text:span></text:p>
        </draw:rect>
        <draw:frame draw:style-name="gr2" draw:text-style-name="P3" draw:layer="layout" svg:width="1.6cm" svg:height="0.645cm" svg:x="14.401cm" svg:y="14.302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5.501cm" svg:y="14.402cm">
          <text:p text:style-name="P1"><text:span text:style-name="T1"><text:s/></text:span></text:p>
        </draw:rect>
        <draw:frame draw:style-name="gr2" draw:text-style-name="P3" draw:layer="layout" svg:width="1.6cm" svg:height="0.645cm" svg:x="15.701cm" svg:y="14.502cm">
          <draw:text-box>
            <text:p><text:span text:style-name="T2">TCB</text:span></text:p>
          </draw:text-box>
        </draw:frame>
        <draw:rect draw:style-name="gr13" draw:text-style-name="P1" draw:layer="layout" svg:width="0.6cm" svg:height="2.499cm" svg:x="11.902cm" svg:y="14.401cm">
          <text:p/>
        </draw:rect>
        <draw:line draw:style-name="gr28" draw:text-style-name="P1" draw:layer="layout" svg:x1="12cm" svg:y1="3cm" svg:x2="13.5cm" svg:y2="3cm">
          <text:p/>
        </draw:line>
        <draw:polyline draw:style-name="gr26" draw:text-style-name="P1" draw:layer="layout" svg:width="10.249cm" svg:height="4.075cm" draw:transform="skewX (-0.979653309144232) rotate (1.95721222318607) translate (7.66298789165647cm 15.7943715003391cm)" svg:viewBox="0 0 10250 4076" draw:points="10250,2291 2518,6367 876,4671 0,5134">
          <text:p/>
        </draw:polyline>
        <draw:polyline draw:style-name="gr26" draw:text-style-name="P1" draw:layer="layout" svg:width="11.929cm" svg:height="3.884cm" draw:transform="skewX (-0.974068255537851) rotate (1.96087741461526) translate (8.33653253721529cm 17.7337729964277cm)" svg:viewBox="0 0 11930 3885" draw:points="11930,1934 4613,5819 1219,2282 0,2929">
          <text:p/>
        </draw:polyline>
        <draw:rect draw:style-name="gr16" draw:text-style-name="P2" draw:layer="layout" svg:width="1.6cm" svg:height="1cm" svg:x="2.6cm" svg:y="19.7cm">
          <text:p text:style-name="P1"><text:span text:style-name="T2">IRQ</text:span></text:p>
        </draw:rect>
        <draw:g>
          <draw:rect draw:style-name="gr1" draw:text-style-name="P1" draw:layer="layout" svg:width="1.4cm" svg:height="0.4cm" svg:x="1.701cm" svg:y="7.309cm">
            <text:p text:style-name="P1"><text:s/></text:p>
          </draw:rect>
          <draw:frame draw:style-name="gr2" draw:text-style-name="P3" draw:layer="layout" svg:width="1.6cm" svg:height="0.645cm" svg:x="1.601cm" svg:y="7.20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7.709cm">
            <text:p text:style-name="P1"><text:s/></text:p>
          </draw:rect>
          <draw:frame draw:style-name="gr2" draw:text-style-name="P3" draw:layer="layout" svg:width="1.6cm" svg:height="0.645cm" svg:x="1.601cm" svg:y="7.609cm">
            <draw:text-box>
              <text:p><text:span text:style-name="T2">CAPs</text:span></text:p>
            </draw:text-box>
          </draw:frame>
        </draw:g>
        <draw:frame draw:style-name="gr2" draw:text-style-name="P19" draw:layer="layout" svg:width="1cm" svg:height="0.806cm" svg:x="4.7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6cm 24.3cm)">
          <text:p text:style-name="P1"><text:span text:style-name="T1"><text:s/></text:span></text:p>
        </draw:rect>
        <draw:frame draw:style-name="gr29" draw:text-style-name="P11" draw:layer="layout" svg:width="3.499cm" svg:height="0.8cm" svg:x="2.301cm" svg:y="23.6cm">
          <draw:text-box>
            <text:p><text:span text:style-name="T8">Network Card A</text:span></text:p>
          </draw:text-box>
        </draw:frame>
        <draw:rect draw:style-name="gr18" draw:text-style-name="P13" draw:layer="layout" svg:width="1.3cm" svg:height="0.5cm" draw:transform="rotate (1.5707963267946) translate (4.1cm 22.8cm)">
          <text:p text:style-name="P12"><text:span text:style-name="T2">IOSR</text:span></text:p>
        </draw:rect>
        <draw:rect draw:style-name="gr8" draw:text-style-name="P6" draw:layer="layout" svg:width="3.999cm" svg:height="0.499cm" svg:x="13.503cm" svg:y="2.303cm">
          <text:p text:style-name="P1"><text:span text:style-name="T4">Untyped memory objects</text:span></text:p>
        </draw:rect>
        <draw:rect draw:style-name="gr9" draw:text-style-name="P2" draw:layer="layout" svg:width="3.999cm" svg:height="0.2cm" svg:x="13.504cm" svg:y="2.8cm">
          <text:p/>
        </draw:rect>
        <draw:rect draw:style-name="gr9" draw:text-style-name="P2" draw:layer="layout" svg:width="3.999cm" svg:height="0.2cm" svg:x="13.505cm" svg:y="3cm">
          <text:p/>
        </draw:rect>
        <draw:rect draw:style-name="gr9" draw:text-style-name="P2" draw:layer="layout" svg:width="3.999cm" svg:height="0.2cm" svg:x="13.506cm" svg:y="3.2cm">
          <text:p/>
        </draw:rect>
        <draw:rect draw:style-name="gr9" draw:text-style-name="P2" draw:layer="layout" svg:width="3.999cm" svg:height="0.2cm" svg:x="13.507cm" svg:y="3.4cm">
          <text:p/>
        </draw:rect>
        <draw:rect draw:style-name="gr9" draw:text-style-name="P2" draw:layer="layout" svg:width="3.999cm" svg:height="0.2cm" svg:x="13.508cm" svg:y="3.6cm">
          <text:p/>
        </draw:rect>
        <draw:rect draw:style-name="gr9" draw:text-style-name="P2" draw:layer="layout" svg:width="3.999cm" svg:height="0.2cm" svg:x="13.509cm" svg:y="3.8cm">
          <text:p/>
        </draw:rect>
        <draw:rect draw:style-name="gr9" draw:text-style-name="P2" draw:layer="layout" svg:width="3.999cm" svg:height="0.2cm" svg:x="13.51cm" svg:y="4cm">
          <text:p/>
        </draw:rect>
        <draw:rect draw:style-name="gr9" draw:text-style-name="P2" draw:layer="layout" svg:width="3.999cm" svg:height="0.2cm" svg:x="13.511cm" svg:y="4.2cm">
          <text:p/>
        </draw:rect>
        <draw:rect draw:style-name="gr9" draw:text-style-name="P2" draw:layer="layout" svg:width="3.999cm" svg:height="0.2cm" svg:x="13.512cm" svg:y="4.4cm">
          <text:p/>
        </draw:rect>
        <draw:rect draw:style-name="gr9" draw:text-style-name="P2" draw:layer="layout" svg:width="3.999cm" svg:height="0.2cm" svg:x="13.513cm" svg:y="4.6cm">
          <text:p/>
        </draw:rect>
        <draw:line draw:style-name="gr12" draw:text-style-name="P1" draw:layer="layout" svg:x1="12.502cm" svg:y1="7.202cm" svg:x2="12.501cm" svg:y2="8.5cm">
          <text:p/>
        </draw:line>
        <draw:frame draw:style-name="gr2" draw:text-style-name="P8" draw:layer="layout" svg:width="1cm" svg:height="0.721cm" draw:transform="rotate (1.5707963267946) translate (18cm 8cm)">
          <draw:text-box>
            <text:p text:style-name="P7"><text:span text:style-name="T5">...</text:span></text:p>
          </draw:text-box>
        </draw:frame>
        <draw:frame draw:style-name="gr2" draw:text-style-name="P8" draw:layer="layout" svg:width="1cm" svg:height="0.721cm" draw:transform="rotate (1.5707963267946) translate (18cm 9.1cm)">
          <draw:text-box>
            <text:p text:style-name="P7"><text:span text:style-name="T5">..</text:span></text:p>
          </draw:text-box>
        </draw:frame>
        <draw:g>
          <draw:rect draw:style-name="gr1" draw:text-style-name="P1" draw:layer="layout" svg:width="1.4cm" svg:height="0.4cm" svg:x="2.7cm" svg:y="20.155cm">
            <text:p text:style-name="P1"><text:s/></text:p>
          </draw:rect>
          <draw:frame draw:style-name="gr2" draw:text-style-name="P3" draw:layer="layout" svg:width="1.6cm" svg:height="0.645cm" svg:x="2.6cm" svg:y="20.055cm">
            <draw:text-box>
              <text:p><text:span text:style-name="T2">CAP</text:span></text:p>
            </draw:text-box>
          </draw:frame>
        </draw:g>
        <draw:frame draw:style-name="gr2" draw:text-style-name="P11" draw:layer="layout" svg:width="3.499cm" svg:height="0.683cm" svg:x="6.901cm" svg:y="23.601cm">
          <draw:text-box>
            <text:p><text:span text:style-name="T8">Network Card B</text:span></text:p>
          </draw:text-box>
        </draw:frame>
        <draw:frame draw:style-name="gr2" draw:text-style-name="P11" draw:layer="layout" svg:width="3.956cm" svg:height="0.683cm" svg:x="10.701cm" svg:y="23.602cm">
          <draw:text-box>
            <text:p><text:span text:style-name="T8">Data Network Card</text:span></text:p>
          </draw:text-box>
        </draw:frame>
        <draw:frame draw:style-name="gr2" draw:text-style-name="P11" draw:layer="layout" svg:width="4.279cm" svg:height="0.683cm" svg:x="14.8cm" svg:y="23.6cm">
          <draw:text-box>
            <text:p><text:span text:style-name="T8">Control Network Card</text:span></text:p>
          </draw:text-box>
        </draw:frame>
        <draw:g>
          <draw:line draw:style-name="gr21" draw:text-style-name="P17" draw:layer="layout" svg:x1="1.8cm" svg:y1="15.2cm" svg:x2="1.8cm" svg:y2="15.7cm">
            <text:p/>
          </draw:line>
          <draw:line draw:style-name="gr21" draw:text-style-name="P17" draw:layer="layout" svg:x1="1.6cm" svg:y1="15.2cm" svg:x2="1.6cm" svg:y2="15.7cm">
            <text:p/>
          </draw:line>
          <draw:line draw:style-name="gr21" draw:text-style-name="P17" draw:layer="layout" svg:x1="2cm" svg:y1="15.2cm" svg:x2="2cm" svg:y2="15.7cm">
            <text:p/>
          </draw:line>
          <draw:line draw:style-name="gr21" draw:text-style-name="P17" draw:layer="layout" svg:x1="2.2cm" svg:y1="15.2cm" svg:x2="2.2cm" svg:y2="15.7cm">
            <text:p/>
          </draw:line>
          <draw:line draw:style-name="gr21" draw:text-style-name="P17" draw:layer="layout" svg:x1="2.4cm" svg:y1="15.2cm" svg:x2="2.4cm" svg:y2="15.7cm">
            <text:p/>
          </draw:line>
          <draw:line draw:style-name="gr21" draw:text-style-name="P17" draw:layer="layout" svg:x1="2.6cm" svg:y1="15.2cm" svg:x2="2.6cm" svg:y2="15.7cm">
            <text:p/>
          </draw:line>
          <draw:line draw:style-name="gr21" draw:text-style-name="P17" draw:layer="layout" svg:x1="2.8cm" svg:y1="15.2cm" svg:x2="2.8cm" svg:y2="15.7cm">
            <text:p/>
          </draw:line>
          <draw:rect draw:style-name="gr1" draw:text-style-name="P18" draw:layer="layout" svg:width="1.6cm" svg:height="0.5cm" svg:x="1.4cm" svg:y="15.2cm">
            <text:p text:style-name="P1"><text:span text:style-name="T11">NC ports</text:span></text:p>
          </draw:rect>
        </draw:g>
        <draw:rect draw:style-name="gr6" draw:text-style-name="P5" draw:layer="layout" svg:width="2.6cm" svg:height="1.2cm" svg:x="0.9cm" svg:y="15cm">
          <text:p text:style-name="P1"><text:span text:style-name="T2"><text:s/></text:span><text:span text:style-name="T2">Set of IO Ports</text:span></text:p>
        </draw:rect>
        <draw:rect draw:style-name="gr18" draw:text-style-name="P13" draw:layer="layout" svg:width="1.3cm" svg:height="0.5cm" draw:transform="rotate (1.5707963267946) translate (3.2cm 22.8cm)">
          <text:p text:style-name="P12"><text:span text:style-name="T2">IRQR</text:span></text:p>
        </draw:rect>
        <draw:g>
          <draw:line draw:style-name="gr21" draw:text-style-name="P1" draw:layer="layout" svg:x1="2.3cm" svg:y1="21.763cm" svg:x2="2.8cm" svg:y2="21.763cm">
            <text:p/>
          </draw:line>
          <draw:line draw:style-name="gr21" draw:text-style-name="P1" draw:layer="layout" svg:x1="2.3cm" svg:y1="22.063cm" svg:x2="2.8cm" svg:y2="22.063cm">
            <text:p/>
          </draw:line>
          <draw:line draw:style-name="gr21" draw:text-style-name="P1" draw:layer="layout" svg:x1="2.3cm" svg:y1="22.363cm" svg:x2="2.8cm" svg:y2="22.363cm">
            <text:p/>
          </draw:line>
          <draw:line draw:style-name="gr21" draw:text-style-name="P1" draw:layer="layout" svg:x1="2.3cm" svg:y1="22.663cm" svg:x2="2.8cm" svg:y2="22.663cm">
            <text:p/>
          </draw:line>
          <draw:line draw:style-name="gr21" draw:text-style-name="P1" draw:layer="layout" svg:x1="2.3cm" svg:y1="22.963cm" svg:x2="2.8cm" svg:y2="22.963cm">
            <text:p/>
          </draw:line>
          <draw:line draw:style-name="gr21" draw:text-style-name="P1" draw:layer="layout" svg:x1="2.3cm" svg:y1="23.263cm" svg:x2="2.8cm" svg:y2="23.263cm">
            <text:p/>
          </draw:line>
          <draw:rect draw:style-name="gr1" draw:text-style-name="P15" draw:layer="layout" svg:width="2.1cm" svg:height="0.5cm" draw:transform="rotate (1.5707963267946) translate (2.3cm 23.6cm)">
            <text:p text:style-name="P1"><text:span text:style-name="T10">FRAMES</text:span></text:p>
          </draw:rect>
        </draw:g>
        <draw:rect draw:style-name="gr16" draw:text-style-name="P2" draw:layer="layout" svg:width="1.6cm" svg:height="1cm" svg:x="6.9cm" svg:y="19.7cm">
          <text:p text:style-name="P1"><text:span text:style-name="T2">IRQ</text:span></text:p>
        </draw:rect>
        <draw:frame draw:style-name="gr2" draw:text-style-name="P19" draw:layer="layout" svg:width="1cm" svg:height="0.806cm" svg:x="9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10.3cm 24.3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8.4cm 22.8cm)">
          <text:p text:style-name="P12"><text:span text:style-name="T2">IOSR</text:span></text:p>
        </draw:rect>
        <draw:g>
          <draw:rect draw:style-name="gr1" draw:text-style-name="P1" draw:layer="layout" svg:width="1.4cm" svg:height="0.4cm" svg:x="7cm" svg:y="20.155cm">
            <text:p text:style-name="P1"><text:s/></text:p>
          </draw:rect>
          <draw:frame draw:style-name="gr2" draw:text-style-name="P3" draw:layer="layout" svg:width="1.6cm" svg:height="0.645cm" svg:x="6.9cm" svg:y="20.0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draw:transform="rotate (1.5707963267946) translate (7.5cm 22.8cm)">
          <text:p text:style-name="P12"><text:span text:style-name="T2">IRQR</text:span></text:p>
        </draw:rect>
        <draw:rect draw:style-name="gr16" draw:text-style-name="P2" draw:layer="layout" svg:width="1.6cm" svg:height="1cm" svg:x="11.2cm" svg:y="19.7cm">
          <text:p text:style-name="P1"><text:span text:style-name="T2">IRQ</text:span></text:p>
        </draw:rect>
        <draw:frame draw:style-name="gr2" draw:text-style-name="P19" draw:layer="layout" svg:width="1cm" svg:height="0.806cm" svg:x="13.3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14.6cm 24.3cm)">
          <text:p text:style-name="P1"><text:span text:style-name="T1"><text:s/></text:span></text:p>
        </draw:rect>
        <draw:rect draw:style-name="gr18" draw:text-style-name="P13" draw:layer="layout" svg:width="1.3cm" svg:height="0.534cm" draw:transform="rotate (1.5707963267946) translate (12.666cm 22.8cm)">
          <text:p text:style-name="P12"><text:span text:style-name="T2">IOSR</text:span></text:p>
        </draw:rect>
        <draw:g>
          <draw:rect draw:style-name="gr1" draw:text-style-name="P1" draw:layer="layout" svg:width="1.4cm" svg:height="0.4cm" svg:x="11.3cm" svg:y="20.155cm">
            <text:p text:style-name="P1"><text:s/></text:p>
          </draw:rect>
          <draw:frame draw:style-name="gr2" draw:text-style-name="P3" draw:layer="layout" svg:width="1.6cm" svg:height="0.645cm" svg:x="11.2cm" svg:y="20.0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draw:transform="rotate (1.5707963267946) translate (11.8cm 22.8cm)">
          <text:p text:style-name="P12"><text:span text:style-name="T2">IRQR</text:span></text:p>
        </draw:rect>
        <draw:rect draw:style-name="gr16" draw:text-style-name="P2" draw:layer="layout" svg:width="1.6cm" svg:height="1cm" svg:x="15.5cm" svg:y="19.7cm">
          <text:p text:style-name="P1"><text:span text:style-name="T2">IRQ</text:span></text:p>
        </draw:rect>
        <draw:frame draw:style-name="gr2" draw:text-style-name="P19" draw:layer="layout" svg:width="1cm" svg:height="0.806cm" svg:x="17.6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18.9cm 24.3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17cm 22.8cm)">
          <text:p text:style-name="P12"><text:span text:style-name="T2">IOSR</text:span></text:p>
        </draw:rect>
        <draw:g>
          <draw:rect draw:style-name="gr1" draw:text-style-name="P1" draw:layer="layout" svg:width="1.4cm" svg:height="0.4cm" svg:x="15.6cm" svg:y="20.155cm">
            <text:p text:style-name="P1"><text:s/></text:p>
          </draw:rect>
          <draw:frame draw:style-name="gr2" draw:text-style-name="P3" draw:layer="layout" svg:width="1.6cm" svg:height="0.645cm" svg:x="15.5cm" svg:y="20.0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draw:transform="rotate (1.5707963267946) translate (16.1cm 22.8cm)">
          <text:p text:style-name="P12"><text:span text:style-name="T2">IRQR</text:span></text:p>
        </draw:rect>
        <draw:g>
          <draw:line draw:style-name="gr21" draw:text-style-name="P17" draw:layer="layout" svg:x1="15cm" svg:y1="12.7cm" svg:x2="15cm" svg:y2="13.2cm">
            <text:p/>
          </draw:line>
          <draw:line draw:style-name="gr21" draw:text-style-name="P17" draw:layer="layout" svg:x1="15.2cm" svg:y1="12.7cm" svg:x2="15.2cm" svg:y2="13.2cm">
            <text:p/>
          </draw:line>
          <draw:line draw:style-name="gr21" draw:text-style-name="P17" draw:layer="layout" svg:x1="15.4cm" svg:y1="12.7cm" svg:x2="15.4cm" svg:y2="13.2cm">
            <text:p/>
          </draw:line>
          <draw:line draw:style-name="gr21" draw:text-style-name="P17" draw:layer="layout" svg:x1="15.6cm" svg:y1="12.7cm" svg:x2="15.6cm" svg:y2="13.2cm">
            <text:p/>
          </draw:line>
          <draw:line draw:style-name="gr21" draw:text-style-name="P17" draw:layer="layout" svg:x1="15.8cm" svg:y1="12.7cm" svg:x2="15.8cm" svg:y2="13.2cm">
            <text:p/>
          </draw:line>
          <draw:line draw:style-name="gr21" draw:text-style-name="P17" draw:layer="layout" svg:x1="16cm" svg:y1="12.7cm" svg:x2="16cm" svg:y2="13.2cm">
            <text:p/>
          </draw:line>
          <draw:line draw:style-name="gr21" draw:text-style-name="P17" draw:layer="layout" svg:x1="16.2cm" svg:y1="12.7cm" svg:x2="16.2cm" svg:y2="13.2cm">
            <text:p/>
          </draw:line>
          <draw:line draw:style-name="gr21" draw:text-style-name="P17" draw:layer="layout" svg:x1="16.4cm" svg:y1="12.7cm" svg:x2="16.4cm" svg:y2="13.2cm">
            <text:p/>
          </draw:line>
          <draw:rect draw:style-name="gr1" draw:text-style-name="P15" draw:layer="layout" svg:width="1.8cm" svg:height="0.5cm" svg:x="14.8cm" svg:y="12.7cm">
            <text:p text:style-name="P1"><text:span text:style-name="T10">timer ports</text:span></text:p>
          </draw:rect>
        </draw:g>
        <draw:rect draw:style-name="gr6" draw:text-style-name="P5" draw:layer="layout" svg:width="2.6cm" svg:height="1.2cm" svg:x="14.5cm" svg:y="12.5cm">
          <text:p text:style-name="P1"><text:span text:style-name="T2"><text:s/></text:span><text:span text:style-name="T2">Set of IO Ports</text:span></text:p>
        </draw:rect>
        <draw:line draw:style-name="gr28" draw:text-style-name="P1" draw:layer="layout" svg:x1="17.6cm" svg:y1="12.5cm" svg:x2="18.199cm" svg:y2="12.5cm">
          <text:p/>
        </draw:line>
        <draw:rect draw:style-name="gr1" draw:text-style-name="P2" draw:layer="layout" svg:width="1.3cm" svg:height="0.599cm" svg:x="9.101cm" svg:y="12.802cm">
          <text:p text:style-name="P1"><text:span text:style-name="T1"><text:s/></text:span></text:p>
        </draw:rect>
        <draw:frame draw:style-name="gr2" draw:text-style-name="P3" draw:layer="layout" svg:width="1.3cm" svg:height="0.645cm" svg:x="9.201cm" svg:y="12.802cm">
          <draw:text-box>
            <text:p><text:span text:style-name="T2">AEP</text:span></text:p>
          </draw:text-box>
        </draw:frame>
        <draw:rect draw:style-name="gr1" draw:text-style-name="P2" draw:layer="layout" svg:width="1.3cm" svg:height="0.599cm" svg:x="15.9cm" svg:y="18.455cm">
          <text:p text:style-name="P1"><text:span text:style-name="T1"><text:s/></text:span></text:p>
        </draw:rect>
        <draw:frame draw:style-name="gr2" draw:text-style-name="P3" draw:layer="layout" svg:width="1.3cm" svg:height="0.645cm" svg:x="16cm" svg:y="18.455cm">
          <draw:text-box>
            <text:p><text:span text:style-name="T2">AEP</text:span></text:p>
          </draw:text-box>
        </draw:frame>
        <draw:rect draw:style-name="gr13" draw:text-style-name="P1" draw:layer="layout" svg:width="1.8cm" svg:height="2.7cm" svg:x="18.1cm" svg:y="17cm">
          <text:p/>
        </draw:rect>
        <draw:g>
          <draw:rect draw:style-name="gr1" draw:text-style-name="P20" draw:layer="layout" svg:width="2.1cm" svg:height="0.5cm" draw:transform="rotate (1.5707963267946) translate (19.3cm 19.5cm)">
            <text:p text:style-name="P1"><text:span text:style-name="T12">FRAMES</text:span></text:p>
          </draw:rect>
          <draw:line draw:style-name="gr30" draw:text-style-name="P1" draw:layer="layout" svg:x1="19.3cm" svg:y1="19.238cm" svg:x2="19.8cm" svg:y2="19.238cm">
            <text:p/>
          </draw:line>
          <draw:line draw:style-name="gr30" draw:text-style-name="P1" draw:layer="layout" svg:x1="19.3cm" svg:y1="18.975cm" svg:x2="19.8cm" svg:y2="18.975cm">
            <text:p/>
          </draw:line>
          <draw:line draw:style-name="gr30" draw:text-style-name="P1" draw:layer="layout" svg:x1="19.3cm" svg:y1="18.713cm" svg:x2="19.8cm" svg:y2="18.713cm">
            <text:p/>
          </draw:line>
          <draw:line draw:style-name="gr30" draw:text-style-name="P1" draw:layer="layout" svg:x1="19.3cm" svg:y1="18.45cm" svg:x2="19.8cm" svg:y2="18.45cm">
            <text:p/>
          </draw:line>
          <draw:line draw:style-name="gr30" draw:text-style-name="P1" draw:layer="layout" svg:x1="19.3cm" svg:y1="18.188cm" svg:x2="19.8cm" svg:y2="18.188cm">
            <text:p/>
          </draw:line>
          <draw:line draw:style-name="gr30" draw:text-style-name="P1" draw:layer="layout" svg:x1="19.3cm" svg:y1="17.925cm" svg:x2="19.8cm" svg:y2="17.925cm">
            <text:p/>
          </draw:line>
          <draw:line draw:style-name="gr30" draw:text-style-name="P1" draw:layer="layout" svg:x1="19.3cm" svg:y1="17.663cm" svg:x2="19.8cm" svg:y2="17.663cm">
            <text:p/>
          </draw:line>
        </draw:g>
        <draw:rect draw:style-name="gr13" draw:text-style-name="P1" draw:layer="layout" svg:width="1.4cm" svg:height="4.1cm" svg:x="19.1cm" svg:y="15.5cm">
          <text:p/>
        </draw:rect>
        <draw:g>
          <draw:rect draw:style-name="gr1" draw:text-style-name="P1" draw:layer="layout" svg:width="1.4cm" svg:height="0.4cm" svg:x="1.701cm" svg:y="8.108cm">
            <text:p text:style-name="P1"><text:s/></text:p>
          </draw:rect>
          <draw:frame draw:style-name="gr2" draw:text-style-name="P3" draw:layer="layout" svg:width="1.6cm" svg:height="0.645cm" svg:x="1.601cm" svg:y="8.00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8.51cm">
            <text:p text:style-name="P1"><text:s/></text:p>
          </draw:rect>
          <draw:frame draw:style-name="gr2" draw:text-style-name="P3" draw:layer="layout" svg:width="1.6cm" svg:height="0.645cm" svg:x="1.601cm" svg:y="8.41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8.91cm">
            <text:p text:style-name="P1"><text:s/></text:p>
          </draw:rect>
          <draw:frame draw:style-name="gr2" draw:text-style-name="P3" draw:layer="layout" svg:width="1.6cm" svg:height="0.645cm" svg:x="1.601cm" svg:y="8.81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cm" svg:x="1.702cm" svg:y="9.308cm">
            <text:p text:style-name="P1"><text:s/></text:p>
          </draw:rect>
          <draw:frame draw:style-name="gr2" draw:text-style-name="P3" draw:layer="layout" svg:width="1.6cm" svg:height="0.645cm" svg:x="1.602cm" svg:y="9.20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9.71cm">
            <text:p text:style-name="P1"><text:s/></text:p>
          </draw:rect>
          <draw:frame draw:style-name="gr2" draw:text-style-name="P3" draw:layer="layout" svg:width="1.6cm" svg:height="0.645cm" svg:x="1.602cm" svg:y="9.61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10.11cm">
            <text:p text:style-name="P1"><text:s/></text:p>
          </draw:rect>
          <draw:frame draw:style-name="gr2" draw:text-style-name="P3" draw:layer="layout" svg:width="1.6cm" svg:height="0.645cm" svg:x="1.602cm" svg:y="10.01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cm" svg:x="1.702cm" svg:y="10.511cm">
            <text:p text:style-name="P1"><text:s/></text:p>
          </draw:rect>
          <draw:frame draw:style-name="gr2" draw:text-style-name="P3" draw:layer="layout" svg:width="1.6cm" svg:height="0.645cm" svg:x="1.602cm" svg:y="10.411cm">
            <draw:text-box>
              <text:p><text:span text:style-name="T2">CAP</text:span></text:p>
            </draw:text-box>
          </draw:frame>
        </draw:g>
        <draw:polyline draw:style-name="gr26" draw:text-style-name="P1" draw:layer="layout" svg:width="5.734cm" svg:height="2.503cm" draw:transform="skewX (-1.05906579010996) rotate (1.90642314195305) translate (2.59328922585993cm 27.8475365639249cm)" svg:viewBox="0 0 5735 2504" draw:points="5735,-10943 3016,-13447 0,-12030 179,-11866">
          <text:p/>
        </draw:polyline>
        <draw:polyline draw:style-name="gr26" draw:text-style-name="P1" draw:layer="layout" svg:width="9.587cm" svg:height="6.36cm" draw:transform="skewX (0.00628318530717838) rotate (2.52444423008412) translate (5.50518753966417cm 28.1130936769582cm)" svg:viewBox="0 0 9588 6361" draw:points="9588,-33121 5034,-39482 0,-35894 409,-35324">
          <text:p/>
        </draw:polyline>
        <draw:polyline draw:style-name="gr26" draw:text-style-name="P1" draw:layer="layout" svg:width="14.308cm" svg:height="7.341cm" draw:transform="skewX (0.459021593274422) rotate (2.7331856086226) translate (8.08619552458165cm 28.3799229014844cm)" svg:viewBox="0 0 14309 7342" draw:points="14309,-38327 7503,-45669 0,-41538 766,-40712">
          <text:p/>
        </draw:polyline>
        <draw:polyline draw:style-name="gr26" draw:text-style-name="P1" draw:layer="layout" svg:width="19.354cm" svg:height="7.82cm" draw:transform="skewX (0.712443400663951) rotate (2.83633456741545) translate (10.6663083879996cm 28.6459206214021cm)" svg:viewBox="0 0 19355 7821" draw:points="19355,-40411 10135,-48232 0,-43844 1237,-42795">
          <text:p/>
        </draw:polyline>
        <draw:g>
          <draw:line draw:style-name="gr21" draw:text-style-name="P1" draw:layer="layout" svg:x1="6.6cm" svg:y1="21.763cm" svg:x2="7.1cm" svg:y2="21.763cm">
            <text:p/>
          </draw:line>
          <draw:line draw:style-name="gr21" draw:text-style-name="P1" draw:layer="layout" svg:x1="6.6cm" svg:y1="22.063cm" svg:x2="7.1cm" svg:y2="22.063cm">
            <text:p/>
          </draw:line>
          <draw:line draw:style-name="gr21" draw:text-style-name="P1" draw:layer="layout" svg:x1="6.6cm" svg:y1="22.363cm" svg:x2="7.1cm" svg:y2="22.363cm">
            <text:p/>
          </draw:line>
          <draw:line draw:style-name="gr21" draw:text-style-name="P1" draw:layer="layout" svg:x1="6.6cm" svg:y1="22.663cm" svg:x2="7.1cm" svg:y2="22.663cm">
            <text:p/>
          </draw:line>
          <draw:line draw:style-name="gr21" draw:text-style-name="P1" draw:layer="layout" svg:x1="6.6cm" svg:y1="22.963cm" svg:x2="7.1cm" svg:y2="22.963cm">
            <text:p/>
          </draw:line>
          <draw:line draw:style-name="gr21" draw:text-style-name="P1" draw:layer="layout" svg:x1="6.6cm" svg:y1="23.263cm" svg:x2="7.1cm" svg:y2="23.263cm">
            <text:p/>
          </draw:line>
          <draw:rect draw:style-name="gr1" draw:text-style-name="P15" draw:layer="layout" svg:width="2.1cm" svg:height="0.5cm" draw:transform="rotate (1.5707963267946) translate (6.6cm 23.6cm)">
            <text:p text:style-name="P1"><text:span text:style-name="T10">FRAMES</text:span></text:p>
          </draw:rect>
        </draw:g>
        <draw:g>
          <draw:line draw:style-name="gr21" draw:text-style-name="P1" draw:layer="layout" svg:x1="10.9cm" svg:y1="21.763cm" svg:x2="11.4cm" svg:y2="21.763cm">
            <text:p/>
          </draw:line>
          <draw:line draw:style-name="gr21" draw:text-style-name="P1" draw:layer="layout" svg:x1="10.9cm" svg:y1="22.063cm" svg:x2="11.4cm" svg:y2="22.063cm">
            <text:p/>
          </draw:line>
          <draw:line draw:style-name="gr21" draw:text-style-name="P1" draw:layer="layout" svg:x1="10.9cm" svg:y1="22.363cm" svg:x2="11.4cm" svg:y2="22.363cm">
            <text:p/>
          </draw:line>
          <draw:line draw:style-name="gr21" draw:text-style-name="P1" draw:layer="layout" svg:x1="10.9cm" svg:y1="22.663cm" svg:x2="11.4cm" svg:y2="22.663cm">
            <text:p/>
          </draw:line>
          <draw:line draw:style-name="gr21" draw:text-style-name="P1" draw:layer="layout" svg:x1="10.9cm" svg:y1="22.963cm" svg:x2="11.4cm" svg:y2="22.963cm">
            <text:p/>
          </draw:line>
          <draw:line draw:style-name="gr21" draw:text-style-name="P1" draw:layer="layout" svg:x1="10.9cm" svg:y1="23.263cm" svg:x2="11.4cm" svg:y2="23.263cm">
            <text:p/>
          </draw:line>
          <draw:rect draw:style-name="gr1" draw:text-style-name="P15" draw:layer="layout" svg:width="2.1cm" svg:height="0.5cm" draw:transform="rotate (1.5707963267946) translate (10.9cm 23.6cm)">
            <text:p text:style-name="P1"><text:span text:style-name="T10">FRAMES</text:span></text:p>
          </draw:rect>
        </draw:g>
        <draw:g>
          <draw:line draw:style-name="gr21" draw:text-style-name="P1" draw:layer="layout" svg:x1="15.2cm" svg:y1="21.763cm" svg:x2="15.7cm" svg:y2="21.763cm">
            <text:p/>
          </draw:line>
          <draw:line draw:style-name="gr21" draw:text-style-name="P1" draw:layer="layout" svg:x1="15.2cm" svg:y1="22.063cm" svg:x2="15.7cm" svg:y2="22.063cm">
            <text:p/>
          </draw:line>
          <draw:line draw:style-name="gr21" draw:text-style-name="P1" draw:layer="layout" svg:x1="15.2cm" svg:y1="22.363cm" svg:x2="15.7cm" svg:y2="22.363cm">
            <text:p/>
          </draw:line>
          <draw:line draw:style-name="gr21" draw:text-style-name="P1" draw:layer="layout" svg:x1="15.2cm" svg:y1="22.663cm" svg:x2="15.7cm" svg:y2="22.663cm">
            <text:p/>
          </draw:line>
          <draw:line draw:style-name="gr21" draw:text-style-name="P1" draw:layer="layout" svg:x1="15.2cm" svg:y1="22.963cm" svg:x2="15.7cm" svg:y2="22.963cm">
            <text:p/>
          </draw:line>
          <draw:line draw:style-name="gr21" draw:text-style-name="P1" draw:layer="layout" svg:x1="15.2cm" svg:y1="23.263cm" svg:x2="15.7cm" svg:y2="23.263cm">
            <text:p/>
          </draw:line>
          <draw:rect draw:style-name="gr1" draw:text-style-name="P15" draw:layer="layout" svg:width="2.1cm" svg:height="0.5cm" draw:transform="rotate (1.5707963267946) translate (15.2cm 23.6cm)">
            <text:p text:style-name="P1"><text:span text:style-name="T10">FRAMES</text:span></text:p>
          </draw:rect>
        </draw:g>
        <draw:frame draw:style-name="gr2" draw:text-style-name="P8" draw:layer="layout" svg:width="1cm" svg:height="0.721cm" draw:transform="rotate (1.5707963267946) translate (11.679cm 11.7cm)">
          <draw:text-box>
            <text:p text:style-name="P7"><text:span text:style-name="T5">...</text:span></text:p>
          </draw:text-box>
        </draw:frame>
        <draw:frame draw:style-name="gr2" draw:text-style-name="P8" draw:layer="layout" svg:width="1cm" svg:height="0.721cm" draw:transform="rotate (1.5707963267946) translate (11.68cm 15.7cm)">
          <draw:text-box>
            <text:p text:style-name="P7"><text:span text:style-name="T5">...</text:span></text:p>
          </draw:text-box>
        </draw:frame>
        <draw:rect draw:style-name="gr16" draw:text-style-name="P2" draw:layer="layout" svg:width="1.6cm" svg:height="1cm" svg:x="18.5cm" svg:y="11cm">
          <text:p text:style-name="P1"><text:span text:style-name="T2">IRQ</text:span></text:p>
        </draw:rect>
        <draw:g>
          <draw:rect draw:style-name="gr1" draw:text-style-name="P1" draw:layer="layout" svg:width="1.4cm" svg:height="0.4cm" svg:x="18.6cm" svg:y="11.455cm">
            <text:p text:style-name="P1"><text:s/></text:p>
          </draw:rect>
          <draw:frame draw:style-name="gr2" draw:text-style-name="P3" draw:layer="layout" svg:width="1.6cm" svg:height="0.645cm" svg:x="18.5cm" svg:y="11.35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10.912cm">
            <text:p text:style-name="P1"><text:s/></text:p>
          </draw:rect>
          <draw:frame draw:style-name="gr2" draw:text-style-name="P3" draw:layer="layout" svg:width="1.6cm" svg:height="0.645cm" svg:x="1.602cm" svg:y="10.812cm">
            <draw:text-box>
              <text:p><text:span text:style-name="T2">CAP</text:span></text:p>
            </draw:text-box>
          </draw:frame>
        </draw:g>
        <draw:line draw:style-name="gr3" draw:text-style-name="P1" draw:layer="layout" svg:x1="2.902cm" svg:y1="11.102cm" svg:x2="4.9cm" svg:y2="11.1cm">
          <text:p/>
        </draw:line>
        <draw:rect draw:style-name="gr6" draw:text-style-name="P5" draw:layer="layout" svg:width="1.1cm" svg:height="1cm" svg:x="4.9cm" svg:y="10.9cm">
          <text:p text:style-name="P1"><text:span text:style-name="T2">ASID</text:span></text:p>
          <text:p text:style-name="P1"><text:span text:style-name="T2">Pool</text:span></text:p>
        </draw:rect>
        <draw:polygon draw:style-name="gr31" draw:text-style-name="P1" draw:layer="layout" svg:width="14.499cm" svg:height="16.899cm" svg:x="0.5cm" svg:y="0.5cm" svg:viewBox="0 0 14500 16900" draw:points="0,16900 0,0 14500,0 14500,1700 11500,1700 11500,4700 3300,4700 3300,16900">
          <text:p/>
        </draw:polygon>
        <draw:frame draw:style-name="gr2" draw:text-style-name="P21" draw:layer="layout" svg:width="2.2cm" svg:height="0.882cm" svg:x="14.9cm" svg:y="0.3cm">
          <draw:text-box>
            <text:p><text:span text:style-name="T13">RM</text:span></text:p>
          </draw:text-box>
        </draw:frame>
        <draw:rect draw:style-name="gr32" draw:text-style-name="P2" draw:layer="layout" svg:width="4cm" svg:height="0.6cm" svg:x="13.5cm" svg:y="2.8cm">
          <text:p text:style-name="P1"><text:span text:style-name="T1"><text:s/></text:span></text:p>
        </draw:rect>
        <draw:rect draw:style-name="gr32" draw:text-style-name="P2" draw:layer="layout" svg:width="4cm" svg:height="0.4cm" svg:x="13.5cm" svg:y="3.4cm">
          <text:p text:style-name="P1"><text:span text:style-name="T1"><text:s/></text:span></text:p>
        </draw:rect>
        <draw:rect draw:style-name="gr32" draw:text-style-name="P2" draw:layer="layout" svg:width="4cm" svg:height="1cm" svg:x="13.5cm" svg:y="3.8cm">
          <text:p text:style-name="P1"><text:span text:style-name="T1"><text:s/></text:span></text:p>
        </draw:rect>
        <draw:line draw:style-name="gr28" draw:text-style-name="P1" draw:layer="layout" svg:x1="12cm" svg:y1="3.6cm" svg:x2="13.5cm" svg:y2="3.6cm">
          <text:p/>
        </draw:line>
        <draw:line draw:style-name="gr28" draw:text-style-name="P1" draw:layer="layout" svg:x1="12cm" svg:y1="4.3cm" svg:x2="13.5cm" svg:y2="4.3cm">
          <text:p/>
        </draw:line>
        <draw:frame draw:style-name="gr2" draw:text-style-name="P21" draw:layer="layout" svg:width="2.8cm" svg:height="0.882cm" svg:x="17.4cm" svg:y="2.6cm">
          <draw:text-box>
            <text:p><text:span text:style-name="T13">R</text:span></text:p>
          </draw:text-box>
        </draw:frame>
        <draw:frame draw:style-name="gr2" draw:text-style-name="P21" draw:layer="layout" svg:width="2.8cm" svg:height="0.882cm" svg:x="17.4cm" svg:y="3.2cm">
          <draw:text-box>
            <text:p><text:span text:style-name="T13">R_data</text:span></text:p>
          </draw:text-box>
        </draw:frame>
        <draw:frame draw:style-name="gr2" draw:text-style-name="P21" draw:layer="layout" svg:width="2.8cm" svg:height="0.882cm" svg:x="17.4cm" svg:y="3.9cm">
          <draw:text-box>
            <text:p><text:span text:style-name="T13">R_mem</text:span></text:p>
          </draw:text-box>
        </draw:frame>
        <draw:rect draw:style-name="gr32" draw:text-style-name="P2" draw:layer="layout" svg:width="6cm" svg:height="4.5cm" svg:x="10.8cm" svg:y="5.4cm">
          <text:p text:style-name="P1"><text:span text:style-name="T1"><text:s/></text:span></text:p>
        </draw:rect>
        <draw:frame draw:style-name="gr2" draw:text-style-name="P21" draw:layer="layout" svg:width="3.8cm" svg:height="0.882cm" svg:x="12.2cm" svg:y="4.618cm">
          <draw:text-box>
            <text:p><text:span text:style-name="T13">R_vspace</text:span></text:p>
          </draw:text-box>
        </draw:frame>
        <draw:rect draw:style-name="gr32" draw:text-style-name="P2" draw:layer="layout" svg:width="2.3cm" svg:height="3.7cm" svg:x="17.4cm" svg:y="6.2cm">
          <text:p text:style-name="P1"><text:span text:style-name="T1"><text:s/></text:span></text:p>
        </draw:rect>
        <draw:frame draw:style-name="gr2" draw:text-style-name="P21" draw:layer="layout" svg:width="2.8cm" svg:height="0.882cm" svg:x="17.7cm" svg:y="5.4cm">
          <draw:text-box>
            <text:p><text:span text:style-name="T13">R_code</text:span></text:p>
          </draw:text-box>
        </draw:frame>
        <draw:rect draw:style-name="gr32" draw:text-style-name="P2" draw:layer="layout" svg:width="4.1cm" svg:height="5cm" svg:x="2cm" svg:y="19.5cm">
          <text:p text:style-name="P1"><text:span text:style-name="T1"><text:s/></text:span></text:p>
        </draw:rect>
        <draw:rect draw:style-name="gr32" draw:text-style-name="P2" draw:layer="layout" svg:width="4.1cm" svg:height="5cm" svg:x="6.3cm" svg:y="19.5cm">
          <text:p text:style-name="P1"><text:span text:style-name="T1"><text:s/></text:span></text:p>
        </draw:rect>
        <draw:rect draw:style-name="gr32" draw:text-style-name="P2" draw:layer="layout" svg:width="4.1cm" svg:height="5cm" svg:x="10.6cm" svg:y="19.5cm">
          <text:p text:style-name="P1"><text:span text:style-name="T1"><text:s/></text:span></text:p>
        </draw:rect>
        <draw:polygon draw:style-name="gr33" draw:text-style-name="P2" draw:layer="layout" svg:width="4.099cm" svg:height="6.299cm" svg:x="14.9cm" svg:y="18.2cm" svg:viewBox="0 0 4100 6300" draw:points="0,6300 0,0 2500,0 2500,2300 4100,2300 4100,6300">
          <text:p/>
        </draw:polygon>
        <draw:rect draw:style-name="gr32" draw:text-style-name="P2" draw:layer="layout" svg:width="8.9cm" svg:height="3.7cm" svg:x="8.7cm" svg:y="10.1cm">
          <text:p text:style-name="P1"><text:span text:style-name="T1"><text:s/></text:span></text:p>
        </draw:rect>
        <draw:rect draw:style-name="gr32" draw:text-style-name="P2" draw:layer="layout" svg:width="2.5cm" svg:height="3.1cm" svg:x="18.2cm" svg:y="10.9cm">
          <text:p text:style-name="P1"><text:span text:style-name="T1"><text:s/></text:span></text:p>
        </draw:rect>
        <draw:frame draw:style-name="gr2" draw:text-style-name="P21" draw:layer="layout" svg:width="2.8cm" svg:height="0.882cm" svg:x="8.3cm" svg:y="9.318cm">
          <draw:text-box>
            <text:p><text:span text:style-name="T13">TIMER</text:span></text:p>
          </draw:text-box>
        </draw:frame>
        <draw:frame draw:style-name="gr2" draw:text-style-name="P9" draw:layer="layout" svg:width="3.583cm" svg:height="0.806cm" svg:x="17.7cm" svg:y="10.2cm">
          <draw:text-box>
            <text:p><text:span text:style-name="T6">TIMER CHIP</text:span></text:p>
          </draw:text-box>
        </draw:frame>
        <draw:polygon draw:style-name="gr33" draw:text-style-name="P2" draw:layer="layout" svg:width="5.699cm" svg:height="11.999cm" draw:transform="rotate (1.5707963267946) translate (8.70000000002322cm 20.0000000000959cm)" svg:viewBox="0 0 5700 12000" draw:points="5700,29400 5700,17400 2900,17400 2900,26600 0,26600 0,29400">
          <text:p/>
        </draw:polygon>
        <draw:line draw:style-name="gr28" draw:text-style-name="P1" draw:layer="layout" svg:x1="16.8cm" svg:y1="7.3cm" svg:x2="17.4cm" svg:y2="7.3cm">
          <text:p/>
        </draw:line>
        <draw:frame draw:style-name="gr34" draw:text-style-name="P22" draw:layer="layout" svg:width="2.2cm" svg:height="1.5cm" svg:x="18.3cm" svg:y="12.4cm">
          <draw:text-box>
            <text:p text:style-name="P1"><text:span text:style-name="T4">TIMER CHIP</text:span></text:p>
          </draw:text-box>
        </draw:frame>
        <draw:rect draw:style-name="gr18" draw:text-style-name="P13" draw:layer="layout" svg:width="1.3cm" svg:height="0.5cm" svg:x="18.8cm" svg:y="12.6cm">
          <text:p text:style-name="P12"><text:span text:style-name="T2">IRQR</text:span></text:p>
        </draw:rect>
        <draw:line draw:style-name="gr28" draw:text-style-name="P1" draw:layer="layout" svg:x1="17.1cm" svg:y1="17.1cm" svg:x2="17.1cm" svg:y2="18.2cm">
          <text:p/>
        </draw:line>
        <draw:frame draw:style-name="gr2" draw:text-style-name="P21" draw:layer="layout" svg:width="2.8cm" svg:height="0.882cm" svg:x="1.8cm" svg:y="18.718cm">
          <draw:text-box>
            <text:p><text:span text:style-name="T13">NIC_A</text:span></text:p>
          </draw:text-box>
        </draw:frame>
        <draw:frame draw:style-name="gr2" draw:text-style-name="P21" draw:layer="layout" svg:width="2.8cm" svg:height="0.882cm" svg:x="6cm" svg:y="18.718cm">
          <draw:text-box>
            <text:p><text:span text:style-name="T13">NIC_B</text:span></text:p>
          </draw:text-box>
        </draw:frame>
        <draw:frame draw:style-name="gr2" draw:text-style-name="P21" draw:layer="layout" svg:width="2.8cm" svg:height="0.882cm" svg:x="8.5cm" svg:y="17cm">
          <draw:text-box>
            <text:p><text:span text:style-name="T13">SAC_C</text:span></text:p>
          </draw:text-box>
        </draw:frame>
        <draw:line draw:style-name="gr28" draw:text-style-name="P1" draw:layer="layout" svg:x1="11cm" svg:y1="14.3cm" svg:x2="11cm" svg:y2="13.8cm">
          <text:p/>
        </draw:line>
        <draw:frame draw:style-name="gr2" draw:text-style-name="P21" draw:layer="layout" svg:width="2.8cm" svg:height="0.882cm" svg:x="10.4cm" svg:y="18.718cm">
          <draw:text-box>
            <text:p><text:span text:style-name="T13">NIC_D</text:span></text:p>
          </draw:text-box>
        </draw:frame>
        <draw:frame draw:style-name="gr2" draw:text-style-name="P21" draw:layer="layout" svg:width="2.8cm" svg:height="0.882cm" svg:x="14.6cm" svg:y="17.418cm">
          <draw:text-box>
            <text:p><text:span text:style-name="T13">NIC_C</text:span></text:p>
          </draw:text-box>
        </draw:frame>
      </draw:page>
      <draw:page draw:name="page10" draw:style-name="dp1" draw:master-page-name="Default">
        <draw:polyline draw:style-name="gr3" draw:text-style-name="P1" draw:layer="layout" svg:width="2.632cm" svg:height="2.977cm" draw:transform="skewX (-0.440346570278086) rotate (-2.12424023260308) translate (6.57833783954337cm 1.56657520101895cm)" svg:viewBox="0 0 2633 2978" draw:points="0,-12313 1098,-12839 1535,-9861 2633,-10387">
          <text:p/>
        </draw:polyline>
        <draw:g>
          <draw:rect draw:style-name="gr1" draw:text-style-name="P1" draw:layer="layout" svg:width="1cm" svg:height="1cm" svg:x="5.501cm" svg:y="1.001cm">
            <text:p text:style-name="P1"><text:s/></text:p>
          </draw:rect>
          <draw:frame draw:style-name="gr2" draw:text-style-name="P3" draw:layer="layout" svg:width="1.6cm" svg:height="0.645cm" svg:x="5.401cm" svg:y="0.901cm">
            <draw:text-box>
              <text:p><text:span text:style-name="T2">CAP</text:span></text:p>
            </draw:text-box>
          </draw:frame>
        </draw:g>
        <draw:polyline draw:style-name="gr3" draw:text-style-name="P1" draw:layer="layout" svg:width="1.548cm" svg:height="1.961cm" draw:transform="rotate (-1.8298031877917) translate (8.89775873555742cm 2.00356216225274cm)" svg:viewBox="0 0 1549 1962" draw:points="0,-16266 967,-16522 582,-17972 1549,-18228">
          <text:p/>
        </draw:polyline>
        <draw:rect draw:style-name="gr1" draw:text-style-name="P2" draw:layer="layout" svg:width="1cm" svg:height="1cm" svg:x="6.501cm" svg:y="1.001cm">
          <text:p text:style-name="P1"><text:span text:style-name="T1"><text:s/></text:span></text:p>
        </draw:rect>
        <draw:frame draw:style-name="gr2" draw:text-style-name="P3" draw:layer="layout" svg:width="1.6cm" svg:height="0.645cm" svg:x="6.401cm" svg:y="0.901cm">
          <draw:text-box>
            <text:p><text:span text:style-name="T2">CAP</text:span></text:p>
          </draw:text-box>
        </draw:frame>
        <draw:rect draw:style-name="gr1" draw:text-style-name="P2" draw:layer="layout" svg:width="1.786cm" svg:height="7.899cm" svg:x="1.515cm" svg:y="3.501cm">
          <text:p text:style-name="P1"><text:span text:style-name="T1"><text:s/></text:span></text:p>
        </draw:rect>
        <draw:frame draw:style-name="gr2" draw:text-style-name="P3" draw:layer="layout" svg:width="2.1cm" svg:height="0.645cm" svg:x="1.501cm" svg:y="3.501cm">
          <draw:text-box>
            <text:p><text:span text:style-name="T2">CNODE</text:span></text:p>
          </draw:text-box>
        </draw:frame>
        <draw:g>
          <draw:rect draw:style-name="gr1" draw:text-style-name="P1" draw:layer="layout" svg:width="1.4cm" svg:height="0.4cm" svg:x="1.701cm" svg:y="4.101cm">
            <text:p text:style-name="P1"><text:s/></text:p>
          </draw:rect>
          <draw:frame draw:style-name="gr2" draw:text-style-name="P3" draw:layer="layout" svg:width="1.6cm" svg:height="0.645cm" svg:x="1.601cm" svg:y="4.001cm">
            <draw:text-box>
              <text:p><text:span text:style-name="T2">CAP</text:span></text:p>
            </draw:text-box>
          </draw:frame>
        </draw:g>
        <draw:polyline draw:style-name="gr3" draw:text-style-name="P1" draw:layer="layout" svg:width="5.826cm" svg:height="1.613cm" draw:transform="skewX (-0.344353461418416) rotate (0.458323461573624) translate (2.55747066065314cm 4.36914168310442cm)" svg:viewBox="0 0 5827 1614" draw:points="0,10549 1943,11714 3246,10185 3246,10185 3246,10185 3318,10100 5140,11192 5827,10384">
          <text:p/>
        </draw:polyline>
        <draw:rect draw:style-name="gr1" draw:text-style-name="P2" draw:layer="layout" svg:width="1.6cm" svg:height="1.1cm" svg:x="8.001cm" svg:y="3.501cm">
          <text:p text:style-name="P1"><text:span text:style-name="T1"><text:s/></text:span></text:p>
        </draw:rect>
        <draw:frame draw:style-name="gr2" draw:text-style-name="P3" draw:layer="layout" svg:width="1.1cm" svg:height="0.645cm" svg:x="8.201cm" svg:y="3.501cm">
          <draw:text-box>
            <text:p><text:span text:style-name="T2">PD</text:span></text:p>
          </draw:text-box>
        </draw:frame>
        <draw:rect draw:style-name="gr1" draw:text-style-name="P2" draw:layer="layout" svg:width="7cm" svg:height="1cm" svg:x="7.501cm" svg:y="1.001cm">
          <text:p text:style-name="P1"><text:span text:style-name="T1"><text:s/></text:span></text:p>
        </draw:rect>
        <draw:frame draw:style-name="gr2" draw:text-style-name="P3" draw:layer="layout" svg:width="1.6cm" svg:height="0.645cm" svg:x="10.101cm" svg:y="1.202cm">
          <draw:text-box>
            <text:p><text:span text:style-name="T2">TCB</text:span></text:p>
          </draw:text-box>
        </draw:frame>
        <draw:frame draw:style-name="gr2" draw:text-style-name="P4" draw:layer="layout" svg:width="3cm" svg:height="0.721cm" draw:transform="rotate (1.5707963267946) translate (0.68cm 5.801cm)">
          <draw:text-box>
            <text:p><text:span text:style-name="T3">RM CSpace</text:span></text:p>
          </draw:text-box>
        </draw:frame>
        <draw:frame draw:style-name="gr2" draw:text-style-name="P4" draw:layer="layout" svg:width="3.2cm" svg:height="0.721cm" svg:x="9.001cm" svg:y="2.48cm">
          <draw:text-box>
            <text:p><text:span text:style-name="T3">RM VSpace </text:span></text:p>
          </draw:text-box>
        </draw:frame>
        <draw:g>
          <draw:rect draw:style-name="gr1" draw:text-style-name="P1" draw:layer="layout" svg:width="1.4cm" svg:height="0.4cm" svg:x="1.701cm" svg:y="4.502cm">
            <text:p text:style-name="P1"><text:s/></text:p>
          </draw:rect>
          <draw:frame draw:style-name="gr2" draw:text-style-name="P3" draw:layer="layout" svg:width="1.6cm" svg:height="0.645cm" svg:x="1.601cm" svg:y="4.402cm">
            <draw:text-box>
              <text:p><text:span text:style-name="T2">CAP</text:span></text:p>
            </draw:text-box>
          </draw:frame>
        </draw:g>
        <draw:polyline draw:style-name="gr3" draw:text-style-name="P1" draw:layer="layout" svg:width="1.685cm" svg:height="1.733cm" draw:transform="skewX (0.169995069144216) rotate (0.707556478758368) translate (2.37160148435173cm 3.41292572803155cm)" svg:viewBox="0 0 1686 1734" draw:points="0,9289 959,10004 1600,9066 1600,9066 1600,9066 1686,8940 788,8270 484,8732">
          <text:p/>
        </draw:polyline>
        <draw:g>
          <draw:rect draw:style-name="gr1" draw:text-style-name="P1" draw:layer="layout" svg:width="1.4cm" svg:height="0.4cm" svg:x="1.701cm" svg:y="4.903cm">
            <text:p text:style-name="P1"><text:s/></text:p>
          </draw:rect>
          <draw:frame draw:style-name="gr2" draw:text-style-name="P3" draw:layer="layout" svg:width="1.6cm" svg:height="0.645cm" svg:x="1.601cm" svg:y="4.803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5.304cm">
            <text:p text:style-name="P1"><text:s/></text:p>
          </draw:rect>
          <draw:frame draw:style-name="gr2" draw:text-style-name="P3" draw:layer="layout" svg:width="1.6cm" svg:height="0.645cm" svg:x="1.601cm" svg:y="5.204cm">
            <draw:text-box>
              <text:p><text:span text:style-name="T2">CAPs</text:span></text:p>
            </draw:text-box>
          </draw:frame>
        </draw:g>
        <draw:g>
          <draw:rect draw:style-name="gr1" draw:text-style-name="P1" draw:layer="layout" svg:width="1.4cm" svg:height="0.4cm" svg:x="1.701cm" svg:y="5.704cm">
            <text:p text:style-name="P1"><text:s/></text:p>
          </draw:rect>
          <draw:frame draw:style-name="gr2" draw:text-style-name="P3" draw:layer="layout" svg:width="1.6cm" svg:height="0.645cm" svg:x="1.601cm" svg:y="5.604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6.105cm">
            <text:p text:style-name="P1"><text:s/></text:p>
          </draw:rect>
          <draw:frame draw:style-name="gr2" draw:text-style-name="P3" draw:layer="layout" svg:width="1.6cm" svg:height="0.645cm" svg:x="1.601cm" svg:y="6.005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6.506cm">
            <text:p text:style-name="P1"><text:s/></text:p>
          </draw:rect>
          <draw:frame draw:style-name="gr2" draw:text-style-name="P3" draw:layer="layout" svg:width="1.6cm" svg:height="0.645cm" svg:x="1.601cm" svg:y="6.406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6.907cm">
            <text:p text:style-name="P1"><text:s/></text:p>
          </draw:rect>
          <draw:frame draw:style-name="gr2" draw:text-style-name="P3" draw:layer="layout" svg:width="1.6cm" svg:height="0.645cm" svg:x="1.601cm" svg:y="6.807cm">
            <draw:text-box>
              <text:p><text:span text:style-name="T2">CAP</text:span></text:p>
            </draw:text-box>
          </draw:frame>
        </draw:g>
        <draw:polyline draw:style-name="gr3" draw:text-style-name="P1" draw:layer="layout" svg:width="4.834cm" svg:height="1.31cm" draw:transform="skewX (-0.34330626386722) rotate (0.458323461573624) translate (2.901cm 5.101cm)" svg:viewBox="0 0 4835 1311" draw:points="0,11716 2187,13027 3256,11771 4835,12717">
          <text:p/>
        </draw:polyline>
        <draw:rect draw:style-name="gr1" draw:text-style-name="P2" draw:layer="layout" svg:width="1.6cm" svg:height="3.898cm" svg:x="11.001cm" svg:y="5.702cm">
          <text:p text:style-name="P1"><text:span text:style-name="T1"><text:s/></text:span></text:p>
        </draw:rect>
        <draw:frame draw:style-name="gr2" draw:text-style-name="P3" draw:layer="layout" svg:width="1.1cm" svg:height="0.645cm" svg:x="11.201cm" svg:y="5.602cm">
          <draw:text-box>
            <text:p><text:span text:style-name="T2">PD</text:span></text:p>
          </draw:text-box>
        </draw:frame>
        <draw:rect draw:style-name="gr1" draw:text-style-name="P2" draw:layer="layout" svg:width="1.4cm" svg:height="1cm" svg:x="11.101cm" svg:y="6.202cm">
          <text:p text:style-name="P1"><text:span text:style-name="T1"><text:s/></text:span></text:p>
        </draw:rect>
        <draw:frame draw:style-name="gr2" draw:text-style-name="P3" draw:layer="layout" svg:width="1.6cm" svg:height="0.645cm" svg:x="11.201cm" svg:y="6.102cm">
          <draw:text-box>
            <text:p><text:span text:style-name="T2">PDE</text:span></text:p>
          </draw:text-box>
        </draw:frame>
        <draw:rect draw:style-name="gr1" draw:text-style-name="P2" draw:layer="layout" svg:width="0.3cm" svg:height="0.3cm" svg:x="11.501cm" svg:y="6.702cm">
          <text:p text:style-name="P1"><text:span text:style-name="T1"><text:s/></text:span></text:p>
        </draw:rect>
        <draw:line draw:style-name="gr11" draw:text-style-name="P1" draw:layer="layout" svg:x1="11.64cm" svg:y1="6.865cm" svg:x2="15.04cm" svg:y2="6.865cm">
          <text:p/>
        </draw:line>
        <draw:rect draw:style-name="gr1" draw:text-style-name="P2" draw:layer="layout" svg:width="0.3cm" svg:height="0.3cm" svg:x="11.801cm" svg:y="6.702cm">
          <text:p text:style-name="P1"><text:span text:style-name="T1"><text:s/></text:span></text:p>
        </draw:rect>
        <draw:rect draw:style-name="gr1" draw:text-style-name="P2" draw:layer="layout" svg:width="0.3cm" svg:height="0.3cm" svg:x="11.201cm" svg:y="6.702cm">
          <text:p text:style-name="P1"><text:span text:style-name="T1"><text:s/></text:span></text:p>
        </draw:rect>
        <draw:rect draw:style-name="gr1" draw:text-style-name="P2" draw:layer="layout" svg:width="0.3cm" svg:height="0.3cm" svg:x="12.101cm" svg:y="6.702cm">
          <text:p text:style-name="P1"><text:span text:style-name="T1"><text:s/></text:span></text:p>
        </draw:rect>
        <draw:rect draw:style-name="gr1" draw:text-style-name="P2" draw:layer="layout" svg:width="1.6cm" svg:height="3cm" svg:x="15.102cm" svg:y="5.702cm">
          <text:p text:style-name="P1"><text:span text:style-name="T1"><text:s/></text:span></text:p>
        </draw:rect>
        <draw:frame draw:style-name="gr2" draw:text-style-name="P3" draw:layer="layout" svg:width="1.1cm" svg:height="0.645cm" svg:x="15.302cm" svg:y="5.602cm">
          <draw:text-box>
            <text:p><text:span text:style-name="T2">PT</text:span></text:p>
          </draw:text-box>
        </draw:frame>
        <draw:rect draw:style-name="gr1" draw:text-style-name="P2" draw:layer="layout" svg:width="1.401cm" svg:height="1cm" svg:x="15.201cm" svg:y="6.202cm">
          <text:p text:style-name="P1"><text:span text:style-name="T1"><text:s/></text:span></text:p>
        </draw:rect>
        <draw:frame draw:style-name="gr2" draw:text-style-name="P3" draw:layer="layout" svg:width="1.6cm" svg:height="0.645cm" svg:x="15.302cm" svg:y="6.102cm">
          <draw:text-box>
            <text:p><text:span text:style-name="T2">PTE</text:span></text:p>
          </draw:text-box>
        </draw:frame>
        <draw:rect draw:style-name="gr1" draw:text-style-name="P2" draw:layer="layout" svg:width="0.3cm" svg:height="0.3cm" svg:x="15.602cm" svg:y="6.702cm">
          <text:p text:style-name="P1"><text:span text:style-name="T1"><text:s/></text:span></text:p>
        </draw:rect>
        <draw:line draw:style-name="gr11" draw:text-style-name="P1" draw:layer="layout" svg:x1="15.741cm" svg:y1="6.865cm" svg:x2="17.641cm" svg:y2="6.865cm">
          <text:p/>
        </draw:line>
        <draw:rect draw:style-name="gr1" draw:text-style-name="P2" draw:layer="layout" svg:width="0.3cm" svg:height="0.3cm" svg:x="15.902cm" svg:y="6.702cm">
          <text:p text:style-name="P1"><text:span text:style-name="T1"><text:s/></text:span></text:p>
        </draw:rect>
        <draw:rect draw:style-name="gr1" draw:text-style-name="P2" draw:layer="layout" svg:width="0.3cm" svg:height="0.3cm" svg:x="15.302cm" svg:y="6.702cm">
          <text:p text:style-name="P1"><text:span text:style-name="T1"><text:s/></text:span></text:p>
        </draw:rect>
        <draw:rect draw:style-name="gr1" draw:text-style-name="P2" draw:layer="layout" svg:width="0.3cm" svg:height="0.3cm" svg:x="16.202cm" svg:y="6.702cm">
          <text:p text:style-name="P1"><text:span text:style-name="T1"><text:s/></text:span></text:p>
        </draw:rect>
        <draw:line draw:style-name="gr12" draw:text-style-name="P1" draw:layer="layout" svg:x1="11.101cm" svg:y1="7.202cm" svg:x2="11.1cm" svg:y2="8.5cm">
          <text:p/>
        </draw:line>
        <draw:g>
          <draw:rect draw:style-name="gr1" draw:text-style-name="P1" draw:layer="layout" svg:width="1.6cm" svg:height="0.6cm" svg:x="17.701cm" svg:y="6.502cm">
            <text:p text:style-name="P1"><text:s/></text:p>
          </draw:rect>
          <draw:frame draw:style-name="gr2" draw:text-style-name="P3" draw:layer="layout" svg:width="1.751cm" svg:height="0.645cm" svg:x="17.601cm" svg:y="6.502cm">
            <draw:text-box>
              <text:p><text:span text:style-name="T2">FRAME</text:span></text:p>
            </draw:text-box>
          </draw:frame>
        </draw:g>
        <draw:g>
          <draw:rect draw:style-name="gr1" draw:text-style-name="P1" draw:layer="layout" svg:width="1.6cm" svg:height="0.6cm" svg:x="17.702cm" svg:y="8.003cm">
            <text:p text:style-name="P1"><text:s/></text:p>
          </draw:rect>
          <draw:frame draw:style-name="gr2" draw:text-style-name="P3" draw:layer="layout" svg:width="1.751cm" svg:height="0.645cm" svg:x="17.602cm" svg:y="8.003cm">
            <draw:text-box>
              <text:p><text:span text:style-name="T2">FRAME</text:span></text:p>
            </draw:text-box>
          </draw:frame>
        </draw:g>
        <draw:rect draw:style-name="gr1" draw:text-style-name="P2" draw:layer="layout" svg:width="1.394cm" svg:height="1cm" svg:x="15.208cm" svg:y="7.602cm">
          <text:p text:style-name="P1"><text:span text:style-name="T1"><text:s/></text:span></text:p>
        </draw:rect>
        <draw:rect draw:style-name="gr1" draw:text-style-name="P2" draw:layer="layout" svg:width="0.3cm" svg:height="0.3cm" svg:x="15.602cm" svg:y="8.102cm">
          <text:p text:style-name="P1"><text:span text:style-name="T1"><text:s/></text:span></text:p>
        </draw:rect>
        <draw:rect draw:style-name="gr1" draw:text-style-name="P2" draw:layer="layout" svg:width="0.3cm" svg:height="0.3cm" svg:x="15.902cm" svg:y="8.102cm">
          <text:p text:style-name="P1"><text:span text:style-name="T1"><text:s/></text:span></text:p>
        </draw:rect>
        <draw:rect draw:style-name="gr1" draw:text-style-name="P2" draw:layer="layout" svg:width="0.3cm" svg:height="0.3cm" svg:x="15.302cm" svg:y="8.102cm">
          <text:p text:style-name="P1"><text:span text:style-name="T1"><text:s/></text:span></text:p>
        </draw:rect>
        <draw:rect draw:style-name="gr1" draw:text-style-name="P2" draw:layer="layout" svg:width="0.3cm" svg:height="0.3cm" svg:x="16.202cm" svg:y="8.102cm">
          <text:p text:style-name="P1"><text:span text:style-name="T1"><text:s/></text:span></text:p>
        </draw:rect>
        <draw:frame draw:style-name="gr2" draw:text-style-name="P3" draw:layer="layout" svg:width="1.6cm" svg:height="0.645cm" svg:x="15.302cm" svg:y="7.503cm">
          <draw:text-box>
            <text:p><text:span text:style-name="T2">PTE</text:span></text:p>
          </draw:text-box>
        </draw:frame>
        <draw:line draw:style-name="gr11" draw:text-style-name="P1" draw:layer="layout" svg:x1="15.741cm" svg:y1="8.265cm" svg:x2="17.641cm" svg:y2="8.265cm">
          <text:p/>
        </draw:line>
        <draw:line draw:style-name="gr12" draw:text-style-name="P1" draw:layer="layout" svg:x1="15.201cm" svg:y1="7.202cm" svg:x2="15.201cm" svg:y2="7.602cm">
          <text:p/>
        </draw:line>
        <draw:line draw:style-name="gr12" draw:text-style-name="P1" draw:layer="layout" svg:x1="16.601cm" svg:y1="7.202cm" svg:x2="16.601cm" svg:y2="7.602cm">
          <text:p/>
        </draw:line>
        <draw:rect draw:style-name="gr1" draw:text-style-name="P2" draw:layer="layout" svg:width="1.4cm" svg:height="1cm" svg:x="11.102cm" svg:y="8.502cm">
          <text:p text:style-name="P1"><text:span text:style-name="T1"><text:s/></text:span></text:p>
        </draw:rect>
        <draw:frame draw:style-name="gr2" draw:text-style-name="P3" draw:layer="layout" svg:width="1.6cm" svg:height="0.645cm" svg:x="11.202cm" svg:y="8.402cm">
          <draw:text-box>
            <text:p><text:span text:style-name="T2">PDE</text:span></text:p>
          </draw:text-box>
        </draw:frame>
        <draw:rect draw:style-name="gr1" draw:text-style-name="P2" draw:layer="layout" svg:width="0.3cm" svg:height="0.3cm" svg:x="11.502cm" svg:y="9.002cm">
          <text:p text:style-name="P1"><text:span text:style-name="T1"><text:s/></text:span></text:p>
        </draw:rect>
        <draw:line draw:style-name="gr11" draw:text-style-name="P1" draw:layer="layout" svg:x1="11.6cm" svg:y1="9.2cm" svg:x2="17.6cm" svg:y2="9.2cm">
          <text:p/>
        </draw:line>
        <draw:rect draw:style-name="gr1" draw:text-style-name="P2" draw:layer="layout" svg:width="0.3cm" svg:height="0.3cm" svg:x="11.802cm" svg:y="9.002cm">
          <text:p text:style-name="P1"><text:span text:style-name="T1"><text:s/></text:span></text:p>
        </draw:rect>
        <draw:rect draw:style-name="gr1" draw:text-style-name="P2" draw:layer="layout" svg:width="0.3cm" svg:height="0.3cm" svg:x="11.202cm" svg:y="9.002cm">
          <text:p text:style-name="P1"><text:span text:style-name="T1"><text:s/></text:span></text:p>
        </draw:rect>
        <draw:rect draw:style-name="gr1" draw:text-style-name="P2" draw:layer="layout" svg:width="0.3cm" svg:height="0.3cm" svg:x="12.102cm" svg:y="9.002cm">
          <text:p text:style-name="P1"><text:span text:style-name="T1"><text:s/></text:span></text:p>
        </draw:rect>
        <draw:g>
          <draw:rect draw:style-name="gr1" draw:text-style-name="P1" draw:layer="layout" svg:width="1.6cm" svg:height="0.6cm" svg:x="17.703cm" svg:y="8.904cm">
            <text:p text:style-name="P1"><text:s/></text:p>
          </draw:rect>
          <draw:frame draw:style-name="gr2" draw:text-style-name="P3" draw:layer="layout" svg:width="1.751cm" svg:height="0.645cm" svg:x="17.603cm" svg:y="8.904cm">
            <draw:text-box>
              <text:p><text:span text:style-name="T2">FRAME</text:span></text:p>
            </draw:text-box>
          </draw:frame>
        </draw:g>
        <draw:frame draw:style-name="gr2" draw:text-style-name="P4" draw:layer="layout" svg:width="3.2cm" svg:height="0.721cm" svg:x="17.201cm" svg:y="4.881cm">
          <draw:text-box>
            <text:p><text:span text:style-name="T3">R VSpace </text:span></text:p>
          </draw:text-box>
        </draw:frame>
        <draw:frame draw:style-name="gr2" draw:text-style-name="P19" draw:layer="layout" svg:width="1cm" svg:height="0.806cm" svg:x="8.301cm" svg:y="3.795cm">
          <draw:text-box>
            <text:p text:style-name="P7"><text:span text:style-name="T6">...</text:span></text:p>
          </draw:text-box>
        </draw:frame>
        <draw:frame draw:style-name="gr2" draw:text-style-name="P19" draw:layer="layout" svg:width="1cm" svg:height="0.806cm" svg:x="9.701cm" svg:y="3.395cm">
          <draw:text-box>
            <text:p text:style-name="P7"><text:span text:style-name="T6">...</text:span></text:p>
          </draw:text-box>
        </draw:frame>
        <draw:rect draw:style-name="gr4" draw:text-style-name="P1" draw:layer="layout" svg:width="2.1cm" svg:height="8.399cm" svg:x="1.401cm" svg:y="3.201cm">
          <text:p/>
        </draw:rect>
        <draw:rect draw:style-name="gr13" draw:text-style-name="P1" draw:layer="layout" svg:width="4cm" svg:height="1.7cm" svg:x="7.501cm" svg:y="3.101cm">
          <text:p/>
        </draw:rect>
        <draw:rect draw:style-name="gr13" draw:text-style-name="P1" draw:layer="layout" svg:width="9cm" svg:height="4.3cm" svg:x="10.501cm" svg:y="5.501cm">
          <text:p/>
        </draw:rect>
        <draw:line draw:style-name="gr3" draw:text-style-name="P1" draw:layer="layout" svg:x1="2.901cm" svg:y1="5.901cm" svg:x2="11cm" svg:y2="5.9cm">
          <text:p/>
        </draw:line>
        <draw:rect draw:style-name="gr1" draw:text-style-name="P2" draw:layer="layout" svg:width="1.3cm" svg:height="0.599cm" svg:x="9.101cm" svg:y="10.601cm">
          <text:p text:style-name="P1"><text:span text:style-name="T1"><text:s/></text:span></text:p>
        </draw:rect>
        <draw:frame draw:style-name="gr2" draw:text-style-name="P3" draw:layer="layout" svg:width="1.3cm" svg:height="0.645cm" svg:x="9.101cm" svg:y="10.601cm">
          <draw:text-box>
            <text:p><text:span text:style-name="T2">AEP</text:span></text:p>
          </draw:text-box>
        </draw:frame>
        <draw:rect draw:style-name="gr1" draw:text-style-name="P2" draw:layer="layout" svg:width="0.3cm" svg:height="0.3cm" svg:x="12.101cm" svg:y="6.702cm">
          <text:p text:style-name="P1"><text:span text:style-name="T1"><text:s/></text:span></text:p>
        </draw:rect>
        <draw:rect draw:style-name="gr1" draw:text-style-name="P2" draw:layer="layout" svg:width="1.3cm" svg:height="0.599cm" svg:x="9.101cm" svg:y="15.701cm">
          <text:p text:style-name="P1"><text:span text:style-name="T1"><text:s/></text:span></text:p>
        </draw:rect>
        <draw:frame draw:style-name="gr2" draw:text-style-name="P3" draw:layer="layout" svg:width="1.3cm" svg:height="0.645cm" svg:x="9.201cm" svg:y="15.701cm">
          <draw:text-box>
            <text:p><text:span text:style-name="T2">EP</text:span></text:p>
          </draw:text-box>
        </draw:frame>
        <draw:frame draw:style-name="gr2" draw:text-style-name="P14" draw:layer="layout" svg:width="4.199cm" svg:height="0.721cm" svg:x="5.301cm" svg:y="0.356cm">
          <draw:text-box>
            <text:p><text:span text:style-name="T9">RM thread</text:span></text:p>
          </draw:text-box>
        </draw:frame>
        <draw:line draw:style-name="gr11" draw:text-style-name="P1" draw:layer="layout" svg:x1="12.101cm" svg:y1="10.801cm" svg:x2="10.401cm" svg:y2="10.801cm">
          <text:p/>
        </draw:line>
        <draw:g>
          <draw:rect draw:style-name="gr1" draw:text-style-name="P1" draw:layer="layout" svg:width="1cm" svg:height="1cm" svg:x="13.501cm" svg:y="10.701cm">
            <text:p text:style-name="P1"><text:s/></text:p>
          </draw:rect>
          <draw:frame draw:style-name="gr2" draw:text-style-name="P3" draw:layer="layout" svg:width="1.6cm" svg:height="0.645cm" svg:x="13.401cm" svg:y="10.601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4.501cm" svg:y="10.701cm">
          <text:p text:style-name="P1"><text:span text:style-name="T1"><text:s/></text:span></text:p>
        </draw:rect>
        <draw:frame draw:style-name="gr2" draw:text-style-name="P3" draw:layer="layout" svg:width="1.6cm" svg:height="0.645cm" svg:x="14.401cm" svg:y="10.601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5.501cm" svg:y="10.701cm">
          <text:p text:style-name="P1"><text:span text:style-name="T1"><text:s/></text:span></text:p>
        </draw:rect>
        <draw:frame draw:style-name="gr2" draw:text-style-name="P3" draw:layer="layout" svg:width="1.6cm" svg:height="0.645cm" svg:x="15.701cm" svg:y="10.801cm">
          <draw:text-box>
            <text:p><text:span text:style-name="T2">TCB</text:span></text:p>
          </draw:text-box>
        </draw:frame>
        <draw:line draw:style-name="gr11" draw:text-style-name="P1" draw:layer="layout" svg:x1="14.001cm" svg:y1="11.201cm" svg:x2="12.501cm" svg:y2="11.201cm">
          <text:p/>
        </draw:line>
        <draw:frame draw:style-name="gr2" draw:text-style-name="P10" draw:layer="layout" svg:width="3.9cm" svg:height="0.645cm" draw:transform="rotate (1.5707963267946) translate (11.256cm 12.901cm)">
          <draw:text-box>
            <text:p><text:span text:style-name="T7">TIMER CSpace</text:span></text:p>
          </draw:text-box>
        </draw:frame>
        <draw:rect draw:style-name="gr13" draw:text-style-name="P1" draw:layer="layout" svg:width="0.6cm" svg:height="2.2cm" svg:x="11.901cm" svg:y="10.201cm">
          <text:p/>
        </draw:rect>
        <draw:g>
          <draw:rect draw:style-name="gr1" draw:text-style-name="P1" draw:layer="layout" svg:width="1cm" svg:height="1cm" svg:x="13.501cm" svg:y="14.402cm">
            <text:p text:style-name="P1"><text:s/></text:p>
          </draw:rect>
          <draw:frame draw:style-name="gr2" draw:text-style-name="P3" draw:layer="layout" svg:width="1.6cm" svg:height="0.645cm" svg:x="13.401cm" svg:y="14.302cm">
            <draw:text-box>
              <text:p><text:span text:style-name="T2">CAP</text:span></text:p>
            </draw:text-box>
          </draw:frame>
        </draw:g>
        <draw:rect draw:style-name="gr1" draw:text-style-name="P2" draw:layer="layout" svg:width="1cm" svg:height="1cm" svg:x="14.501cm" svg:y="14.402cm">
          <text:p text:style-name="P1"><text:span text:style-name="T1"><text:s/></text:span></text:p>
        </draw:rect>
        <draw:frame draw:style-name="gr2" draw:text-style-name="P3" draw:layer="layout" svg:width="1.6cm" svg:height="0.645cm" svg:x="14.401cm" svg:y="14.302cm">
          <draw:text-box>
            <text:p><text:span text:style-name="T2">CAP</text:span></text:p>
          </draw:text-box>
        </draw:frame>
        <draw:rect draw:style-name="gr1" draw:text-style-name="P2" draw:layer="layout" svg:width="2cm" svg:height="1cm" svg:x="15.501cm" svg:y="14.402cm">
          <text:p text:style-name="P1"><text:span text:style-name="T1"><text:s/></text:span></text:p>
        </draw:rect>
        <draw:frame draw:style-name="gr2" draw:text-style-name="P3" draw:layer="layout" svg:width="1.6cm" svg:height="0.645cm" svg:x="15.701cm" svg:y="14.502cm">
          <draw:text-box>
            <text:p><text:span text:style-name="T2">TCB</text:span></text:p>
          </draw:text-box>
        </draw:frame>
        <draw:line draw:style-name="gr11" draw:text-style-name="P1" draw:layer="layout" svg:x1="14.002cm" svg:y1="15.001cm" svg:x2="12.502cm" svg:y2="15.001cm">
          <text:p/>
        </draw:line>
        <draw:frame draw:style-name="gr2" draw:text-style-name="P10" draw:layer="layout" svg:width="3.5cm" svg:height="0.645cm" draw:transform="rotate (1.5707963267946) translate (11.257cm 17.201cm)">
          <draw:text-box>
            <text:p><text:span text:style-name="T7">SAC_C CSpace</text:span></text:p>
          </draw:text-box>
        </draw:frame>
        <draw:rect draw:style-name="gr13" draw:text-style-name="P1" draw:layer="layout" svg:width="0.6cm" svg:height="2.499cm" svg:x="11.902cm" svg:y="14.401cm">
          <text:p/>
        </draw:rect>
        <draw:line draw:style-name="gr11" draw:text-style-name="P1" draw:layer="layout" svg:x1="12.101cm" svg:y1="15.901cm" svg:x2="10.401cm" svg:y2="15.901cm">
          <text:p/>
        </draw:line>
        <draw:polyline draw:style-name="gr35" draw:text-style-name="P1" draw:layer="layout" svg:width="10.598cm" svg:height="2.6cm" svg:x="2.901cm" svg:y="2.9cm" svg:viewBox="0 0 10599 2601" draw:points="0,2601 4100,2601 4100,2101 9600,2101 9599,0 10599,0">
          <text:p/>
        </draw:polyline>
        <draw:polyline draw:style-name="gr3" draw:text-style-name="P1" draw:layer="layout" svg:width="12.533cm" svg:height="4.908cm" draw:transform="skewX (-0.979653309144232) rotate (1.95721222318607) translate (7.62473044559441cm 17.9108866927594cm)" svg:viewBox="0 0 12534 4909" draw:points="12534,625 3223,5534 1581,3838 0,4672">
          <text:p/>
        </draw:polyline>
        <draw:polyline draw:style-name="gr3" draw:text-style-name="P1" draw:layer="layout" svg:width="14.191cm" svg:height="4.716cm" draw:transform="skewX (-0.974068255537851) rotate (1.96087741461526) translate (8.29786223484719cm 19.8272704066592cm)" svg:viewBox="0 0 14192 4717" draw:points="14192,270 5310,4987 1916,1450 0,2467">
          <text:p/>
        </draw:polyline>
        <draw:rect draw:style-name="gr16" draw:text-style-name="P2" draw:layer="layout" svg:width="1.6cm" svg:height="1cm" svg:x="2.6cm" svg:y="19.7cm">
          <text:p text:style-name="P1"><text:span text:style-name="T2">IRQ</text:span></text:p>
        </draw:rect>
        <draw:g>
          <draw:rect draw:style-name="gr1" draw:text-style-name="P1" draw:layer="layout" svg:width="1.4cm" svg:height="0.4cm" svg:x="1.701cm" svg:y="7.309cm">
            <text:p text:style-name="P1"><text:s/></text:p>
          </draw:rect>
          <draw:frame draw:style-name="gr2" draw:text-style-name="P3" draw:layer="layout" svg:width="1.6cm" svg:height="0.645cm" svg:x="1.601cm" svg:y="7.209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7.709cm">
            <text:p text:style-name="P1"><text:s/></text:p>
          </draw:rect>
          <draw:frame draw:style-name="gr2" draw:text-style-name="P3" draw:layer="layout" svg:width="1.6cm" svg:height="0.645cm" svg:x="1.601cm" svg:y="7.609cm">
            <draw:text-box>
              <text:p><text:span text:style-name="T2">CAPs</text:span></text:p>
            </draw:text-box>
          </draw:frame>
        </draw:g>
        <draw:frame draw:style-name="gr2" draw:text-style-name="P19" draw:layer="layout" svg:width="1cm" svg:height="0.806cm" svg:x="4.7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6cm 24.3cm)">
          <text:p text:style-name="P1"><text:span text:style-name="T1"><text:s/></text:span></text:p>
        </draw:rect>
        <draw:frame draw:style-name="gr29" draw:text-style-name="P11" draw:layer="layout" svg:width="3.499cm" svg:height="0.8cm" svg:x="2.301cm" svg:y="23.6cm">
          <draw:text-box>
            <text:p><text:span text:style-name="T8">Network Card A</text:span></text:p>
          </draw:text-box>
        </draw:frame>
        <draw:rect draw:style-name="gr18" draw:text-style-name="P13" draw:layer="layout" svg:width="1.3cm" svg:height="0.5cm" draw:transform="rotate (1.5707963267946) translate (4.1cm 22.8cm)">
          <text:p text:style-name="P12"><text:span text:style-name="T2">IOSR</text:span></text:p>
        </draw:rect>
        <draw:rect draw:style-name="gr8" draw:text-style-name="P6" draw:layer="layout" svg:width="3.999cm" svg:height="0.499cm" svg:x="13.503cm" svg:y="2.303cm">
          <text:p text:style-name="P1"><text:span text:style-name="T4">Untyped memory objects</text:span></text:p>
        </draw:rect>
        <draw:rect draw:style-name="gr9" draw:text-style-name="P2" draw:layer="layout" svg:width="3.999cm" svg:height="0.2cm" svg:x="13.504cm" svg:y="2.8cm">
          <text:p/>
        </draw:rect>
        <draw:rect draw:style-name="gr9" draw:text-style-name="P2" draw:layer="layout" svg:width="3.999cm" svg:height="0.2cm" svg:x="13.505cm" svg:y="3cm">
          <text:p/>
        </draw:rect>
        <draw:rect draw:style-name="gr9" draw:text-style-name="P2" draw:layer="layout" svg:width="3.999cm" svg:height="0.2cm" svg:x="13.506cm" svg:y="3.2cm">
          <text:p/>
        </draw:rect>
        <draw:rect draw:style-name="gr9" draw:text-style-name="P2" draw:layer="layout" svg:width="3.999cm" svg:height="0.2cm" svg:x="13.507cm" svg:y="3.4cm">
          <text:p/>
        </draw:rect>
        <draw:rect draw:style-name="gr9" draw:text-style-name="P2" draw:layer="layout" svg:width="3.999cm" svg:height="0.2cm" svg:x="13.508cm" svg:y="3.6cm">
          <text:p/>
        </draw:rect>
        <draw:rect draw:style-name="gr9" draw:text-style-name="P2" draw:layer="layout" svg:width="3.999cm" svg:height="0.2cm" svg:x="13.509cm" svg:y="3.8cm">
          <text:p/>
        </draw:rect>
        <draw:rect draw:style-name="gr9" draw:text-style-name="P2" draw:layer="layout" svg:width="3.999cm" svg:height="0.2cm" svg:x="13.51cm" svg:y="4cm">
          <text:p/>
        </draw:rect>
        <draw:rect draw:style-name="gr9" draw:text-style-name="P2" draw:layer="layout" svg:width="3.999cm" svg:height="0.2cm" svg:x="13.511cm" svg:y="4.2cm">
          <text:p/>
        </draw:rect>
        <draw:rect draw:style-name="gr9" draw:text-style-name="P2" draw:layer="layout" svg:width="3.999cm" svg:height="0.2cm" svg:x="13.512cm" svg:y="4.4cm">
          <text:p/>
        </draw:rect>
        <draw:rect draw:style-name="gr9" draw:text-style-name="P2" draw:layer="layout" svg:width="3.999cm" svg:height="0.2cm" svg:x="13.513cm" svg:y="4.6cm">
          <text:p/>
        </draw:rect>
        <draw:line draw:style-name="gr12" draw:text-style-name="P1" draw:layer="layout" svg:x1="12.502cm" svg:y1="7.202cm" svg:x2="12.501cm" svg:y2="8.5cm">
          <text:p/>
        </draw:line>
        <draw:frame draw:style-name="gr2" draw:text-style-name="P8" draw:layer="layout" svg:width="1cm" svg:height="0.721cm" draw:transform="rotate (1.5707963267946) translate (18cm 8cm)">
          <draw:text-box>
            <text:p text:style-name="P7"><text:span text:style-name="T5">...</text:span></text:p>
          </draw:text-box>
        </draw:frame>
        <draw:frame draw:style-name="gr2" draw:text-style-name="P8" draw:layer="layout" svg:width="1cm" svg:height="0.721cm" draw:transform="rotate (1.5707963267946) translate (18cm 9.1cm)">
          <draw:text-box>
            <text:p text:style-name="P7"><text:span text:style-name="T5">..</text:span></text:p>
          </draw:text-box>
        </draw:frame>
        <draw:g>
          <draw:rect draw:style-name="gr1" draw:text-style-name="P1" draw:layer="layout" svg:width="1.4cm" svg:height="0.4cm" svg:x="2.7cm" svg:y="20.155cm">
            <text:p text:style-name="P1"><text:s/></text:p>
          </draw:rect>
          <draw:frame draw:style-name="gr2" draw:text-style-name="P3" draw:layer="layout" svg:width="1.6cm" svg:height="0.645cm" svg:x="2.6cm" svg:y="20.055cm">
            <draw:text-box>
              <text:p><text:span text:style-name="T2">CAP</text:span></text:p>
            </draw:text-box>
          </draw:frame>
        </draw:g>
        <draw:frame draw:style-name="gr2" draw:text-style-name="P11" draw:layer="layout" svg:width="3.499cm" svg:height="0.683cm" svg:x="6.901cm" svg:y="23.601cm">
          <draw:text-box>
            <text:p><text:span text:style-name="T8">Network Card B</text:span></text:p>
          </draw:text-box>
        </draw:frame>
        <draw:frame draw:style-name="gr2" draw:text-style-name="P11" draw:layer="layout" svg:width="3.956cm" svg:height="0.683cm" svg:x="10.701cm" svg:y="23.602cm">
          <draw:text-box>
            <text:p><text:span text:style-name="T8">Data Network Card</text:span></text:p>
          </draw:text-box>
        </draw:frame>
        <draw:frame draw:style-name="gr2" draw:text-style-name="P11" draw:layer="layout" svg:width="4.279cm" svg:height="0.683cm" svg:x="14.8cm" svg:y="23.6cm">
          <draw:text-box>
            <text:p><text:span text:style-name="T8">Control Network Card</text:span></text:p>
          </draw:text-box>
        </draw:frame>
        <draw:g>
          <draw:line draw:style-name="gr21" draw:text-style-name="P17" draw:layer="layout" svg:x1="1.8cm" svg:y1="15.2cm" svg:x2="1.8cm" svg:y2="15.7cm">
            <text:p/>
          </draw:line>
          <draw:line draw:style-name="gr21" draw:text-style-name="P17" draw:layer="layout" svg:x1="1.6cm" svg:y1="15.2cm" svg:x2="1.6cm" svg:y2="15.7cm">
            <text:p/>
          </draw:line>
          <draw:line draw:style-name="gr21" draw:text-style-name="P17" draw:layer="layout" svg:x1="2cm" svg:y1="15.2cm" svg:x2="2cm" svg:y2="15.7cm">
            <text:p/>
          </draw:line>
          <draw:line draw:style-name="gr21" draw:text-style-name="P17" draw:layer="layout" svg:x1="2.2cm" svg:y1="15.2cm" svg:x2="2.2cm" svg:y2="15.7cm">
            <text:p/>
          </draw:line>
          <draw:line draw:style-name="gr21" draw:text-style-name="P17" draw:layer="layout" svg:x1="2.4cm" svg:y1="15.2cm" svg:x2="2.4cm" svg:y2="15.7cm">
            <text:p/>
          </draw:line>
          <draw:line draw:style-name="gr21" draw:text-style-name="P17" draw:layer="layout" svg:x1="2.6cm" svg:y1="15.2cm" svg:x2="2.6cm" svg:y2="15.7cm">
            <text:p/>
          </draw:line>
          <draw:line draw:style-name="gr21" draw:text-style-name="P17" draw:layer="layout" svg:x1="2.8cm" svg:y1="15.2cm" svg:x2="2.8cm" svg:y2="15.7cm">
            <text:p/>
          </draw:line>
          <draw:rect draw:style-name="gr1" draw:text-style-name="P18" draw:layer="layout" svg:width="1.6cm" svg:height="0.5cm" svg:x="1.4cm" svg:y="15.2cm">
            <text:p text:style-name="P1"><text:span text:style-name="T11">NC ports</text:span></text:p>
          </draw:rect>
        </draw:g>
        <draw:rect draw:style-name="gr6" draw:text-style-name="P5" draw:layer="layout" svg:width="2.6cm" svg:height="1.2cm" svg:x="0.9cm" svg:y="15cm">
          <text:p text:style-name="P1"><text:span text:style-name="T2"><text:s/></text:span><text:span text:style-name="T2">Set of IO Ports</text:span></text:p>
        </draw:rect>
        <draw:rect draw:style-name="gr18" draw:text-style-name="P13" draw:layer="layout" svg:width="1.3cm" svg:height="0.5cm" draw:transform="rotate (1.5707963267946) translate (3.2cm 22.8cm)">
          <text:p text:style-name="P12"><text:span text:style-name="T2">IRQR</text:span></text:p>
        </draw:rect>
        <draw:line draw:style-name="gr19" draw:text-style-name="P1" draw:layer="layout" svg:x1="3.5cm" svg:y1="21.7cm" svg:x2="3.5cm" svg:y2="20.7cm">
          <text:p/>
        </draw:line>
        <draw:g>
          <draw:line draw:style-name="gr21" draw:text-style-name="P1" draw:layer="layout" svg:x1="2.3cm" svg:y1="21.763cm" svg:x2="2.8cm" svg:y2="21.763cm">
            <text:p/>
          </draw:line>
          <draw:line draw:style-name="gr21" draw:text-style-name="P1" draw:layer="layout" svg:x1="2.3cm" svg:y1="22.063cm" svg:x2="2.8cm" svg:y2="22.063cm">
            <text:p/>
          </draw:line>
          <draw:line draw:style-name="gr21" draw:text-style-name="P1" draw:layer="layout" svg:x1="2.3cm" svg:y1="22.363cm" svg:x2="2.8cm" svg:y2="22.363cm">
            <text:p/>
          </draw:line>
          <draw:line draw:style-name="gr21" draw:text-style-name="P1" draw:layer="layout" svg:x1="2.3cm" svg:y1="22.663cm" svg:x2="2.8cm" svg:y2="22.663cm">
            <text:p/>
          </draw:line>
          <draw:line draw:style-name="gr21" draw:text-style-name="P1" draw:layer="layout" svg:x1="2.3cm" svg:y1="22.963cm" svg:x2="2.8cm" svg:y2="22.963cm">
            <text:p/>
          </draw:line>
          <draw:line draw:style-name="gr21" draw:text-style-name="P1" draw:layer="layout" svg:x1="2.3cm" svg:y1="23.263cm" svg:x2="2.8cm" svg:y2="23.263cm">
            <text:p/>
          </draw:line>
          <draw:rect draw:style-name="gr1" draw:text-style-name="P15" draw:layer="layout" svg:width="2.1cm" svg:height="0.5cm" draw:transform="rotate (1.5707963267946) translate (2.3cm 23.6cm)">
            <text:p text:style-name="P1"><text:span text:style-name="T10">FRAMES</text:span></text:p>
          </draw:rect>
        </draw:g>
        <draw:rect draw:style-name="gr16" draw:text-style-name="P2" draw:layer="layout" svg:width="1.6cm" svg:height="1cm" svg:x="6.9cm" svg:y="19.7cm">
          <text:p text:style-name="P1"><text:span text:style-name="T2">IRQ</text:span></text:p>
        </draw:rect>
        <draw:frame draw:style-name="gr2" draw:text-style-name="P19" draw:layer="layout" svg:width="1cm" svg:height="0.806cm" svg:x="9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10.3cm 24.3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8.4cm 22.8cm)">
          <text:p text:style-name="P12"><text:span text:style-name="T2">IOSR</text:span></text:p>
        </draw:rect>
        <draw:g>
          <draw:rect draw:style-name="gr1" draw:text-style-name="P1" draw:layer="layout" svg:width="1.4cm" svg:height="0.4cm" svg:x="7cm" svg:y="20.155cm">
            <text:p text:style-name="P1"><text:s/></text:p>
          </draw:rect>
          <draw:frame draw:style-name="gr2" draw:text-style-name="P3" draw:layer="layout" svg:width="1.6cm" svg:height="0.645cm" svg:x="6.9cm" svg:y="20.0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draw:transform="rotate (1.5707963267946) translate (7.5cm 22.8cm)">
          <text:p text:style-name="P12"><text:span text:style-name="T2">IRQR</text:span></text:p>
        </draw:rect>
        <draw:line draw:style-name="gr19" draw:text-style-name="P1" draw:layer="layout" svg:x1="7.8cm" svg:y1="21.7cm" svg:x2="7.8cm" svg:y2="20.7cm">
          <text:p/>
        </draw:line>
        <draw:rect draw:style-name="gr16" draw:text-style-name="P2" draw:layer="layout" svg:width="1.6cm" svg:height="1cm" svg:x="11.2cm" svg:y="19.7cm">
          <text:p text:style-name="P1"><text:span text:style-name="T2">IRQ</text:span></text:p>
        </draw:rect>
        <draw:frame draw:style-name="gr2" draw:text-style-name="P19" draw:layer="layout" svg:width="1cm" svg:height="0.806cm" svg:x="13.3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14.6cm 24.3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12.7cm 22.8cm)">
          <text:p text:style-name="P12"><text:span text:style-name="T2">IOSR</text:span></text:p>
        </draw:rect>
        <draw:g>
          <draw:rect draw:style-name="gr1" draw:text-style-name="P1" draw:layer="layout" svg:width="1.4cm" svg:height="0.4cm" svg:x="11.3cm" svg:y="20.155cm">
            <text:p text:style-name="P1"><text:s/></text:p>
          </draw:rect>
          <draw:frame draw:style-name="gr2" draw:text-style-name="P3" draw:layer="layout" svg:width="1.6cm" svg:height="0.645cm" svg:x="11.2cm" svg:y="20.0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draw:transform="rotate (1.5707963267946) translate (11.8cm 22.8cm)">
          <text:p text:style-name="P12"><text:span text:style-name="T2">IRQR</text:span></text:p>
        </draw:rect>
        <draw:line draw:style-name="gr19" draw:text-style-name="P1" draw:layer="layout" svg:x1="12.1cm" svg:y1="21.7cm" svg:x2="12.1cm" svg:y2="20.7cm">
          <text:p/>
        </draw:line>
        <draw:rect draw:style-name="gr16" draw:text-style-name="P2" draw:layer="layout" svg:width="1.6cm" svg:height="1cm" svg:x="15.5cm" svg:y="19.7cm">
          <text:p text:style-name="P1"><text:span text:style-name="T2">IRQ</text:span></text:p>
        </draw:rect>
        <draw:frame draw:style-name="gr2" draw:text-style-name="P19" draw:layer="layout" svg:width="1cm" svg:height="0.806cm" svg:x="17.6cm" svg:y="21.594cm">
          <draw:text-box>
            <text:p text:style-name="P7"><text:span text:style-name="T6">...</text:span></text:p>
          </draw:text-box>
        </draw:frame>
        <draw:rect draw:style-name="gr17" draw:text-style-name="P2" draw:layer="layout" svg:width="3.9cm" svg:height="3cm" draw:transform="rotate (3.1415926535892) translate (18.9cm 24.3cm)">
          <text:p text:style-name="P1"><text:span text:style-name="T1"><text:s/></text:span></text:p>
        </draw:rect>
        <draw:rect draw:style-name="gr18" draw:text-style-name="P13" draw:layer="layout" svg:width="1.3cm" svg:height="0.5cm" draw:transform="rotate (1.5707963267946) translate (17cm 22.8cm)">
          <text:p text:style-name="P12"><text:span text:style-name="T2">IOSR</text:span></text:p>
        </draw:rect>
        <draw:g>
          <draw:rect draw:style-name="gr1" draw:text-style-name="P1" draw:layer="layout" svg:width="1.4cm" svg:height="0.4cm" svg:x="15.6cm" svg:y="20.155cm">
            <text:p text:style-name="P1"><text:s/></text:p>
          </draw:rect>
          <draw:frame draw:style-name="gr2" draw:text-style-name="P3" draw:layer="layout" svg:width="1.6cm" svg:height="0.645cm" svg:x="15.5cm" svg:y="20.0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draw:transform="rotate (1.5707963267946) translate (16.1cm 22.8cm)">
          <text:p text:style-name="P12"><text:span text:style-name="T2">IRQR</text:span></text:p>
        </draw:rect>
        <draw:line draw:style-name="gr19" draw:text-style-name="P1" draw:layer="layout" svg:x1="16.4cm" svg:y1="21.7cm" svg:x2="16.4cm" svg:y2="20.7cm">
          <text:p/>
        </draw:line>
        <draw:frame draw:style-name="gr34" draw:text-style-name="P22" draw:layer="layout" svg:width="2.2cm" svg:height="1.5cm" svg:x="18.3cm" svg:y="12.4cm">
          <draw:text-box>
            <text:p text:style-name="P1"><text:span text:style-name="T4">TIMER CHIP</text:span></text:p>
          </draw:text-box>
        </draw:frame>
        <draw:g>
          <draw:line draw:style-name="gr21" draw:text-style-name="P17" draw:layer="layout" svg:x1="15cm" svg:y1="12.7cm" svg:x2="15cm" svg:y2="13.2cm">
            <text:p/>
          </draw:line>
          <draw:line draw:style-name="gr21" draw:text-style-name="P17" draw:layer="layout" svg:x1="15.2cm" svg:y1="12.7cm" svg:x2="15.2cm" svg:y2="13.2cm">
            <text:p/>
          </draw:line>
          <draw:line draw:style-name="gr21" draw:text-style-name="P17" draw:layer="layout" svg:x1="15.4cm" svg:y1="12.7cm" svg:x2="15.4cm" svg:y2="13.2cm">
            <text:p/>
          </draw:line>
          <draw:line draw:style-name="gr21" draw:text-style-name="P17" draw:layer="layout" svg:x1="15.6cm" svg:y1="12.7cm" svg:x2="15.6cm" svg:y2="13.2cm">
            <text:p/>
          </draw:line>
          <draw:line draw:style-name="gr21" draw:text-style-name="P17" draw:layer="layout" svg:x1="15.8cm" svg:y1="12.7cm" svg:x2="15.8cm" svg:y2="13.2cm">
            <text:p/>
          </draw:line>
          <draw:line draw:style-name="gr21" draw:text-style-name="P17" draw:layer="layout" svg:x1="16cm" svg:y1="12.7cm" svg:x2="16cm" svg:y2="13.2cm">
            <text:p/>
          </draw:line>
          <draw:line draw:style-name="gr21" draw:text-style-name="P17" draw:layer="layout" svg:x1="16.2cm" svg:y1="12.7cm" svg:x2="16.2cm" svg:y2="13.2cm">
            <text:p/>
          </draw:line>
          <draw:line draw:style-name="gr21" draw:text-style-name="P17" draw:layer="layout" svg:x1="16.4cm" svg:y1="12.7cm" svg:x2="16.4cm" svg:y2="13.2cm">
            <text:p/>
          </draw:line>
          <draw:rect draw:style-name="gr1" draw:text-style-name="P15" draw:layer="layout" svg:width="1.8cm" svg:height="0.5cm" svg:x="14.8cm" svg:y="12.7cm">
            <text:p text:style-name="P1"><text:span text:style-name="T10">timer ports</text:span></text:p>
          </draw:rect>
        </draw:g>
        <draw:rect draw:style-name="gr6" draw:text-style-name="P5" draw:layer="layout" svg:width="2.6cm" svg:height="1.2cm" svg:x="14.5cm" svg:y="12.5cm">
          <text:p text:style-name="P1"><text:span text:style-name="T2"><text:s/></text:span><text:span text:style-name="T2">Set of IO Ports</text:span></text:p>
        </draw:rect>
        <draw:polyline draw:style-name="gr11" draw:text-style-name="P1" draw:layer="layout" svg:width="2.798cm" svg:height="0.599cm" draw:transform="rotate (0.0003490658503988) translate (12.1009999919838cm 12.1009770353611cm)" svg:viewBox="0 0 2799 600" draw:points="0,24210 2799,24210 2799,24810">
          <text:p/>
        </draw:polyline>
        <draw:line draw:style-name="gr28" draw:text-style-name="P1" draw:layer="layout" svg:x1="17.101cm" svg:y1="12.801cm" svg:x2="18.3cm" svg:y2="12.8cm">
          <text:p/>
        </draw:line>
        <draw:rect draw:style-name="gr1" draw:text-style-name="P2" draw:layer="layout" svg:width="1.3cm" svg:height="0.599cm" svg:x="9.101cm" svg:y="12.802cm">
          <text:p text:style-name="P1"><text:span text:style-name="T1"><text:s/></text:span></text:p>
        </draw:rect>
        <draw:frame draw:style-name="gr2" draw:text-style-name="P3" draw:layer="layout" svg:width="1.3cm" svg:height="0.645cm" svg:x="9.201cm" svg:y="12.802cm">
          <draw:text-box>
            <text:p><text:span text:style-name="T2">AEP</text:span></text:p>
          </draw:text-box>
        </draw:frame>
        <draw:line draw:style-name="gr11" draw:text-style-name="P1" draw:layer="layout" svg:x1="12.101cm" svg:y1="14.602cm" svg:x2="10.4cm" svg:y2="13.3cm">
          <text:p/>
        </draw:line>
        <draw:line draw:style-name="gr11" draw:text-style-name="P1" draw:layer="layout" svg:x1="12.102cm" svg:y1="11.7cm" svg:x2="10.4cm" svg:y2="13cm">
          <text:p/>
        </draw:line>
        <draw:polyline draw:style-name="gr3" draw:text-style-name="P1" draw:layer="layout" svg:width="25.453cm" svg:height="6.108cm" draw:transform="skewX (-1.05906579010996) rotate (1.90642314195305) translate (11.2855330969906cm 31.1347017729049cm)" svg:viewBox="0 0 25454 6109" draw:points="25454,803 15607,5428 11902,1995 1431,6912 0,5595">
          <text:p/>
        </draw:polyline>
        <draw:rect draw:style-name="gr1" draw:text-style-name="P2" draw:layer="layout" svg:width="1.3cm" svg:height="0.599cm" svg:x="15.9cm" svg:y="18.455cm">
          <text:p text:style-name="P1"><text:span text:style-name="T1"><text:s/></text:span></text:p>
        </draw:rect>
        <draw:frame draw:style-name="gr2" draw:text-style-name="P3" draw:layer="layout" svg:width="1.3cm" svg:height="0.645cm" svg:x="16cm" svg:y="18.455cm">
          <draw:text-box>
            <text:p><text:span text:style-name="T2">AEP</text:span></text:p>
          </draw:text-box>
        </draw:frame>
        <draw:line draw:style-name="gr11" draw:text-style-name="P1" draw:layer="layout" svg:x1="16.7cm" svg:y1="20.4cm" svg:x2="16.7cm" svg:y2="19.1cm">
          <text:p/>
        </draw:line>
        <draw:polyline draw:style-name="gr11" draw:text-style-name="P1" draw:layer="layout" svg:width="5.969cm" svg:height="2.896cm" draw:transform="rotate (-1.0716321607255) translate (14.5438185469429cm 15.1130651042171cm)" svg:viewBox="0 0 5970 2897" draw:points="0,-8172 1580,-11069 5970,-8676">
          <text:p/>
        </draw:polyline>
        <draw:polyline draw:style-name="gr11" draw:text-style-name="P1" draw:layer="layout" svg:width="4.792cm" svg:height="2.75cm" draw:transform="skewX (0.41294490102178) rotate (-0.838281639733905) translate (14.8513280693855cm 15.3564612869693cm)" svg:viewBox="0 0 4793 2751" draw:points="0,1206 1269,-1545 4793,729">
          <text:p/>
        </draw:polyline>
        <draw:polyline draw:style-name="gr11" draw:text-style-name="P1" draw:layer="layout" svg:width="7.287cm" svg:height="4.115cm" draw:transform="skewX (0.329867228626866) rotate (-0.88924525389213) translate (16.0842401340781cm 14.6013375850255cm)" svg:viewBox="0 0 7288 4116" draw:points="0,-2468 1930,-6584 7288,-3182">
          <text:p/>
        </draw:polyline>
        <draw:rect draw:style-name="gr13" draw:text-style-name="P1" draw:layer="layout" svg:width="1.8cm" svg:height="2.7cm" svg:x="18.1cm" svg:y="17cm">
          <text:p/>
        </draw:rect>
        <draw:frame draw:style-name="gr2" draw:text-style-name="P10" draw:layer="layout" svg:width="2cm" svg:height="0.645cm" draw:transform="rotate (1.5707963267946) translate (17.555cm 19.7cm)">
          <draw:text-box>
            <text:p><text:span text:style-name="T7">IO Space</text:span></text:p>
          </draw:text-box>
        </draw:frame>
        <draw:polyline draw:style-name="gr19" draw:text-style-name="P1" draw:layer="layout" svg:width="2.499cm" svg:height="1.199cm" draw:transform="rotate (0.927293431584412) translate (17.1999964271728cm 21.6999973203696cm)" svg:viewBox="0 0 2500 1200" draw:points="0,53560 900,54760 2500,53560">
          <text:p/>
        </draw:polyline>
        <draw:g>
          <draw:rect draw:style-name="gr1" draw:text-style-name="P20" draw:layer="layout" svg:width="2.1cm" svg:height="0.5cm" draw:transform="rotate (1.5707963267946) translate (19.3cm 19.5cm)">
            <text:p text:style-name="P1"><text:span text:style-name="T12">FRAMES</text:span></text:p>
          </draw:rect>
          <draw:line draw:style-name="gr30" draw:text-style-name="P1" draw:layer="layout" svg:x1="19.3cm" svg:y1="19.238cm" svg:x2="19.8cm" svg:y2="19.238cm">
            <text:p/>
          </draw:line>
          <draw:line draw:style-name="gr30" draw:text-style-name="P1" draw:layer="layout" svg:x1="19.3cm" svg:y1="18.975cm" svg:x2="19.8cm" svg:y2="18.975cm">
            <text:p/>
          </draw:line>
          <draw:line draw:style-name="gr30" draw:text-style-name="P1" draw:layer="layout" svg:x1="19.3cm" svg:y1="18.713cm" svg:x2="19.8cm" svg:y2="18.713cm">
            <text:p/>
          </draw:line>
          <draw:line draw:style-name="gr30" draw:text-style-name="P1" draw:layer="layout" svg:x1="19.3cm" svg:y1="18.45cm" svg:x2="19.8cm" svg:y2="18.45cm">
            <text:p/>
          </draw:line>
          <draw:line draw:style-name="gr30" draw:text-style-name="P1" draw:layer="layout" svg:x1="19.3cm" svg:y1="18.188cm" svg:x2="19.8cm" svg:y2="18.188cm">
            <text:p/>
          </draw:line>
          <draw:line draw:style-name="gr30" draw:text-style-name="P1" draw:layer="layout" svg:x1="19.3cm" svg:y1="17.925cm" svg:x2="19.8cm" svg:y2="17.925cm">
            <text:p/>
          </draw:line>
          <draw:line draw:style-name="gr30" draw:text-style-name="P1" draw:layer="layout" svg:x1="19.3cm" svg:y1="17.663cm" svg:x2="19.8cm" svg:y2="17.663cm">
            <text:p/>
          </draw:line>
        </draw:g>
        <draw:rect draw:style-name="gr13" draw:text-style-name="P1" draw:layer="layout" svg:width="1.4cm" svg:height="4.1cm" svg:x="19.1cm" svg:y="15.5cm">
          <text:p/>
        </draw:rect>
        <draw:frame draw:style-name="gr2" draw:text-style-name="P4" draw:layer="layout" svg:width="2.1cm" svg:height="1.191cm" svg:x="18.7cm" svg:y="14.3cm">
          <draw:text-box>
            <text:p><text:span text:style-name="T3">SAC_C</text:span></text:p>
            <text:p><text:span text:style-name="T3">VSpace </text:span></text:p>
          </draw:text-box>
        </draw:frame>
        <draw:frame draw:style-name="gr2" draw:text-style-name="P14" draw:layer="layout" svg:width="4.199cm" svg:height="0.721cm" svg:x="13.201cm" svg:y="10.1cm">
          <draw:text-box>
            <text:p><text:span text:style-name="T9">Timer thread</text:span></text:p>
          </draw:text-box>
        </draw:frame>
        <draw:frame draw:style-name="gr2" draw:text-style-name="P14" draw:layer="layout" svg:width="4.199cm" svg:height="0.721cm" svg:x="13.201cm" svg:y="13.779cm">
          <draw:text-box>
            <text:p><text:span text:style-name="T9">SAC_C thread</text:span></text:p>
          </draw:text-box>
        </draw:frame>
        <draw:polyline draw:style-name="gr11" draw:text-style-name="P1" draw:layer="layout" svg:width="24.552cm" svg:height="3.996cm" draw:transform="skewX (-1.40481551492997) rotate (-1.53257361617712) translate (18.0617584614968cm -8.83474812757645cm)" svg:viewBox="0 0 24553 3997" draw:points="0,-32802 540,-32775 24553,-36772">
          <text:p/>
        </draw:polyline>
        <draw:polyline draw:style-name="gr3" draw:text-style-name="P1" draw:layer="layout" svg:width="21.65cm" svg:height="4.693cm" draw:transform="skewX (-1.05906579010996) rotate (1.90642314195305) translate (10.0328884455642cm 27.9446515997249cm)" svg:viewBox="0 0 21651 4694" draw:points="21651,538 12206,4975 8502,1542 644,5232 0,4639">
          <text:p/>
        </draw:polyline>
        <draw:polyline draw:style-name="gr36" draw:text-style-name="P1" draw:layer="layout" svg:width="21.145cm" svg:height="4.247cm" draw:transform="skewX (-1.05906579010996) rotate (1.90642314195305) translate (9.86676141258883cm 27.8684028009477cm)" svg:viewBox="0 0 21146 4248" draw:points="21146,275 12104,4523 8399,1090 1145,4496 0,3442">
          <text:p/>
        </draw:polyline>
        <draw:g>
          <draw:rect draw:style-name="gr1" draw:text-style-name="P1" draw:layer="layout" svg:width="1.4cm" svg:height="0.4cm" svg:x="1.701cm" svg:y="8.108cm">
            <text:p text:style-name="P1"><text:s/></text:p>
          </draw:rect>
          <draw:frame draw:style-name="gr2" draw:text-style-name="P3" draw:layer="layout" svg:width="1.6cm" svg:height="0.645cm" svg:x="1.601cm" svg:y="8.00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8.51cm">
            <text:p text:style-name="P1"><text:s/></text:p>
          </draw:rect>
          <draw:frame draw:style-name="gr2" draw:text-style-name="P3" draw:layer="layout" svg:width="1.6cm" svg:height="0.645cm" svg:x="1.601cm" svg:y="8.41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1cm" svg:y="8.91cm">
            <text:p text:style-name="P1"><text:s/></text:p>
          </draw:rect>
          <draw:frame draw:style-name="gr2" draw:text-style-name="P3" draw:layer="layout" svg:width="1.6cm" svg:height="0.645cm" svg:x="1.601cm" svg:y="8.81cm">
            <draw:text-box>
              <text:p><text:span text:style-name="T2">CAPs</text:span></text:p>
            </draw:text-box>
          </draw:frame>
        </draw:g>
        <draw:polyline draw:style-name="gr3" draw:text-style-name="P1" draw:layer="layout" svg:width="16.378cm" svg:height="4.058cm" draw:transform="skewX (-1.05906579010996) rotate (1.90642314195305) translate (8.29658382561002cm 23.7670571964916cm)" svg:viewBox="0 0 16379 4059" draw:points="16379,11 7738,4070 4034,638 1001,2061 0,1139">
          <text:p/>
        </draw:polyline>
        <draw:polyline draw:style-name="gr3" draw:text-style-name="P1" draw:layer="layout" svg:width="12.173cm" svg:height="3.87cm" draw:transform="skewX (-1.05906579010996) rotate (1.90642314195305) translate (6.91150061073555cm 20.197335481455cm)" svg:viewBox="0 0 12174 3871" draw:points="12174,-253 3935,3618 0,-5">
          <text:p/>
        </draw:polyline>
        <draw:polyline draw:style-name="gr36" draw:text-style-name="P1" draw:layer="layout" svg:width="12.276cm" svg:height="4.09cm" draw:transform="skewX (-1.05906579010996) rotate (1.90642314195305) translate (6.8cm 21.5cm)" svg:viewBox="0 0 12277 4091" draw:points="12277,-920 4420,2770 0,-1321">
          <text:p/>
        </draw:polyline>
        <draw:g>
          <draw:rect draw:style-name="gr1" draw:text-style-name="P1" draw:layer="layout" svg:width="1.4cm" svg:height="0.4cm" svg:x="1.702cm" svg:y="9.308cm">
            <text:p text:style-name="P1"><text:s/></text:p>
          </draw:rect>
          <draw:frame draw:style-name="gr2" draw:text-style-name="P3" draw:layer="layout" svg:width="1.6cm" svg:height="0.645cm" svg:x="1.602cm" svg:y="9.208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9.71cm">
            <text:p text:style-name="P1"><text:s/></text:p>
          </draw:rect>
          <draw:frame draw:style-name="gr2" draw:text-style-name="P3" draw:layer="layout" svg:width="1.6cm" svg:height="0.645cm" svg:x="1.602cm" svg:y="9.61cm">
            <draw:text-box>
              <text:p><text:span text:style-name="T2">CAP</text:span></text:p>
            </draw:text-box>
          </draw:frame>
        </draw:g>
        <draw:g>
          <draw:rect draw:style-name="gr1" draw:text-style-name="P1" draw:layer="layout" svg:width="1.4cm" svg:height="0.4cm" svg:x="1.702cm" svg:y="10.11cm">
            <text:p text:style-name="P1"><text:s/></text:p>
          </draw:rect>
          <draw:frame draw:style-name="gr2" draw:text-style-name="P3" draw:layer="layout" svg:width="1.6cm" svg:height="0.645cm" svg:x="1.602cm" svg:y="10.01cm">
            <draw:text-box>
              <text:p><text:span text:style-name="T2">CAPs</text:span></text:p>
            </draw:text-box>
          </draw:frame>
        </draw:g>
        <draw:polyline draw:style-name="gr3" draw:text-style-name="P1" draw:layer="layout" svg:width="7.502cm" svg:height="3.952cm" draw:transform="skewX (-1.05906579010996) rotate (1.90642314195305) translate (4.5cm 21.5cm)" svg:viewBox="0 0 7503 3953" draw:points="7503,-3221 4293,-1712 0,-5665">
          <text:p/>
        </draw:polyline>
        <draw:polyline draw:style-name="gr3" draw:text-style-name="P1" draw:layer="layout" svg:width="6.062cm" svg:height="4.553cm" draw:transform="skewX (-1.05906579010996) rotate (1.90642314195305) translate (3.74301539409457cm 22.1300578393082cm)" svg:viewBox="0 0 6063 4554" draw:points="6063,-4275 3256,-2955 0,-5952 2614,-7180 2256,-7509">
          <text:p/>
        </draw:polyline>
        <draw:polyline draw:style-name="gr36" draw:text-style-name="P1" draw:layer="layout" svg:width="5.272cm" svg:height="5.228cm" draw:transform="skewX (-1.05906579010996) rotate (1.90642314195305) translate (3.17222198435577cm 23.5137865575016cm)" svg:viewBox="0 0 5273 5229" draw:points="5273,-5403 2862,-4270 0,-6905 3418,-8511 2345,-9499">
          <text:p/>
        </draw:polyline>
        <draw:g>
          <draw:rect draw:style-name="gr1" draw:text-style-name="P1" draw:layer="layout" svg:width="1.4cm" svg:height="0.4cm" svg:x="1.702cm" svg:y="10.511cm">
            <text:p text:style-name="P1"><text:s/></text:p>
          </draw:rect>
          <draw:frame draw:style-name="gr2" draw:text-style-name="P3" draw:layer="layout" svg:width="1.6cm" svg:height="0.645cm" svg:x="1.602cm" svg:y="10.411cm">
            <draw:text-box>
              <text:p><text:span text:style-name="T2">CAP</text:span></text:p>
            </draw:text-box>
          </draw:frame>
        </draw:g>
        <draw:polyline draw:style-name="gr25" draw:text-style-name="P1" draw:layer="layout" svg:width="3.833cm" svg:height="1.599cm" draw:transform="rotate (-1.59261294244571) translate (3.87633392785928cm 10.7016656122303cm)" svg:viewBox="0 0 3834 1600" draw:points="20,-7242 0,-8141 3499,-8218 3534,-6618 3834,-6625">
          <text:p/>
        </draw:polyline>
        <draw:polyline draw:style-name="gr26" draw:text-style-name="P1" draw:layer="layout" svg:width="6.092cm" svg:height="2.832cm" draw:transform="skewX (-1.05906579010996) rotate (1.90642314195305) translate (2.59328922585993cm 27.6475365639249cm)" svg:viewBox="0 0 6093 2833" draw:points="6093,-10482 3016,-13315 0,-11899 179,-11734">
          <text:p/>
        </draw:polyline>
        <draw:polyline draw:style-name="gr26" draw:text-style-name="P1" draw:layer="layout" svg:width="10.171cm" svg:height="7.175cm" draw:transform="skewX (0.0062831853071783) rotate (2.52444423008412) translate (5.50518753966419cm 27.9130936769584cm)" svg:viewBox="0 0 10172 7176" draw:points="10172,-31980 5034,-39156 0,-35568 409,-34997">
          <text:p/>
        </draw:polyline>
        <draw:polyline draw:style-name="gr26" draw:text-style-name="P1" draw:layer="layout" svg:width="15.159cm" svg:height="8.259cm" draw:transform="skewX (0.459021593274422) rotate (2.7331856086226) translate (8.08619552458165cm 28.1799229014844cm)" svg:viewBox="0 0 15160 8260" draw:points="15160,-37042 7503,-45302 0,-41171 766,-40345">
          <text:p/>
        </draw:polyline>
        <draw:polyline draw:style-name="gr26" draw:text-style-name="P1" draw:layer="layout" svg:width="20.478cm" svg:height="8.773cm" draw:transform="skewX (0.712443400663951) rotate (2.83633456741545) translate (10.6663083879996cm 28.445920621402cm)" svg:viewBox="0 0 20479 8774" draw:points="20479,-39076 10135,-47850 0,-43463 1237,-42413">
          <text:p/>
        </draw:polyline>
        <draw:g>
          <draw:line draw:style-name="gr21" draw:text-style-name="P1" draw:layer="layout" svg:x1="6.6cm" svg:y1="21.763cm" svg:x2="7.1cm" svg:y2="21.763cm">
            <text:p/>
          </draw:line>
          <draw:line draw:style-name="gr21" draw:text-style-name="P1" draw:layer="layout" svg:x1="6.6cm" svg:y1="22.063cm" svg:x2="7.1cm" svg:y2="22.063cm">
            <text:p/>
          </draw:line>
          <draw:line draw:style-name="gr21" draw:text-style-name="P1" draw:layer="layout" svg:x1="6.6cm" svg:y1="22.363cm" svg:x2="7.1cm" svg:y2="22.363cm">
            <text:p/>
          </draw:line>
          <draw:line draw:style-name="gr21" draw:text-style-name="P1" draw:layer="layout" svg:x1="6.6cm" svg:y1="22.663cm" svg:x2="7.1cm" svg:y2="22.663cm">
            <text:p/>
          </draw:line>
          <draw:line draw:style-name="gr21" draw:text-style-name="P1" draw:layer="layout" svg:x1="6.6cm" svg:y1="22.963cm" svg:x2="7.1cm" svg:y2="22.963cm">
            <text:p/>
          </draw:line>
          <draw:line draw:style-name="gr21" draw:text-style-name="P1" draw:layer="layout" svg:x1="6.6cm" svg:y1="23.263cm" svg:x2="7.1cm" svg:y2="23.263cm">
            <text:p/>
          </draw:line>
          <draw:rect draw:style-name="gr1" draw:text-style-name="P15" draw:layer="layout" svg:width="2.1cm" svg:height="0.5cm" draw:transform="rotate (1.5707963267946) translate (6.6cm 23.6cm)">
            <text:p text:style-name="P1"><text:span text:style-name="T10">FRAMES</text:span></text:p>
          </draw:rect>
        </draw:g>
        <draw:g>
          <draw:line draw:style-name="gr21" draw:text-style-name="P1" draw:layer="layout" svg:x1="10.9cm" svg:y1="21.763cm" svg:x2="11.4cm" svg:y2="21.763cm">
            <text:p/>
          </draw:line>
          <draw:line draw:style-name="gr21" draw:text-style-name="P1" draw:layer="layout" svg:x1="10.9cm" svg:y1="22.063cm" svg:x2="11.4cm" svg:y2="22.063cm">
            <text:p/>
          </draw:line>
          <draw:line draw:style-name="gr21" draw:text-style-name="P1" draw:layer="layout" svg:x1="10.9cm" svg:y1="22.363cm" svg:x2="11.4cm" svg:y2="22.363cm">
            <text:p/>
          </draw:line>
          <draw:line draw:style-name="gr21" draw:text-style-name="P1" draw:layer="layout" svg:x1="10.9cm" svg:y1="22.663cm" svg:x2="11.4cm" svg:y2="22.663cm">
            <text:p/>
          </draw:line>
          <draw:line draw:style-name="gr21" draw:text-style-name="P1" draw:layer="layout" svg:x1="10.9cm" svg:y1="22.963cm" svg:x2="11.4cm" svg:y2="22.963cm">
            <text:p/>
          </draw:line>
          <draw:line draw:style-name="gr21" draw:text-style-name="P1" draw:layer="layout" svg:x1="10.9cm" svg:y1="23.263cm" svg:x2="11.4cm" svg:y2="23.263cm">
            <text:p/>
          </draw:line>
          <draw:rect draw:style-name="gr1" draw:text-style-name="P15" draw:layer="layout" svg:width="2.1cm" svg:height="0.5cm" draw:transform="rotate (1.5707963267946) translate (10.9cm 23.6cm)">
            <text:p text:style-name="P1"><text:span text:style-name="T10">FRAMES</text:span></text:p>
          </draw:rect>
        </draw:g>
        <draw:g>
          <draw:line draw:style-name="gr21" draw:text-style-name="P1" draw:layer="layout" svg:x1="15.2cm" svg:y1="21.763cm" svg:x2="15.7cm" svg:y2="21.763cm">
            <text:p/>
          </draw:line>
          <draw:line draw:style-name="gr21" draw:text-style-name="P1" draw:layer="layout" svg:x1="15.2cm" svg:y1="22.063cm" svg:x2="15.7cm" svg:y2="22.063cm">
            <text:p/>
          </draw:line>
          <draw:line draw:style-name="gr21" draw:text-style-name="P1" draw:layer="layout" svg:x1="15.2cm" svg:y1="22.363cm" svg:x2="15.7cm" svg:y2="22.363cm">
            <text:p/>
          </draw:line>
          <draw:line draw:style-name="gr21" draw:text-style-name="P1" draw:layer="layout" svg:x1="15.2cm" svg:y1="22.663cm" svg:x2="15.7cm" svg:y2="22.663cm">
            <text:p/>
          </draw:line>
          <draw:line draw:style-name="gr21" draw:text-style-name="P1" draw:layer="layout" svg:x1="15.2cm" svg:y1="22.963cm" svg:x2="15.7cm" svg:y2="22.963cm">
            <text:p/>
          </draw:line>
          <draw:line draw:style-name="gr21" draw:text-style-name="P1" draw:layer="layout" svg:x1="15.2cm" svg:y1="23.263cm" svg:x2="15.7cm" svg:y2="23.263cm">
            <text:p/>
          </draw:line>
          <draw:rect draw:style-name="gr1" draw:text-style-name="P15" draw:layer="layout" svg:width="2.1cm" svg:height="0.5cm" draw:transform="rotate (1.5707963267946) translate (15.2cm 23.6cm)">
            <text:p text:style-name="P1"><text:span text:style-name="T10">FRAMES</text:span></text:p>
          </draw:rect>
        </draw:g>
        <draw:frame draw:style-name="gr2" draw:text-style-name="P8" draw:layer="layout" svg:width="1cm" svg:height="0.721cm" draw:transform="rotate (1.5707963267946) translate (11.679cm 11.7cm)">
          <draw:text-box>
            <text:p text:style-name="P7"><text:span text:style-name="T5">...</text:span></text:p>
          </draw:text-box>
        </draw:frame>
        <draw:frame draw:style-name="gr2" draw:text-style-name="P8" draw:layer="layout" svg:width="1cm" svg:height="0.721cm" draw:transform="rotate (1.5707963267946) translate (11.68cm 15.7cm)">
          <draw:text-box>
            <text:p text:style-name="P7"><text:span text:style-name="T5">...</text:span></text:p>
          </draw:text-box>
        </draw:frame>
        <draw:polyline draw:style-name="gr11" draw:text-style-name="P1" draw:layer="layout" svg:width="3.733cm" svg:height="3.95cm" draw:transform="rotate (-1.0716321607255) translate (15.4688434731039cm 14.8087251421139cm)" svg:viewBox="0 0 3734 3951" draw:points="0,-9034 2154,-12985 3734,-12123">
          <text:p/>
        </draw:polyline>
        <draw:line draw:style-name="gr26" draw:text-style-name="P1" draw:layer="layout" svg:x1="2.7cm" svg:y1="14.5cm" svg:x2="2.701cm" svg:y2="15.2cm">
          <text:p/>
        </draw:line>
        <draw:line draw:style-name="gr26" draw:text-style-name="P1" draw:layer="layout" svg:x1="2.501cm" svg:y1="14.5cm" svg:x2="2.502cm" svg:y2="15.2cm">
          <text:p/>
        </draw:line>
        <draw:line draw:style-name="gr26" draw:text-style-name="P1" draw:layer="layout" svg:x1="2.302cm" svg:y1="14.5cm" svg:x2="2.303cm" svg:y2="15.2cm">
          <text:p/>
        </draw:line>
        <draw:line draw:style-name="gr26" draw:text-style-name="P1" draw:layer="layout" svg:x1="2.103cm" svg:y1="14.5cm" svg:x2="2.104cm" svg:y2="15.2cm">
          <text:p/>
        </draw:line>
        <draw:line draw:style-name="gr26" draw:text-style-name="P1" draw:layer="layout" svg:x1="1.904cm" svg:y1="14.5cm" svg:x2="1.905cm" svg:y2="15.2cm">
          <text:p/>
        </draw:line>
        <draw:line draw:style-name="gr26" draw:text-style-name="P1" draw:layer="layout" svg:x1="1.705cm" svg:y1="14.5cm" svg:x2="1.706cm" svg:y2="15.2cm">
          <text:p/>
        </draw:line>
        <draw:line draw:style-name="gr26" draw:text-style-name="P1" draw:layer="layout" svg:x1="1.507cm" svg:y1="14.5cm" svg:x2="1.508cm" svg:y2="15.2cm">
          <text:p/>
        </draw:line>
        <draw:line draw:style-name="gr27" draw:text-style-name="P1" draw:layer="layout" svg:x1="1.508cm" svg:y1="14.5cm" svg:x2="2.9cm" svg:y2="14.5cm">
          <text:p/>
        </draw:line>
        <draw:line draw:style-name="gr28" draw:text-style-name="P1" draw:layer="layout" svg:x1="15.101cm" svg:y1="12.1cm" svg:x2="15.101cm" svg:y2="12.7cm">
          <text:p/>
        </draw:line>
        <draw:line draw:style-name="gr28" draw:text-style-name="P1" draw:layer="layout" svg:x1="15.301cm" svg:y1="12.1cm" svg:x2="15.301cm" svg:y2="12.7cm">
          <text:p/>
        </draw:line>
        <draw:line draw:style-name="gr28" draw:text-style-name="P1" draw:layer="layout" svg:x1="15.501cm" svg:y1="12.1cm" svg:x2="15.501cm" svg:y2="12.7cm">
          <text:p/>
        </draw:line>
        <draw:line draw:style-name="gr28" draw:text-style-name="P1" draw:layer="layout" svg:x1="15.701cm" svg:y1="12.1cm" svg:x2="15.701cm" svg:y2="12.7cm">
          <text:p/>
        </draw:line>
        <draw:line draw:style-name="gr28" draw:text-style-name="P1" draw:layer="layout" svg:x1="15.901cm" svg:y1="12.1cm" svg:x2="15.901cm" svg:y2="12.7cm">
          <text:p/>
        </draw:line>
        <draw:line draw:style-name="gr28" draw:text-style-name="P1" draw:layer="layout" svg:x1="16.101cm" svg:y1="12.1cm" svg:x2="16.101cm" svg:y2="12.7cm">
          <text:p/>
        </draw:line>
        <draw:line draw:style-name="gr28" draw:text-style-name="P1" draw:layer="layout" svg:x1="16.301cm" svg:y1="12.1cm" svg:x2="16.301cm" svg:y2="12.7cm">
          <text:p/>
        </draw:line>
        <draw:line draw:style-name="gr28" draw:text-style-name="P1" draw:layer="layout" svg:x1="16.501cm" svg:y1="12.1cm" svg:x2="16.501cm" svg:y2="12.7cm">
          <text:p/>
        </draw:line>
        <draw:line draw:style-name="gr37" draw:text-style-name="P1" draw:layer="layout" svg:x1="14.9cm" svg:y1="12.1cm" svg:x2="16.5cm" svg:y2="12.1cm">
          <text:p/>
        </draw:line>
        <draw:rect draw:style-name="gr16" draw:text-style-name="P2" draw:layer="layout" svg:width="1.6cm" svg:height="1cm" svg:x="18.5cm" svg:y="11cm">
          <text:p text:style-name="P1"><text:span text:style-name="T2">IRQ</text:span></text:p>
        </draw:rect>
        <draw:g>
          <draw:rect draw:style-name="gr1" draw:text-style-name="P1" draw:layer="layout" svg:width="1.4cm" svg:height="0.4cm" svg:x="18.6cm" svg:y="11.455cm">
            <text:p text:style-name="P1"><text:s/></text:p>
          </draw:rect>
          <draw:frame draw:style-name="gr2" draw:text-style-name="P3" draw:layer="layout" svg:width="1.6cm" svg:height="0.645cm" svg:x="18.5cm" svg:y="11.355cm">
            <draw:text-box>
              <text:p><text:span text:style-name="T2">CAP</text:span></text:p>
            </draw:text-box>
          </draw:frame>
        </draw:g>
        <draw:rect draw:style-name="gr18" draw:text-style-name="P13" draw:layer="layout" svg:width="1.3cm" svg:height="0.5cm" svg:x="18.8cm" svg:y="12.6cm">
          <text:p text:style-name="P12"><text:span text:style-name="T2">IRQR</text:span></text:p>
        </draw:rect>
        <draw:line draw:style-name="gr38" draw:text-style-name="P1" draw:layer="layout" svg:x1="20cm" svg:y1="12.9cm" svg:x2="20cm" svg:y2="12cm">
          <text:p/>
        </draw:line>
        <draw:line draw:style-name="gr11" draw:text-style-name="P1" draw:layer="layout" svg:x1="12.102cm" svg:y1="11.901cm" svg:x2="18.5cm" svg:y2="11.9cm">
          <text:p/>
        </draw:line>
        <draw:g>
          <draw:rect draw:style-name="gr1" draw:text-style-name="P1" draw:layer="layout" svg:width="1.4cm" svg:height="0.4cm" svg:x="1.702cm" svg:y="10.912cm">
            <text:p text:style-name="P1"><text:s/></text:p>
          </draw:rect>
          <draw:frame draw:style-name="gr2" draw:text-style-name="P3" draw:layer="layout" svg:width="1.6cm" svg:height="0.645cm" svg:x="1.602cm" svg:y="10.812cm">
            <draw:text-box>
              <text:p><text:span text:style-name="T2">CAP</text:span></text:p>
            </draw:text-box>
          </draw:frame>
        </draw:g>
        <draw:line draw:style-name="gr26" draw:text-style-name="P1" draw:layer="layout" svg:x1="2.901cm" svg:y1="14.5cm" svg:x2="2.902cm" svg:y2="15.2cm">
          <text:p/>
        </draw:line>
        <draw:line draw:style-name="gr3" draw:text-style-name="P1" draw:layer="layout" svg:x1="2.902cm" svg:y1="11.102cm" svg:x2="4.9cm" svg:y2="11.1cm">
          <text:p/>
        </draw:line>
        <draw:rect draw:style-name="gr6" draw:text-style-name="P5" draw:layer="layout" svg:width="1.1cm" svg:height="1cm" svg:x="4.9cm" svg:y="10.9cm">
          <text:p text:style-name="P1"><text:span text:style-name="T2">ASID</text:span></text:p>
          <text:p text:style-name="P1"><text:span text:style-name="T2">Pool</text:span></text:p>
        </draw:rect>
        <draw:rect draw:style-name="gr39" draw:text-style-name="P13" draw:layer="layout" svg:width="5.3cm" svg:height="1.6cm" svg:x="1.7cm" svg:y="25.7cm">
          <text:p text:style-name="P12"><text:span text:style-name="T2">IOSR = IOSpace Root Pointer</text:span></text:p>
          <text:p text:style-name="P12"><text:span text:style-name="T2">IRQR = IRQ register referen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902" svg:d="m564 0-564 902h1131z"/>
    <draw:stroke-dash draw:name="Fine_20_Dashed_20__28_var_29_" draw:display-name="Fine Dashed (var)" draw:style="rect" draw:dots1="1" draw:dots1-length="197%" draw:distance="197%"/>
    <draw:stroke-dash draw:name="Line_20_Style_20_1" draw:display-name="Line Style 1" draw:style="rect" draw:dots1="1" draw:dots1-length="410%" draw:distance="43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8.899cm" svg:height="0.937cm" svg:x="1.05cm" svg:y="1.116cm">
        <draw:text-box>
          <text:p/>
        </draw:text-box>
      </draw:frame>
      <draw:frame draw:style-name="Mgr1" draw:layer="backgroundobjects" svg:width="18.899cm" svg:height="0.937cm" svg:x="1.05cm" svg:y="6.552cm">
        <draw:text-box>
          <text:p/>
        </draw:text-box>
      </draw:frame>
      <draw:frame draw:style-name="Mgr1" draw:layer="backgroundobjects" svg:width="18.899cm" svg:height="0.937cm" svg:x="1.05cm" svg:y="1.117cm">
        <draw:text-box>
          <text:p/>
        </draw:text-box>
      </draw:frame>
      <draw:frame draw:style-name="Mgr1" draw:layer="backgroundobjects" svg:width="18.899cm" svg:height="0.937cm" svg:x="1.05cm" svg:y="6.55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09:27:30</meta:creation-date>
    <meta:editing-duration>PT34H07M05S</meta:editing-duration>
    <meta:editing-cycles>125</meta:editing-cycles>
    <dc:date>2010-01-27T22:16:32</dc:date>
    <meta:generator>OpenOffice.org/3.0$Unix OpenOffice.org_project/300m15$Build-9379</meta:generator>
    <meta:print-date>2010-01-13T16:20:17</meta:print-date>
    <meta:document-statistic meta:object-count="1146"/>
    <meta:user-defined meta:name="Info 1"/>
    <meta:user-defined meta:name="Info 2"/>
    <meta:user-defined meta:name="Info 3"/>
    <meta:user-defined meta:name="Info 4"/>
  </office:meta>
</office:document-meta>
</file>